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29pt"/>
    </style:style>
    <style:style style:name="co2" style:family="table-column">
      <style:table-column-properties fo:break-before="auto" style:column-width="67.24pt"/>
    </style:style>
    <style:style style:name="co3" style:family="table-column">
      <style:table-column-properties fo:break-before="auto" style:column-width="68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2.75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54.74pt"/>
    </style:style>
    <style:style style:name="co8" style:family="table-column">
      <style:table-column-properties fo:break-before="auto" style:column-width="23.24pt"/>
    </style:style>
    <style:style style:name="co9" style:family="table-column">
      <style:table-column-properties fo:break-before="auto" style:column-width="83.14pt"/>
    </style:style>
    <style:style style:name="co10" style:family="table-column">
      <style:table-column-properties fo:break-before="auto" style:column-width="62.36pt"/>
    </style:style>
    <style:style style:name="co11" style:family="table-column">
      <style:table-column-properties fo:break-before="auto" style:column-width="118.8pt"/>
    </style:style>
    <style:style style:name="co12" style:family="table-column">
      <style:table-column-properties fo:break-before="auto" style:column-width="47.99pt"/>
    </style:style>
    <style:style style:name="co13" style:family="table-column">
      <style:table-column-properties fo:break-before="auto" style:column-width="65.99pt"/>
    </style:style>
    <style:style style:name="co14" style:family="table-column">
      <style:table-column-properties fo:break-before="auto" style:column-width="59.24pt"/>
    </style:style>
    <style:style style:name="co15" style:family="table-column">
      <style:table-column-properties fo:break-before="auto" style:column-width="58.51pt"/>
    </style:style>
    <style:style style:name="co16" style:family="table-column">
      <style:table-column-properties fo:break-before="auto" style:column-width="27.75pt"/>
    </style:style>
    <style:style style:name="co17" style:family="table-column">
      <style:table-column-properties fo:break-before="auto" style:column-width="51.76pt"/>
    </style:style>
    <style:style style:name="co18" style:family="table-column">
      <style:table-column-properties fo:break-before="auto" style:column-width="89.26pt"/>
    </style:style>
    <style:style style:name="co19" style:family="table-column">
      <style:table-column-properties fo:break-before="auto" style:column-width="41.2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" style:family="table-cell" style:parent-style-name="Default" style:data-style-name="N0"/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4b084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c6e0b4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automatic-find-labels="false" table:use-regular-expressions="false"/>
      <table:table table:name="Resi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0" table:default-cell-style-name="ce1"/>
        <table:table-row table:style-name="ro1">
          <table:table-cell table:style-name="ce8" office:value-type="string" calcext:value-type="string">
            <text:p>Variant position genome stop</text:p>
          </table:table-cell>
          <table:table-cell table:style-name="ce8" office:value-type="string" calcext:value-type="string">
            <text:p>WT base</text:p>
          </table:table-cell>
          <table:table-cell table:style-name="ce8" office:value-type="string" calcext:value-type="string">
            <text:p>Var. base</text:p>
          </table:table-cell>
          <table:table-cell table:style-name="ce8" office:value-type="string" calcext:value-type="string">
            <text:p>Region</text:p>
          </table:table-cell>
          <table:table-cell table:style-name="ce8" office:value-type="string" calcext:value-type="string">
            <text:p>Gene ID</text:p>
          </table:table-cell>
          <table:table-cell table:style-name="ce8" office:value-type="string" calcext:value-type="string">
            <text:p>Gene Name</text:p>
          </table:table-cell>
          <table:table-cell table:style-name="ce8" office:value-type="string" calcext:value-type="string">
            <text:p>Gene start</text:p>
          </table:table-cell>
          <table:table-cell table:style-name="ce8" office:value-type="string" calcext:value-type="string">
            <text:p>Gene stop</text:p>
          </table:table-cell>
          <table:table-cell table:style-name="ce8" office:value-type="string" calcext:value-type="string">
            <text:p>Dir.</text:p>
          </table:table-cell>
          <table:table-cell table:style-name="ce8" office:value-type="string" calcext:value-type="string">
            <text:p>AA change</text:p>
          </table:table-cell>
          <table:table-cell table:style-name="ce8" office:value-type="string" calcext:value-type="string">
            <text:p>Codon change</text:p>
          </table:table-cell>
          <table:table-cell table:style-name="ce8" office:value-type="string" calcext:value-type="string">
            <text:p>Variant position gene start</text:p>
          </table:table-cell>
          <table:table-cell table:style-name="ce8" office:value-type="string" calcext:value-type="string">
            <text:p>Antibiotic</text:p>
          </table:table-cell>
          <table:table-cell table:style-name="ce8" office:value-type="string" calcext:value-type="string">
            <text:p>High Confidence SNP</text:p>
          </table:table-cell>
          <table:table-cell table:number-columns-repeated="1010"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446Cys</text:p>
          </table:table-cell>
          <table:table-cell office:value-type="string" calcext:value-type="string">
            <text:p>cgt/tgt</text:p>
          </table:table-cell>
          <table:table-cell table:style-name="ce2" office:value-type="float" office:value="1336" calcext:value-type="float">
            <text:p>1336</text:p>
          </table:table-cell>
          <table:table-cell office:value-type="string" calcext:value-type="string">
            <text:p>fluoroquinolones (FQ)</text:p>
          </table:table-cell>
          <table:table-cell table:number-columns-repeated="1011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461His</text:p>
          </table:table-cell>
          <table:table-cell office:value-type="string" calcext:value-type="string">
            <text:p>gac/cac</text:p>
          </table:table-cell>
          <table:table-cell table:style-name="ce3" office:value-type="float" office:value="1381" calcext:value-type="float">
            <text:p>1381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461Asn</text:p>
          </table:table-cell>
          <table:table-cell office:value-type="string" calcext:value-type="string">
            <text:p>gac/aac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461Ala</text:p>
          </table:table-cell>
          <table:table-cell office:value-type="string" calcext:value-type="string">
            <text:p>gac/gcc</text:p>
          </table:table-cell>
          <table:table-cell table:style-name="ce3" office:value-type="float" office:value="1382" calcext:value-type="float">
            <text:p>1382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n499Asp</text:p>
          </table:table-cell>
          <table:table-cell office:value-type="string" calcext:value-type="string">
            <text:p>aac/gac</text:p>
          </table:table-cell>
          <table:table-cell table:style-name="ce3" office:value-type="float" office:value="1495" calcext:value-type="float">
            <text:p>1495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n499Thr</text:p>
          </table:table-cell>
          <table:table-cell office:value-type="string" calcext:value-type="string">
            <text:p>aac/acc</text:p>
          </table:table-cell>
          <table:table-cell table:style-name="ce3" office:value-type="float" office:value="1496" calcext:value-type="float">
            <text:p>1496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n499Lys</text:p>
          </table:table-cell>
          <table:table-cell office:value-type="string" calcext:value-type="string">
            <text:p>aac/aag</text:p>
          </table:table-cell>
          <table:table-cell table:style-name="ce3" office:value-type="float" office:value="1497" calcext:value-type="float">
            <text:p>1497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500Pro</text:p>
          </table:table-cell>
          <table:table-cell office:value-type="string" calcext:value-type="string">
            <text:p>acc/ccc</text:p>
          </table:table-cell>
          <table:table-cell table:style-name="ce3" office:value-type="float" office:value="1498" calcext:value-type="float">
            <text:p>1498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500Asn</text:p>
          </table:table-cell>
          <table:table-cell office:value-type="string" calcext:value-type="string">
            <text:p>acc/aac</text:p>
          </table:table-cell>
          <table:table-cell table:style-name="ce3" office:value-type="float" office:value="1499" calcext:value-type="float">
            <text:p>1499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501Val</text:p>
          </table:table-cell>
          <table:table-cell office:value-type="string" calcext:value-type="string">
            <text:p>gaa/gta</text:p>
          </table:table-cell>
          <table:table-cell table:style-name="ce3" office:value-type="float" office:value="1502" calcext:value-type="float">
            <text:p>1502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501Asp</text:p>
          </table:table-cell>
          <table:table-cell office:value-type="string" calcext:value-type="string">
            <text:p>gaa/gat</text:p>
          </table:table-cell>
          <table:table-cell table:style-name="ce3" office:value-type="float" office:value="1503" calcext:value-type="float">
            <text:p>1503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504Thr</text:p>
          </table:table-cell>
          <table:table-cell office:value-type="string" calcext:value-type="string">
            <text:p>gcg/acg</text:p>
          </table:table-cell>
          <table:table-cell table:style-name="ce2" office:value-type="float" office:value="1510" calcext:value-type="float">
            <text:p>1510</text:p>
          </table:table-cell>
          <table:table-cell office:value-type="string" calcext:value-type="string">
            <text:p>fluoroquinolones (FQ)</text:p>
          </table:table-cell>
          <table:table-cell table:number-columns-repeated="1011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504Val</text:p>
          </table:table-cell>
          <table:table-cell office:value-type="string" calcext:value-type="string">
            <text:p>gcg/gtg</text:p>
          </table:table-cell>
          <table:table-cell table:style-name="ce3" office:value-type="float" office:value="1511" calcext:value-type="float">
            <text:p>1511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88Cys</text:p>
          </table:table-cell>
          <table:table-cell office:value-type="string" calcext:value-type="string">
            <text:p>ggc/tgc</text:p>
          </table:table-cell>
          <table:table-cell table:style-name="ce3" office:value-type="float" office:value="262" calcext:value-type="float">
            <text:p>262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88Ala</text:p>
          </table:table-cell>
          <table:table-cell office:value-type="string" calcext:value-type="string">
            <text:p>ggc/gcc</text:p>
          </table:table-cell>
          <table:table-cell table:style-name="ce3" office:value-type="float" office:value="263" calcext:value-type="float">
            <text:p>263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89Asn</text:p>
          </table:table-cell>
          <table:table-cell office:value-type="string" calcext:value-type="string">
            <text:p>gac/aac</text:p>
          </table:table-cell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fluoroquinolones (FQ)</text:p>
          </table:table-cell>
          <table:table-cell table:number-columns-repeated="1011"/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90Val</text:p>
          </table:table-cell>
          <table:table-cell office:value-type="string" calcext:value-type="string">
            <text:p>gcg/gtg</text:p>
          </table:table-cell>
          <table:table-cell table:style-name="ce3" office:value-type="float" office:value="269" calcext:value-type="float">
            <text:p>269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91Pro</text:p>
          </table:table-cell>
          <table:table-cell office:value-type="string" calcext:value-type="string">
            <text:p>tcg/ccg</text:p>
          </table:table-cell>
          <table:table-cell table:style-name="ce3" office:value-type="float" office:value="271" calcext:value-type="float">
            <text:p>271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94His</text:p>
          </table:table-cell>
          <table:table-cell office:value-type="string" calcext:value-type="string">
            <text:p>gac/cac</text:p>
          </table:table-cell>
          <table:table-cell table:style-name="ce3" office:value-type="float" office:value="280" calcext:value-type="float">
            <text:p>280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94Asn</text:p>
          </table:table-cell>
          <table:table-cell office:value-type="string" calcext:value-type="string">
            <text:p>gac/aac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94Tyr</text:p>
          </table:table-cell>
          <table:table-cell office:value-type="string" calcext:value-type="string">
            <text:p>gac/tac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94Gly</text:p>
          </table:table-cell>
          <table:table-cell office:value-type="string" calcext:value-type="string">
            <text:p>gac/ggc</text:p>
          </table:table-cell>
          <table:table-cell table:style-name="ce3" office:value-type="float" office:value="281" calcext:value-type="float">
            <text:p>281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94Ala</text:p>
          </table:table-cell>
          <table:table-cell office:value-type="string" calcext:value-type="string">
            <text:p>gac/gcc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fluoroquinolones (FQ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94Val</text:p>
          </table:table-cell>
          <table:table-cell office:value-type="string" calcext:value-type="string">
            <text:p>gac/gtc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fluoroquinolones (FQ)</text:p>
          </table:table-cell>
          <table:table-cell table:number-columns-repeated="1011"/>
        </table:table-row>
        <table:table-row table:style-name="ro1">
          <table:table-cell office:value-type="float" office:value="575729" calcext:value-type="float">
            <text:p>5757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86</text:p>
          </table:table-cell>
          <table:table-cell office:value-type="string" calcext:value-type="string">
            <text:p>mshA</text:p>
          </table:table-cell>
          <table:table-cell office:value-type="float" office:value="575348" calcext:value-type="float">
            <text:p>575348</text:p>
          </table:table-cell>
          <table:table-cell office:value-type="float" office:value="576790" calcext:value-type="float">
            <text:p>5767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128STOP</text:p>
          </table:table-cell>
          <table:table-cell office:value-type="string" calcext:value-type="string">
            <text:p>cag/tag</text:p>
          </table:table-cell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>
          <table:table-cell office:value-type="float" office:value="576164" calcext:value-type="float">
            <text:p>5761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86</text:p>
          </table:table-cell>
          <table:table-cell office:value-type="string" calcext:value-type="string">
            <text:p>mshA</text:p>
          </table:table-cell>
          <table:table-cell office:value-type="float" office:value="575348" calcext:value-type="float">
            <text:p>575348</text:p>
          </table:table-cell>
          <table:table-cell office:value-type="float" office:value="576790" calcext:value-type="float">
            <text:p>5767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273Cys</text:p>
          </table:table-cell>
          <table:table-cell office:value-type="string" calcext:value-type="string">
            <text:p>cgc/tgc</text:p>
          </table:table-cell>
          <table:table-cell table:style-name="ce2" office:value-type="float" office:value="817" calcext:value-type="float">
            <text:p>817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>
          <table:table-cell office:value-type="float" office:value="576242" calcext:value-type="float">
            <text:p>5762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86</text:p>
          </table:table-cell>
          <table:table-cell office:value-type="string" calcext:value-type="string">
            <text:p>mshA</text:p>
          </table:table-cell>
          <table:table-cell office:value-type="float" office:value="575348" calcext:value-type="float">
            <text:p>575348</text:p>
          </table:table-cell>
          <table:table-cell office:value-type="float" office:value="576790" calcext:value-type="float">
            <text:p>5767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299Cys</text:p>
          </table:table-cell>
          <table:table-cell office:value-type="string" calcext:value-type="string">
            <text:p>ggc/tgc</text:p>
          </table:table-cell>
          <table:table-cell table:style-name="ce2" office:value-type="float" office:value="895" calcext:value-type="float">
            <text:p>895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>
          <table:table-cell office:value-type="float" office:value="576338" calcext:value-type="float">
            <text:p>5763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86</text:p>
          </table:table-cell>
          <table:table-cell office:value-type="string" calcext:value-type="string">
            <text:p>mshA</text:p>
          </table:table-cell>
          <table:table-cell office:value-type="float" office:value="575348" calcext:value-type="float">
            <text:p>575348</text:p>
          </table:table-cell>
          <table:table-cell office:value-type="float" office:value="576790" calcext:value-type="float">
            <text:p>5767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331STOP</text:p>
          </table:table-cell>
          <table:table-cell office:value-type="string" calcext:value-type="string">
            <text:p>cag/tag</text:p>
          </table:table-cell>
          <table:table-cell table:style-name="ce2" office:value-type="float" office:value="991" calcext:value-type="float">
            <text:p>991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>
          <table:table-cell office:value-type="float" office:value="576414" calcext:value-type="float">
            <text:p>5764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86</text:p>
          </table:table-cell>
          <table:table-cell office:value-type="string" calcext:value-type="string">
            <text:p>mshA</text:p>
          </table:table-cell>
          <table:table-cell office:value-type="float" office:value="575348" calcext:value-type="float">
            <text:p>575348</text:p>
          </table:table-cell>
          <table:table-cell office:value-type="float" office:value="576790" calcext:value-type="float">
            <text:p>5767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356Asp</text:p>
          </table:table-cell>
          <table:table-cell office:value-type="string" calcext:value-type="string">
            <text:p>ggc/gac</text:p>
          </table:table-cell>
          <table:table-cell table:style-name="ce2" office:value-type="float" office:value="1067" calcext:value-type="float">
            <text:p>1067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>
          <table:table-cell office:value-type="float" office:value="576429" calcext:value-type="float">
            <text:p>5764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86</text:p>
          </table:table-cell>
          <table:table-cell office:value-type="string" calcext:value-type="string">
            <text:p>mshA</text:p>
          </table:table-cell>
          <table:table-cell office:value-type="float" office:value="575348" calcext:value-type="float">
            <text:p>575348</text:p>
          </table:table-cell>
          <table:table-cell office:value-type="float" office:value="576790" calcext:value-type="float">
            <text:p>5767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361Ala</text:p>
          </table:table-cell>
          <table:table-cell office:value-type="string" calcext:value-type="string">
            <text:p>gag/gcg</text:p>
          </table:table-cell>
          <table:table-cell table:style-name="ce2" office:value-type="float" office:value="1082" calcext:value-type="float">
            <text:p>1082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>
          <table:table-cell office:value-type="float" office:value="760314" calcext:value-type="float">
            <text:p>7603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170Phe</text:p>
          </table:table-cell>
          <table:table-cell office:value-type="string" calcext:value-type="string">
            <text:p>gtc/ttc</text:p>
          </table:table-cell>
          <table:table-cell table:style-name="ce2" office:value-type="float" office:value="508" calcext:value-type="float">
            <text:p>508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004" calcext:value-type="float">
            <text:p>7610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400Ala</text:p>
          </table:table-cell>
          <table:table-cell office:value-type="string" calcext:value-type="string">
            <text:p>acc/gcc</text:p>
          </table:table-cell>
          <table:table-cell table:style-name="ce2" office:value-type="float" office:value="1198" calcext:value-type="float">
            <text:p>1198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093" calcext:value-type="float">
            <text:p>7610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429His</text:p>
          </table:table-cell>
          <table:table-cell office:value-type="string" calcext:value-type="string">
            <text:p>cag/cac</text:p>
          </table:table-cell>
          <table:table-cell table:style-name="ce2" office:value-type="float" office:value="1287" calcext:value-type="float">
            <text:p>1287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095" calcext:value-type="float">
            <text:p>7610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430Pro</text:p>
          </table:table-cell>
          <table:table-cell office:value-type="string" calcext:value-type="string">
            <text:p>ctg/ccg</text:p>
          </table:table-cell>
          <table:table-cell table:style-name="ce2" office:value-type="float" office:value="1289" calcext:value-type="float">
            <text:p>1289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095" calcext:value-type="float">
            <text:p>7610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430Arg</text:p>
          </table:table-cell>
          <table:table-cell office:value-type="string" calcext:value-type="string">
            <text:p>ctg/cgg</text:p>
          </table:table-cell>
          <table:table-cell table:style-name="ce2" office:value-type="float" office:value="1289" calcext:value-type="float">
            <text:p>1289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098" calcext:value-type="float">
            <text:p>7610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431Ile</text:p>
          </table:table-cell>
          <table:table-cell office:value-type="string" calcext:value-type="string">
            <text:p>agc/atc</text:p>
          </table:table-cell>
          <table:table-cell table:style-name="ce2" office:value-type="float" office:value="1292" calcext:value-type="float">
            <text:p>1292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098" calcext:value-type="float">
            <text:p>7610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431Thr</text:p>
          </table:table-cell>
          <table:table-cell office:value-type="string" calcext:value-type="string">
            <text:p>agc/acc</text:p>
          </table:table-cell>
          <table:table-cell table:style-name="ce2" office:value-type="float" office:value="1292" calcext:value-type="float">
            <text:p>1292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00" calcext:value-type="float">
            <text:p>761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432Lys</text:p>
          </table:table-cell>
          <table:table-cell office:value-type="string" calcext:value-type="string">
            <text:p>caa/aaa</text:p>
          </table:table-cell>
          <table:table-cell table:style-name="ce2" office:value-type="float" office:value="1294" calcext:value-type="float">
            <text:p>1294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01" calcext:value-type="float">
            <text:p>761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432Pro</text:p>
          </table:table-cell>
          <table:table-cell office:value-type="string" calcext:value-type="string">
            <text:p>caa/cca</text:p>
          </table:table-cell>
          <table:table-cell table:style-name="ce3" office:value-type="float" office:value="1295" calcext:value-type="float">
            <text:p>1295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01" calcext:value-type="float">
            <text:p>761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432Leu</text:p>
          </table:table-cell>
          <table:table-cell office:value-type="string" calcext:value-type="string">
            <text:p>caa/cta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108" calcext:value-type="float">
            <text:p>7611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t434Ile</text:p>
          </table:table-cell>
          <table:table-cell office:value-type="string" calcext:value-type="string">
            <text:p>atg/att</text:p>
          </table:table-cell>
          <table:table-cell table:style-name="ce2" office:value-type="float" office:value="1302" calcext:value-type="float">
            <text:p>1302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09" calcext:value-type="float">
            <text:p>7611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435Tyr</text:p>
          </table:table-cell>
          <table:table-cell office:value-type="string" calcext:value-type="string">
            <text:p>gac/tac</text:p>
          </table:table-cell>
          <table:table-cell table:style-name="ce3" office:value-type="float" office:value="1303" calcext:value-type="float">
            <text:p>1303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110" calcext:value-type="float">
            <text:p>7611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435Gly</text:p>
          </table:table-cell>
          <table:table-cell office:value-type="string" calcext:value-type="string">
            <text:p>gac/ggc</text:p>
          </table:table-cell>
          <table:table-cell table:style-name="ce3" office:value-type="float" office:value="1304" calcext:value-type="float">
            <text:p>1304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110" calcext:value-type="float">
            <text:p>7611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435Val</text:p>
          </table:table-cell>
          <table:table-cell office:value-type="string" calcext:value-type="string">
            <text:p>gac/gtc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111" calcext:value-type="float">
            <text:p>7611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435Glu</text:p>
          </table:table-cell>
          <table:table-cell office:value-type="string" calcext:value-type="string">
            <text:p>gac/gag</text:p>
          </table:table-cell>
          <table:table-cell table:style-name="ce2" office:value-type="float" office:value="1305" calcext:value-type="float">
            <text:p>1305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20" calcext:value-type="float">
            <text:p>761120</text:p>
          </table:table-cell>
          <table:table-cell office:value-type="string" calcext:value-type="string">
            <text:p>ca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n438-</text:p>
          </table:table-cell>
          <table:table-cell office:value-type="string" calcext:value-type="string">
            <text:p>aac/_</text:p>
          </table:table-cell>
          <table:table-cell table:style-name="ce2" office:value-type="float" office:value="1312" calcext:value-type="float">
            <text:p>1312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20" calcext:value-type="float">
            <text:p>7611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n438Lys</text:p>
          </table:table-cell>
          <table:table-cell office:value-type="string" calcext:value-type="string">
            <text:p>aac/aag</text:p>
          </table:table-cell>
          <table:table-cell table:style-name="ce2" office:value-type="float" office:value="1314" calcext:value-type="float">
            <text:p>1314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28" calcext:value-type="float">
            <text:p>7611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441Leu</text:p>
          </table:table-cell>
          <table:table-cell office:value-type="string" calcext:value-type="string">
            <text:p>tcg/ttg</text:p>
          </table:table-cell>
          <table:table-cell table:style-name="ce2" office:value-type="float" office:value="1322" calcext:value-type="float">
            <text:p>1322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28" calcext:value-type="float">
            <text:p>7611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441Trp</text:p>
          </table:table-cell>
          <table:table-cell office:value-type="string" calcext:value-type="string">
            <text:p>tcg/tgg</text:p>
          </table:table-cell>
          <table:table-cell table:style-name="ce2" office:value-type="float" office:value="1322" calcext:value-type="float">
            <text:p>1322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39" calcext:value-type="float">
            <text:p>7611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is445Asn</text:p>
          </table:table-cell>
          <table:table-cell office:value-type="string" calcext:value-type="string">
            <text:p>cac/aac</text:p>
          </table:table-cell>
          <table:table-cell table:style-name="ce3" office:value-type="float" office:value="1333" calcext:value-type="float">
            <text:p>1333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139" calcext:value-type="float">
            <text:p>7611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is445Asp</text:p>
          </table:table-cell>
          <table:table-cell office:value-type="string" calcext:value-type="string">
            <text:p>cac/gac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139" calcext:value-type="float">
            <text:p>7611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is445Tyr</text:p>
          </table:table-cell>
          <table:table-cell office:value-type="string" calcext:value-type="string">
            <text:p>cac/tac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140" calcext:value-type="float">
            <text:p>7611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is445Pro</text:p>
          </table:table-cell>
          <table:table-cell office:value-type="string" calcext:value-type="string">
            <text:p>cac/ccc</text:p>
          </table:table-cell>
          <table:table-cell table:style-name="ce3" office:value-type="float" office:value="1334" calcext:value-type="float">
            <text:p>1334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140" calcext:value-type="float">
            <text:p>7611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is445Arg</text:p>
          </table:table-cell>
          <table:table-cell office:value-type="string" calcext:value-type="string">
            <text:p>cac/cgc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140" calcext:value-type="float">
            <text:p>7611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is445Leu</text:p>
          </table:table-cell>
          <table:table-cell office:value-type="string" calcext:value-type="string">
            <text:p>cac/ctc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41" calcext:value-type="float">
            <text:p>7611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is445Gln</text:p>
          </table:table-cell>
          <table:table-cell office:value-type="string" calcext:value-type="string">
            <text:p>cac/caa</text:p>
          </table:table-cell>
          <table:table-cell table:style-name="ce2" office:value-type="float" office:value="1335" calcext:value-type="float">
            <text:p>1335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54" calcext:value-type="float">
            <text:p>7611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450Ala</text:p>
          </table:table-cell>
          <table:table-cell office:value-type="string" calcext:value-type="string">
            <text:p>tcg/gcg</text:p>
          </table:table-cell>
          <table:table-cell table:style-name="ce2" office:value-type="float" office:value="1348" calcext:value-type="float">
            <text:p>1348</text:p>
          </table:table-cell>
          <table:table-cell office:value-type="string" calcext:value-type="string">
            <text:p>rifampicin (RMP)</text:p>
          </table:table-cell>
          <table:table-cell table:number-columns-repeated="1011"/>
        </table:table-row>
        <table:table-row table:style-name="ro1">
          <table:table-cell office:value-type="float" office:value="761155" calcext:value-type="float">
            <text:p>7611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450Trp</text:p>
          </table:table-cell>
          <table:table-cell office:value-type="string" calcext:value-type="string">
            <text:p>tcg/tgg</text:p>
          </table:table-cell>
          <table:table-cell table:style-name="ce3" office:value-type="float" office:value="1349" calcext:value-type="float">
            <text:p>1349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155" calcext:value-type="float">
            <text:p>7611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450Leu</text:p>
          </table:table-cell>
          <table:table-cell office:value-type="string" calcext:value-type="string">
            <text:p>tcg/ttg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161" calcext:value-type="float">
            <text:p>76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452Pro</text:p>
          </table:table-cell>
          <table:table-cell office:value-type="string" calcext:value-type="string">
            <text:p>ctg/ccg</text:p>
          </table:table-cell>
          <table:table-cell table:style-name="ce3" office:value-type="float" office:value="1355" calcext:value-type="float">
            <text:p>1355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61277" calcext:value-type="float">
            <text:p>7612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le491Phe</text:p>
          </table:table-cell>
          <table:table-cell office:value-type="string" calcext:value-type="string">
            <text:p>atc/ttc</text:p>
          </table:table-cell>
          <table:table-cell table:style-name="ce3" office:value-type="float" office:value="1471" calcext:value-type="float">
            <text:p>1471</text:p>
          </table:table-cell>
          <table:table-cell office:value-type="string" calcext:value-type="string">
            <text:p>rifampicin (RMP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81687" calcext:value-type="float">
            <text:p>7816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82</text:p>
          </table:table-cell>
          <table:table-cell office:value-type="string" calcext:value-type="string">
            <text:p>rpsL</text:p>
          </table:table-cell>
          <table:table-cell office:value-type="float" office:value="781560" calcext:value-type="float">
            <text:p>781560</text:p>
          </table:table-cell>
          <table:table-cell office:value-type="float" office:value="781934" calcext:value-type="float">
            <text:p>78193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ys43Arg</text:p>
          </table:table-cell>
          <table:table-cell office:value-type="string" calcext:value-type="string">
            <text:p>aag/agg</text:p>
          </table:table-cell>
          <table:table-cell table:style-name="ce3" office:value-type="float" office:value="128" calcext:value-type="float">
            <text:p>128</text:p>
          </table:table-cell>
          <table:table-cell office:value-type="string" calcext:value-type="string">
            <text:p>streptomycin (SM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781821" calcext:value-type="float">
            <text:p>7818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82</text:p>
          </table:table-cell>
          <table:table-cell office:value-type="string" calcext:value-type="string">
            <text:p>rpsL</text:p>
          </table:table-cell>
          <table:table-cell office:value-type="float" office:value="781560" calcext:value-type="float">
            <text:p>781560</text:p>
          </table:table-cell>
          <table:table-cell office:value-type="float" office:value="781934" calcext:value-type="float">
            <text:p>78193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ys88Gln</text:p>
          </table:table-cell>
          <table:table-cell office:value-type="string" calcext:value-type="string">
            <text:p>aag/cag</text:p>
          </table:table-cell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>
          <table:table-cell office:value-type="float" office:value="781822" calcext:value-type="float">
            <text:p>7818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82</text:p>
          </table:table-cell>
          <table:table-cell office:value-type="string" calcext:value-type="string">
            <text:p>rpsL</text:p>
          </table:table-cell>
          <table:table-cell office:value-type="float" office:value="781560" calcext:value-type="float">
            <text:p>781560</text:p>
          </table:table-cell>
          <table:table-cell office:value-type="float" office:value="781934" calcext:value-type="float">
            <text:p>78193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ys88Arg</text:p>
          </table:table-cell>
          <table:table-cell office:value-type="string" calcext:value-type="string">
            <text:p>aag/agg</text:p>
          </table:table-cell>
          <table:table-cell table:style-name="ce3" office:value-type="float" office:value="263" calcext:value-type="float">
            <text:p>263</text:p>
          </table:table-cell>
          <table:table-cell office:value-type="string" calcext:value-type="string">
            <text:p>streptomycin (SM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801268" calcext:value-type="float">
            <text:p>8012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701</text:p>
          </table:table-cell>
          <table:table-cell office:value-type="string" calcext:value-type="string">
            <text:p>rplC</text:p>
          </table:table-cell>
          <table:table-cell office:value-type="float" office:value="800809" calcext:value-type="float">
            <text:p>800809</text:p>
          </table:table-cell>
          <table:table-cell office:value-type="float" office:value="801462" calcext:value-type="float">
            <text:p>80146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ys154Arg</text:p>
          </table:table-cell>
          <table:table-cell office:value-type="string" calcext:value-type="string">
            <text:p>tgt/cgt</text:p>
          </table:table-cell>
          <table:table-cell table:style-name="ce2" office:value-type="float" office:value="460" calcext:value-type="float">
            <text:p>460</text:p>
          </table:table-cell>
          <table:table-cell office:value-type="string" calcext:value-type="string">
            <text:p>linezolid (LZD)</text:p>
          </table:table-cell>
          <table:table-cell table:number-columns-repeated="1011"/>
        </table:table-row>
        <table:table-row table:style-name="ro1">
          <table:table-cell office:value-type="float" office:value="1472337" calcext:value-type="float">
            <text:p>1472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492" calcext:value-type="float">
            <text:p>492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>
          <table:table-cell office:value-type="float" office:value="1472358" calcext:value-type="float">
            <text:p>14723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513" calcext:value-type="float">
            <text:p>513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>
          <table:table-cell office:value-type="float" office:value="1472359" calcext:value-type="float">
            <text:p>14723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514" calcext:value-type="float">
            <text:p>514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>
          <table:table-cell office:value-type="float" office:value="1472362" calcext:value-type="float">
            <text:p>14723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517" calcext:value-type="float">
            <text:p>517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>
          <table:table-cell office:value-type="float" office:value="1472750" calcext:value-type="float">
            <text:p>14727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905" calcext:value-type="float">
            <text:p>905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>
          <table:table-cell office:value-type="float" office:value="1472751" calcext:value-type="float">
            <text:p>1472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906" calcext:value-type="float">
            <text:p>906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>
          <table:table-cell office:value-type="float" office:value="1472752" calcext:value-type="float">
            <text:p>14727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907" calcext:value-type="float">
            <text:p>907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>
          <table:table-cell office:value-type="float" office:value="1473246" calcext:value-type="float">
            <text:p>1473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1401" calcext:value-type="float">
            <text:p>1401</text:p>
          </table:table-cell>
          <table:table-cell office:value-type="string" calcext:value-type="string">
            <text:p>amikacin (AMK) kanamycin (KAN) capreomycin (CPR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1473247" calcext:value-type="float">
            <text:p>14732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1402" calcext:value-type="float">
            <text:p>1402</text:p>
          </table:table-cell>
          <table:table-cell office:value-type="string" calcext:value-type="string">
            <text:p>amikacin (AMK) kanamycin (KAN) capreomycin (CPR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1473329" calcext:value-type="float">
            <text:p>14733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1484" calcext:value-type="float">
            <text:p>1484</text:p>
          </table:table-cell>
          <table:table-cell office:value-type="string" calcext:value-type="string">
            <text:p>amikacin (AMK) kanamycin (KAN) capreomycin (CPR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1475956" calcext:value-type="float">
            <text:p>147595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2</text:p>
          </table:table-cell>
          <table:table-cell office:value-type="string" calcext:value-type="string">
            <text:p>rrl</text:p>
          </table:table-cell>
          <table:table-cell office:value-type="float" office:value="1473658" calcext:value-type="float">
            <text:p>1473658</text:p>
          </table:table-cell>
          <table:table-cell office:value-type="float" office:value="1476795" calcext:value-type="float">
            <text:p>147679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2299" calcext:value-type="float">
            <text:p>2299</text:p>
          </table:table-cell>
          <table:table-cell office:value-type="string" calcext:value-type="string">
            <text:p>linezolid (LZD)</text:p>
          </table:table-cell>
          <table:table-cell table:number-columns-repeated="1011"/>
        </table:table-row>
        <table:table-row table:style-name="ro1">
          <table:table-cell office:value-type="float" office:value="1476471" calcext:value-type="float">
            <text:p>14764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2</text:p>
          </table:table-cell>
          <table:table-cell office:value-type="string" calcext:value-type="string">
            <text:p>rrl</text:p>
          </table:table-cell>
          <table:table-cell office:value-type="float" office:value="1473658" calcext:value-type="float">
            <text:p>1473658</text:p>
          </table:table-cell>
          <table:table-cell office:value-type="float" office:value="1476795" calcext:value-type="float">
            <text:p>147679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2814" calcext:value-type="float">
            <text:p>2814</text:p>
          </table:table-cell>
          <table:table-cell office:value-type="string" calcext:value-type="string">
            <text:p>linezolid (LZD)</text:p>
          </table:table-cell>
          <table:table-cell table:number-columns-repeated="1011"/>
        </table:table-row>
        <table:table-row table:style-name="ro1">
          <table:table-cell office:value-type="float" office:value="1673423" calcext:value-type="float">
            <text:p>16734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1483</text:p>
          </table:table-cell>
          <table:table-cell office:value-type="string" calcext:value-type="string">
            <text:p>fabG1</text:p>
          </table:table-cell>
          <table:table-cell office:value-type="float" office:value="1673440" calcext:value-type="float">
            <text:p>1673440</text:p>
          </table:table-cell>
          <table:table-cell office:value-type="float" office:value="1674183" calcext:value-type="float">
            <text:p>167418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-17" calcext:value-type="float">
            <text:p>-17</text:p>
          </table:table-cell>
          <table:table-cell office:value-type="string" calcext:value-type="string">
            <text:p>isoniazid (INH)</text:p>
          </table:table-cell>
          <table:table-cell table:number-columns-repeated="1011"/>
        </table:table-row>
        <table:table-row table:style-name="ro1">
          <table:table-cell office:value-type="float" office:value="1673424" calcext:value-type="float">
            <text:p>16734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1483</text:p>
          </table:table-cell>
          <table:table-cell office:value-type="string" calcext:value-type="string">
            <text:p>fabG1</text:p>
          </table:table-cell>
          <table:table-cell office:value-type="float" office:value="1673440" calcext:value-type="float">
            <text:p>1673440</text:p>
          </table:table-cell>
          <table:table-cell office:value-type="float" office:value="1674183" calcext:value-type="float">
            <text:p>167418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-16" calcext:value-type="float">
            <text:p>-16</text:p>
          </table:table-cell>
          <table:table-cell office:value-type="string" calcext:value-type="string">
            <text:p>isoniazid (INH)</text:p>
          </table:table-cell>
          <table:table-cell table:number-columns-repeated="1011"/>
        </table:table-row>
        <table:table-row table:style-name="ro1">
          <table:table-cell office:value-type="float" office:value="1673425" calcext:value-type="float">
            <text:p>1673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1483</text:p>
          </table:table-cell>
          <table:table-cell office:value-type="string" calcext:value-type="string">
            <text:p>fabG1</text:p>
          </table:table-cell>
          <table:table-cell office:value-type="float" office:value="1673440" calcext:value-type="float">
            <text:p>1673440</text:p>
          </table:table-cell>
          <table:table-cell office:value-type="float" office:value="1674183" calcext:value-type="float">
            <text:p>167418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3" office:value-type="float" office:value="-15" calcext:value-type="float">
            <text:p>-15</text:p>
          </table:table-cell>
          <table:table-cell office:value-type="string" calcext:value-type="string">
            <text:p>isoniazid (INH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1673432" calcext:value-type="float">
            <text:p>16734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1483</text:p>
          </table:table-cell>
          <table:table-cell office:value-type="string" calcext:value-type="string">
            <text:p>fabG1</text:p>
          </table:table-cell>
          <table:table-cell office:value-type="float" office:value="1673440" calcext:value-type="float">
            <text:p>1673440</text:p>
          </table:table-cell>
          <table:table-cell office:value-type="float" office:value="1674183" calcext:value-type="float">
            <text:p>167418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3" office:value-type="float" office:value="-8" calcext:value-type="float">
            <text:p>-8</text:p>
          </table:table-cell>
          <table:table-cell office:value-type="string" calcext:value-type="string">
            <text:p>isoniazid (INH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1673432" calcext:value-type="float">
            <text:p>16734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1483</text:p>
          </table:table-cell>
          <table:table-cell office:value-type="string" calcext:value-type="string">
            <text:p>fabG1</text:p>
          </table:table-cell>
          <table:table-cell office:value-type="float" office:value="1673440" calcext:value-type="float">
            <text:p>1673440</text:p>
          </table:table-cell>
          <table:table-cell office:value-type="float" office:value="1674183" calcext:value-type="float">
            <text:p>167418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isoniazid (INH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1674481" calcext:value-type="float">
            <text:p>16744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484</text:p>
          </table:table-cell>
          <table:table-cell office:value-type="string" calcext:value-type="string">
            <text:p>inhA</text:p>
          </table:table-cell>
          <table:table-cell office:value-type="float" office:value="1674202" calcext:value-type="float">
            <text:p>1674202</text:p>
          </table:table-cell>
          <table:table-cell office:value-type="float" office:value="1675011" calcext:value-type="float">
            <text:p>16750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94Ala</text:p>
          </table:table-cell>
          <table:table-cell office:value-type="string" calcext:value-type="string">
            <text:p>tcg/gcg</text:p>
          </table:table-cell>
          <table:table-cell table:style-name="ce3" office:value-type="float" office:value="280" calcext:value-type="float">
            <text:p>280</text:p>
          </table:table-cell>
          <table:table-cell office:value-type="string" calcext:value-type="string">
            <text:p>isoniazid (INH) ethionamide (ETH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1674782" calcext:value-type="float">
            <text:p>16747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484</text:p>
          </table:table-cell>
          <table:table-cell office:value-type="string" calcext:value-type="string">
            <text:p>inhA</text:p>
          </table:table-cell>
          <table:table-cell office:value-type="float" office:value="1674202" calcext:value-type="float">
            <text:p>1674202</text:p>
          </table:table-cell>
          <table:table-cell office:value-type="float" office:value="1675011" calcext:value-type="float">
            <text:p>16750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le194Thr</text:p>
          </table:table-cell>
          <table:table-cell office:value-type="string" calcext:value-type="string">
            <text:p>atc/acc</text:p>
          </table:table-cell>
          <table:table-cell table:style-name="ce2" office:value-type="float" office:value="581" calcext:value-type="float">
            <text:p>581</text:p>
          </table:table-cell>
          <table:table-cell office:value-type="string" calcext:value-type="string">
            <text:p>isoniazid (INH) ethionamide (ETH)</text:p>
          </table:table-cell>
          <table:table-cell table:number-columns-repeated="1011"/>
        </table:table-row>
        <table:table-row table:style-name="ro1">
          <table:table-cell office:value-type="float" office:value="1833909" calcext:value-type="float">
            <text:p>18339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30</text:p>
          </table:table-cell>
          <table:table-cell office:value-type="string" calcext:value-type="string">
            <text:p>rpsA</text:p>
          </table:table-cell>
          <table:table-cell office:value-type="float" office:value="1833542" calcext:value-type="float">
            <text:p>1833542</text:p>
          </table:table-cell>
          <table:table-cell office:value-type="float" office:value="1834987" calcext:value-type="float">
            <text:p>18349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123Ala</text:p>
          </table:table-cell>
          <table:table-cell office:value-type="string" calcext:value-type="string">
            <text:p>gac/gcc</text:p>
          </table:table-cell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1834325" calcext:value-type="float">
            <text:p>18343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30</text:p>
          </table:table-cell>
          <table:table-cell office:value-type="string" calcext:value-type="string">
            <text:p>rpsA</text:p>
          </table:table-cell>
          <table:table-cell office:value-type="float" office:value="1833542" calcext:value-type="float">
            <text:p>1833542</text:p>
          </table:table-cell>
          <table:table-cell office:value-type="float" office:value="1834987" calcext:value-type="float">
            <text:p>18349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262Met</text:p>
          </table:table-cell>
          <table:table-cell office:value-type="string" calcext:value-type="string">
            <text:p>gtg/atg</text:p>
          </table:table-cell>
          <table:table-cell table:style-name="ce2" office:value-type="float" office:value="784" calcext:value-type="float">
            <text:p>784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1834855" calcext:value-type="float">
            <text:p>1834855</text:p>
          </table:table-cell>
          <table:table-cell office:value-type="string" calcext:value-type="string">
            <text:p>cg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30</text:p>
          </table:table-cell>
          <table:table-cell office:value-type="string" calcext:value-type="string">
            <text:p>rpsA</text:p>
          </table:table-cell>
          <table:table-cell office:value-type="float" office:value="1833542" calcext:value-type="float">
            <text:p>1833542</text:p>
          </table:table-cell>
          <table:table-cell office:value-type="float" office:value="1834987" calcext:value-type="float">
            <text:p>18349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438-</text:p>
          </table:table-cell>
          <table:table-cell office:value-type="string" calcext:value-type="string">
            <text:p>gcc/_</text:p>
          </table:table-cell>
          <table:table-cell table:style-name="ce2" office:value-type="float" office:value="1312" calcext:value-type="float">
            <text:p>1312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1917946" calcext:value-type="float">
            <text:p>19179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3STOP</text:p>
          </table:table-cell>
          <table:table-cell office:value-type="string" calcext:value-type="string">
            <text:p>cga/tga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7979" calcext:value-type="float">
            <text:p>19179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14Trp</text:p>
          </table:table-cell>
          <table:table-cell office:value-type="string" calcext:value-type="string">
            <text:p>cgg/tgg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7991" calcext:value-type="float">
            <text:p>19179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18STOP</text:p>
          </table:table-cell>
          <table:table-cell office:value-type="string" calcext:value-type="string">
            <text:p>cga/tga</text:p>
          </table:table-cell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003" calcext:value-type="float">
            <text:p>19180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22STOP</text:p>
          </table:table-cell>
          <table:table-cell office:value-type="string" calcext:value-type="string">
            <text:p>cag/tag</text:p>
          </table:table-cell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139" calcext:value-type="float">
            <text:p>19181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67Glu</text:p>
          </table:table-cell>
          <table:table-cell office:value-type="string" calcext:value-type="string">
            <text:p>gcg/gag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144" calcext:value-type="float">
            <text:p>19181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ys69Glu</text:p>
          </table:table-cell>
          <table:table-cell office:value-type="string" calcext:value-type="string">
            <text:p>aaa/gaa</text:p>
          </table:table-cell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211" calcext:value-type="float">
            <text:p>19182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91Glu</text:p>
          </table:table-cell>
          <table:table-cell office:value-type="string" calcext:value-type="string">
            <text:p>gca/gaa</text:p>
          </table:table-cell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292" calcext:value-type="float">
            <text:p>19182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118Pro</text:p>
          </table:table-cell>
          <table:table-cell office:value-type="string" calcext:value-type="string">
            <text:p>ctg/ccg</text:p>
          </table:table-cell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322" calcext:value-type="float">
            <text:p>19183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128Glu</text:p>
          </table:table-cell>
          <table:table-cell office:value-type="string" calcext:value-type="string">
            <text:p>gtg/gag</text:p>
          </table:table-cell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388" calcext:value-type="float">
            <text:p>19183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150Pro</text:p>
          </table:table-cell>
          <table:table-cell office:value-type="string" calcext:value-type="string">
            <text:p>ctg/ccg</text:p>
          </table:table-cell>
          <table:table-cell table:style-name="ce2" office:value-type="float" office:value="449" calcext:value-type="float">
            <text:p>449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487" calcext:value-type="float">
            <text:p>19184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183Leu</text:p>
          </table:table-cell>
          <table:table-cell office:value-type="string" calcext:value-type="string">
            <text:p>ccg/ctg</text:p>
          </table:table-cell>
          <table:table-cell table:style-name="ce2" office:value-type="float" office:value="548" calcext:value-type="float">
            <text:p>548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489" calcext:value-type="float">
            <text:p>19184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184Lys</text:p>
          </table:table-cell>
          <table:table-cell office:value-type="string" calcext:value-type="string">
            <text:p>cag/aag</text:p>
          </table:table-cell>
          <table:table-cell table:style-name="ce2" office:value-type="float" office:value="550" calcext:value-type="float">
            <text:p>550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489" calcext:value-type="float">
            <text:p>19184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184STOP</text:p>
          </table:table-cell>
          <table:table-cell office:value-type="string" calcext:value-type="string">
            <text:p>cag/tag</text:p>
          </table:table-cell>
          <table:table-cell table:style-name="ce2" office:value-type="float" office:value="550" calcext:value-type="float">
            <text:p>550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494" calcext:value-type="float">
            <text:p>19184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he185Leu</text:p>
          </table:table-cell>
          <table:table-cell office:value-type="string" calcext:value-type="string">
            <text:p>ttt/ttg</text:p>
          </table:table-cell>
          <table:table-cell table:style-name="ce2" office:value-type="float" office:value="555" calcext:value-type="float">
            <text:p>555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1918651" calcext:value-type="float">
            <text:p>19186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238Lys</text:p>
          </table:table-cell>
          <table:table-cell office:value-type="string" calcext:value-type="string">
            <text:p>gag/aag</text:p>
          </table:table-cell>
          <table:table-cell table:style-name="ce2" office:value-type="float" office:value="712" calcext:value-type="float">
            <text:p>712</text:p>
          </table:table-cell>
          <table:table-cell office:value-type="string" calcext:value-type="string">
            <text:p>capreomycin (CPR)</text:p>
          </table:table-cell>
          <table:table-cell table:number-columns-repeated="1011"/>
        </table:table-row>
        <table:table-row table:style-name="ro1">
          <table:table-cell office:value-type="float" office:value="2102240" calcext:value-type="float">
            <text:p>21022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54c</text:p>
          </table:table-cell>
          <table:table-cell office:value-type="string" calcext:value-type="string">
            <text:p>ndh</text:p>
          </table:table-cell>
          <table:table-cell office:value-type="float" office:value="2103042" calcext:value-type="float">
            <text:p>2103042</text:p>
          </table:table-cell>
          <table:table-cell office:value-type="float" office:value="2101651" calcext:value-type="float">
            <text:p>21016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268His</text:p>
          </table:table-cell>
          <table:table-cell office:value-type="string" calcext:value-type="string">
            <text:p>cgc/cac</text:p>
          </table:table-cell>
          <table:table-cell table:style-name="ce3" office:value-type="float" office:value="803" calcext:value-type="float">
            <text:p>803</text:p>
          </table:table-cell>
          <table:table-cell office:value-type="string" calcext:value-type="string">
            <text:p>isoniazid (INH) ethionamide (ETH)</text:p>
          </table:table-cell>
          <table:table-cell table:number-columns-repeated="1011"/>
        </table:table-row>
        <table:table-row table:style-name="ro1">
          <table:table-cell office:value-type="float" office:value="2102715" calcext:value-type="float">
            <text:p>2102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54c</text:p>
          </table:table-cell>
          <table:table-cell office:value-type="string" calcext:value-type="string">
            <text:p>ndh</text:p>
          </table:table-cell>
          <table:table-cell office:value-type="float" office:value="2103042" calcext:value-type="float">
            <text:p>2103042</text:p>
          </table:table-cell>
          <table:table-cell office:value-type="float" office:value="2101651" calcext:value-type="float">
            <text:p>21016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10Ala</text:p>
          </table:table-cell>
          <table:table-cell office:value-type="string" calcext:value-type="string">
            <text:p>acc/gcc</text:p>
          </table:table-cell>
          <table:table-cell table:style-name="ce3" office:value-type="float" office:value="328" calcext:value-type="float">
            <text:p>328</text:p>
          </table:table-cell>
          <table:table-cell office:value-type="string" calcext:value-type="string">
            <text:p>isoniazid (INH) ethionamide (ETH)</text:p>
          </table:table-cell>
          <table:table-cell table:number-columns-repeated="1011"/>
        </table:table-row>
        <table:table-row table:style-name="ro1">
          <table:table-cell office:value-type="float" office:value="2155167" calcext:value-type="float">
            <text:p>21551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315Arg</text:p>
          </table:table-cell>
          <table:table-cell office:value-type="string" calcext:value-type="string">
            <text:p>agc/agg</text:p>
          </table:table-cell>
          <table:table-cell table:style-name="ce3" office:value-type="float" office:value="945" calcext:value-type="float">
            <text:p>945</text:p>
          </table:table-cell>
          <table:table-cell office:value-type="string" calcext:value-type="string">
            <text:p>isoniazid (INH)</text:p>
          </table:table-cell>
          <table:table-cell table:number-columns-repeated="1011"/>
        </table:table-row>
        <table:table-row table:style-name="ro1">
          <table:table-cell office:value-type="float" office:value="2155167" calcext:value-type="float">
            <text:p>21551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315Arg</text:p>
          </table:table-cell>
          <table:table-cell office:value-type="string" calcext:value-type="string">
            <text:p>agc/aga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isoniazid (INH)</text:p>
          </table:table-cell>
          <table:table-cell table:number-columns-repeated="1011"/>
        </table:table-row>
        <table:table-row table:style-name="ro1">
          <table:table-cell office:value-type="float" office:value="2155168" calcext:value-type="float">
            <text:p>21551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315Thr</text:p>
          </table:table-cell>
          <table:table-cell office:value-type="string" calcext:value-type="string">
            <text:p>agc/acc</text:p>
          </table:table-cell>
          <table:table-cell table:style-name="ce3" office:value-type="float" office:value="944" calcext:value-type="float">
            <text:p>944</text:p>
          </table:table-cell>
          <table:table-cell office:value-type="string" calcext:value-type="string">
            <text:p>isoniazid (INH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155168" calcext:value-type="float">
            <text:p>21551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315Asn</text:p>
          </table:table-cell>
          <table:table-cell office:value-type="string" calcext:value-type="string">
            <text:p>agc/aac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isoniazid (INH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155168" calcext:value-type="float">
            <text:p>21551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315Ile</text:p>
          </table:table-cell>
          <table:table-cell office:value-type="string" calcext:value-type="string">
            <text:p>agc/atc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isoniazid (INH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155169" calcext:value-type="float">
            <text:p>2155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315Gly</text:p>
          </table:table-cell>
          <table:table-cell office:value-type="string" calcext:value-type="string">
            <text:p>agc/ggc</text:p>
          </table:table-cell>
          <table:table-cell table:style-name="ce3" office:value-type="float" office:value="943" calcext:value-type="float">
            <text:p>943</text:p>
          </table:table-cell>
          <table:table-cell office:value-type="string" calcext:value-type="string">
            <text:p>isoniazid (INH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155206" calcext:value-type="float">
            <text:p>21552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302Arg</text:p>
          </table:table-cell>
          <table:table-cell office:value-type="string" calcext:value-type="string">
            <text:p>agc/agg</text:p>
          </table:table-cell>
          <table:table-cell table:style-name="ce2" office:value-type="float" office:value="906" calcext:value-type="float">
            <text:p>906</text:p>
          </table:table-cell>
          <table:table-cell office:value-type="string" calcext:value-type="string">
            <text:p>isoniazid (INH)</text:p>
          </table:table-cell>
          <table:table-cell table:number-columns-repeated="1011"/>
        </table:table-row>
        <table:table-row table:style-name="ro1">
          <table:table-cell office:value-type="float" office:value="2155212" calcext:value-type="float">
            <text:p>21552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300Cys</text:p>
          </table:table-cell>
          <table:table-cell office:value-type="string" calcext:value-type="string">
            <text:p>tgg/tgc</text:p>
          </table:table-cell>
          <table:table-cell table:style-name="ce2" office:value-type="float" office:value="900" calcext:value-type="float">
            <text:p>900</text:p>
          </table:table-cell>
          <table:table-cell office:value-type="string" calcext:value-type="string">
            <text:p>isoniazid (INH)</text:p>
          </table:table-cell>
          <table:table-cell table:number-columns-repeated="1011"/>
        </table:table-row>
        <table:table-row table:style-name="ro1">
          <table:table-cell office:value-type="float" office:value="2155214" calcext:value-type="float">
            <text:p>21552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300Gly</text:p>
          </table:table-cell>
          <table:table-cell office:value-type="string" calcext:value-type="string">
            <text:p>tgg/ggg</text:p>
          </table:table-cell>
          <table:table-cell table:style-name="ce3" office:value-type="float" office:value="898" calcext:value-type="float">
            <text:p>898</text:p>
          </table:table-cell>
          <table:table-cell office:value-type="string" calcext:value-type="string">
            <text:p>isoniazid (INH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155222" calcext:value-type="float">
            <text:p>21552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297Val</text:p>
          </table:table-cell>
          <table:table-cell office:value-type="string" calcext:value-type="string">
            <text:p>ggc/gtc</text:p>
          </table:table-cell>
          <table:table-cell table:style-name="ce2" office:value-type="float" office:value="890" calcext:value-type="float">
            <text:p>890</text:p>
          </table:table-cell>
          <table:table-cell office:value-type="string" calcext:value-type="string">
            <text:p>isoniazid (INH)</text:p>
          </table:table-cell>
          <table:table-cell table:number-columns-repeated="1011"/>
        </table:table-row>
        <table:table-row table:style-name="ro1">
          <table:table-cell office:value-type="float" office:value="2155289" calcext:value-type="float">
            <text:p>2155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275Pro</text:p>
          </table:table-cell>
          <table:table-cell office:value-type="string" calcext:value-type="string">
            <text:p>acc/ccc</text:p>
          </table:table-cell>
          <table:table-cell table:style-name="ce3" office:value-type="float" office:value="823" calcext:value-type="float">
            <text:p>823</text:p>
          </table:table-cell>
          <table:table-cell office:value-type="string" calcext:value-type="string">
            <text:p>isoniazid (INH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155699" calcext:value-type="float">
            <text:p>2155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n138Ser</text:p>
          </table:table-cell>
          <table:table-cell office:value-type="string" calcext:value-type="string">
            <text:p>aac/agc</text:p>
          </table:table-cell>
          <table:table-cell table:style-name="ce3" office:value-type="float" office:value="413" calcext:value-type="float">
            <text:p>413</text:p>
          </table:table-cell>
          <table:table-cell office:value-type="string" calcext:value-type="string">
            <text:p>isoniazid (INH)</text:p>
          </table:table-cell>
          <table:table-cell table:number-columns-repeated="1011"/>
        </table:table-row>
        <table:table-row table:style-name="ro1">
          <table:table-cell office:value-type="float" office:value="2288683" calcext:value-type="float">
            <text:p>22886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OP187Arg</text:p>
          </table:table-cell>
          <table:table-cell office:value-type="string" calcext:value-type="string">
            <text:p>tga/cga</text:p>
          </table:table-cell>
          <table:table-cell table:style-name="ce3" office:value-type="float" office:value="559" calcext:value-type="float">
            <text:p>55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697" calcext:value-type="float">
            <text:p>22886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82Ser</text:p>
          </table:table-cell>
          <table:table-cell office:value-type="string" calcext:value-type="string">
            <text:p>ttg/tcg</text:p>
          </table:table-cell>
          <table:table-cell table:style-name="ce3" office:value-type="float" office:value="545" calcext:value-type="float">
            <text:p>54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03" calcext:value-type="float">
            <text:p>22887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80Ala</text:p>
          </table:table-cell>
          <table:table-cell office:value-type="string" calcext:value-type="string">
            <text:p>gtc/gcc</text:p>
          </table:table-cell>
          <table:table-cell table:style-name="ce3" office:value-type="float" office:value="539" calcext:value-type="float">
            <text:p>53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03" calcext:value-type="float">
            <text:p>22887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80Gly</text:p>
          </table:table-cell>
          <table:table-cell office:value-type="string" calcext:value-type="string">
            <text:p>gtc/ggc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04" calcext:value-type="float">
            <text:p>22887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80Phe</text:p>
          </table:table-cell>
          <table:table-cell office:value-type="string" calcext:value-type="string">
            <text:p>gtc/ttc</text:p>
          </table:table-cell>
          <table:table-cell table:style-name="ce3" office:value-type="float" office:value="538" calcext:value-type="float">
            <text:p>538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718" calcext:value-type="float">
            <text:p>22887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175Thr</text:p>
          </table:table-cell>
          <table:table-cell office:value-type="string" calcext:value-type="string">
            <text:p>atg/acg</text:p>
          </table:table-cell>
          <table:table-cell table:style-name="ce3" office:value-type="float" office:value="524" calcext:value-type="float">
            <text:p>52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19" calcext:value-type="float">
            <text:p>22887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175Val</text:p>
          </table:table-cell>
          <table:table-cell office:value-type="string" calcext:value-type="string">
            <text:p>atg/gtg</text:p>
          </table:table-cell>
          <table:table-cell table:style-name="ce3" office:value-type="float" office:value="523" calcext:value-type="float">
            <text:p>523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27" calcext:value-type="float">
            <text:p>22887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72Pro</text:p>
          </table:table-cell>
          <table:table-cell office:value-type="string" calcext:value-type="string">
            <text:p>ctg/ccg</text:p>
          </table:table-cell>
          <table:table-cell table:style-name="ce2" office:value-type="float" office:value="515" calcext:value-type="float">
            <text:p>515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730" calcext:value-type="float">
            <text:p>22887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71Val</text:p>
          </table:table-cell>
          <table:table-cell office:value-type="string" calcext:value-type="string">
            <text:p>gcg/gtg</text:p>
          </table:table-cell>
          <table:table-cell table:style-name="ce2" office:value-type="float" office:value="512" calcext:value-type="float">
            <text:p>512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740" calcext:value-type="float">
            <text:p>2288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68Pro</text:p>
          </table:table-cell>
          <table:table-cell office:value-type="string" calcext:value-type="string">
            <text:p>acc/ccc</text:p>
          </table:table-cell>
          <table:table-cell table:style-name="ce3" office:value-type="float" office:value="502" calcext:value-type="float">
            <text:p>50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52" calcext:value-type="float">
            <text:p>22887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164Pro</text:p>
          </table:table-cell>
          <table:table-cell office:value-type="string" calcext:value-type="string">
            <text:p>tcg/ccg</text:p>
          </table:table-cell>
          <table:table-cell table:style-name="ce3" office:value-type="float" office:value="490" calcext:value-type="float">
            <text:p>49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54" calcext:value-type="float">
            <text:p>22887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63Ala</text:p>
          </table:table-cell>
          <table:table-cell office:value-type="string" calcext:value-type="string">
            <text:p>gtg/gcg</text:p>
          </table:table-cell>
          <table:table-cell table:style-name="ce3" office:value-type="float" office:value="488" calcext:value-type="float">
            <text:p>488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57" calcext:value-type="float">
            <text:p>22887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162Asp</text:p>
          </table:table-cell>
          <table:table-cell office:value-type="string" calcext:value-type="string">
            <text:p>ggt/gat</text:p>
          </table:table-cell>
          <table:table-cell table:style-name="ce2" office:value-type="float" office:value="485" calcext:value-type="float">
            <text:p>485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761" calcext:value-type="float">
            <text:p>22887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61Pro</text:p>
          </table:table-cell>
          <table:table-cell office:value-type="string" calcext:value-type="string">
            <text:p>gcg/ccg</text:p>
          </table:table-cell>
          <table:table-cell table:style-name="ce3" office:value-type="float" office:value="481" calcext:value-type="float">
            <text:p>48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64" calcext:value-type="float">
            <text:p>22887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60Pro</text:p>
          </table:table-cell>
          <table:table-cell office:value-type="string" calcext:value-type="string">
            <text:p>aca/cca</text:p>
          </table:table-cell>
          <table:table-cell table:style-name="ce3" office:value-type="float" office:value="478" calcext:value-type="float">
            <text:p>478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66" calcext:value-type="float">
            <text:p>22887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59Arg</text:p>
          </table:table-cell>
          <table:table-cell office:value-type="string" calcext:value-type="string">
            <text:p>ctg/cgg</text:p>
          </table:table-cell>
          <table:table-cell table:style-name="ce2" office:value-type="float" office:value="476" calcext:value-type="float">
            <text:p>47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772" calcext:value-type="float">
            <text:p>22887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57Ala</text:p>
          </table:table-cell>
          <table:table-cell office:value-type="string" calcext:value-type="string">
            <text:p>gtg/gcg</text:p>
          </table:table-cell>
          <table:table-cell table:style-name="ce3" office:value-type="float" office:value="470" calcext:value-type="float">
            <text:p>47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72" calcext:value-type="float">
            <text:p>22887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57Gly</text:p>
          </table:table-cell>
          <table:table-cell office:value-type="string" calcext:value-type="string">
            <text:p>gtg/ggg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78" calcext:value-type="float">
            <text:p>22887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55Gly</text:p>
          </table:table-cell>
          <table:table-cell office:value-type="string" calcext:value-type="string">
            <text:p>gtg/ggg</text:p>
          </table:table-cell>
          <table:table-cell table:style-name="ce3" office:value-type="float" office:value="464" calcext:value-type="float">
            <text:p>46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79" calcext:value-type="float">
            <text:p>22887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55Met</text:p>
          </table:table-cell>
          <table:table-cell office:value-type="string" calcext:value-type="string">
            <text:p>gtg/atg</text:p>
          </table:table-cell>
          <table:table-cell table:style-name="ce3" office:value-type="float" office:value="463" calcext:value-type="float">
            <text:p>463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782" calcext:value-type="float">
            <text:p>22887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154Gly</text:p>
          </table:table-cell>
          <table:table-cell office:value-type="string" calcext:value-type="string">
            <text:p>agg/ggg</text:p>
          </table:table-cell>
          <table:table-cell table:style-name="ce2" office:value-type="float" office:value="460" calcext:value-type="float">
            <text:p>460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05" calcext:value-type="float">
            <text:p>22888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46Glu</text:p>
          </table:table-cell>
          <table:table-cell office:value-type="string" calcext:value-type="string">
            <text:p>gcg/gag</text:p>
          </table:table-cell>
          <table:table-cell table:style-name="ce2" office:value-type="float" office:value="437" calcext:value-type="float">
            <text:p>437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05" calcext:value-type="float">
            <text:p>22888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46Val</text:p>
          </table:table-cell>
          <table:table-cell office:value-type="string" calcext:value-type="string">
            <text:p>gcg/gtg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06" calcext:value-type="float">
            <text:p>22888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46Pro</text:p>
          </table:table-cell>
          <table:table-cell office:value-type="string" calcext:value-type="string">
            <text:p>gcg/ccg</text:p>
          </table:table-cell>
          <table:table-cell table:style-name="ce3" office:value-type="float" office:value="436" calcext:value-type="float">
            <text:p>436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06" calcext:value-type="float">
            <text:p>22888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46Thr</text:p>
          </table:table-cell>
          <table:table-cell office:value-type="string" calcext:value-type="string">
            <text:p>gcg/ac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17" calcext:value-type="float">
            <text:p>22888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42Lys</text:p>
          </table:table-cell>
          <table:table-cell office:value-type="string" calcext:value-type="string">
            <text:p>acg/aag</text:p>
          </table:table-cell>
          <table:table-cell table:style-name="ce3" office:value-type="float" office:value="425" calcext:value-type="float">
            <text:p>42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17" calcext:value-type="float">
            <text:p>22888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42Met</text:p>
          </table:table-cell>
          <table:table-cell office:value-type="string" calcext:value-type="string">
            <text:p>acg/atg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18" calcext:value-type="float">
            <text:p>22888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42Ala</text:p>
          </table:table-cell>
          <table:table-cell office:value-type="string" calcext:value-type="string">
            <text:p>acg/gcg</text:p>
          </table:table-cell>
          <table:table-cell table:style-name="ce3" office:value-type="float" office:value="424" calcext:value-type="float">
            <text:p>42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20" calcext:value-type="float">
            <text:p>22888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n141Pro</text:p>
          </table:table-cell>
          <table:table-cell office:value-type="string" calcext:value-type="string">
            <text:p>cag/ccg</text:p>
          </table:table-cell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21" calcext:value-type="float">
            <text:p>22888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n141STOP</text:p>
          </table:table-cell>
          <table:table-cell office:value-type="string" calcext:value-type="string">
            <text:p>cag/tag</text:p>
          </table:table-cell>
          <table:table-cell table:style-name="ce2" office:value-type="float" office:value="421" calcext:value-type="float">
            <text:p>421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23" calcext:value-type="float">
            <text:p>22888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140Pro</text:p>
          </table:table-cell>
          <table:table-cell office:value-type="string" calcext:value-type="string">
            <text:p>cgc/ccc</text:p>
          </table:table-cell>
          <table:table-cell table:style-name="ce3" office:value-type="float" office:value="419" calcext:value-type="float">
            <text:p>41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26" calcext:value-type="float">
            <text:p>22888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39Gly</text:p>
          </table:table-cell>
          <table:table-cell office:value-type="string" calcext:value-type="string">
            <text:p>gtg/ggg</text:p>
          </table:table-cell>
          <table:table-cell table:style-name="ce3" office:value-type="float" office:value="416" calcext:value-type="float">
            <text:p>416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27" calcext:value-type="float">
            <text:p>22888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39Leu</text:p>
          </table:table-cell>
          <table:table-cell office:value-type="string" calcext:value-type="string">
            <text:p>gtg/ctg</text:p>
          </table:table-cell>
          <table:table-cell table:style-name="ce3" office:value-type="float" office:value="415" calcext:value-type="float">
            <text:p>41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28" calcext:value-type="float">
            <text:p>22888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s138Trp</text:p>
          </table:table-cell>
          <table:table-cell office:value-type="string" calcext:value-type="string">
            <text:p>tgt/tgg</text:p>
          </table:table-cell>
          <table:table-cell table:style-name="ce3" office:value-type="float" office:value="414" calcext:value-type="float">
            <text:p>41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30" calcext:value-type="float">
            <text:p>22888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s138Arg</text:p>
          </table:table-cell>
          <table:table-cell office:value-type="string" calcext:value-type="string">
            <text:p>tgt/cgt</text:p>
          </table:table-cell>
          <table:table-cell table:style-name="ce3" office:value-type="float" office:value="412" calcext:value-type="float">
            <text:p>41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32" calcext:value-type="float">
            <text:p>22888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137Arg</text:p>
          </table:table-cell>
          <table:table-cell office:value-type="string" calcext:value-type="string">
            <text:p>cat/cgt</text:p>
          </table:table-cell>
          <table:table-cell table:style-name="ce3" office:value-type="float" office:value="410" calcext:value-type="float">
            <text:p>41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32" calcext:value-type="float">
            <text:p>22888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137Pro</text:p>
          </table:table-cell>
          <table:table-cell office:value-type="string" calcext:value-type="string">
            <text:p>cat/cc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33" calcext:value-type="float">
            <text:p>22888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137Asp</text:p>
          </table:table-cell>
          <table:table-cell office:value-type="string" calcext:value-type="string">
            <text:p>cat/gat</text:p>
          </table:table-cell>
          <table:table-cell table:style-name="ce3" office:value-type="float" office:value="409" calcext:value-type="float">
            <text:p>40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36" calcext:value-type="float">
            <text:p>22888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136Asn</text:p>
          </table:table-cell>
          <table:table-cell office:value-type="string" calcext:value-type="string">
            <text:p>gat/aat</text:p>
          </table:table-cell>
          <table:table-cell table:style-name="ce2" office:value-type="float" office:value="406" calcext:value-type="float">
            <text:p>40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36" calcext:value-type="float">
            <text:p>22888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136Tyr</text:p>
          </table:table-cell>
          <table:table-cell office:value-type="string" calcext:value-type="string">
            <text:p>gat/ta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38" calcext:value-type="float">
            <text:p>22888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35Asn</text:p>
          </table:table-cell>
          <table:table-cell office:value-type="string" calcext:value-type="string">
            <text:p>acc/aac</text:p>
          </table:table-cell>
          <table:table-cell table:style-name="ce3" office:value-type="float" office:value="404" calcext:value-type="float">
            <text:p>40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39" calcext:value-type="float">
            <text:p>22888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35Pro</text:p>
          </table:table-cell>
          <table:table-cell office:value-type="string" calcext:value-type="string">
            <text:p>acc/ccc</text:p>
          </table:table-cell>
          <table:table-cell table:style-name="ce3" office:value-type="float" office:value="403" calcext:value-type="float">
            <text:p>403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41" calcext:value-type="float">
            <text:p>22888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34Val</text:p>
          </table:table-cell>
          <table:table-cell office:value-type="string" calcext:value-type="string">
            <text:p>gcc/gtc</text:p>
          </table:table-cell>
          <table:table-cell table:style-name="ce3" office:value-type="float" office:value="401" calcext:value-type="float">
            <text:p>40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44" calcext:value-type="float">
            <text:p>22888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e133Thr</text:p>
          </table:table-cell>
          <table:table-cell office:value-type="string" calcext:value-type="string">
            <text:p>att/act</text:p>
          </table:table-cell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47" calcext:value-type="float">
            <text:p>22888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132Ala</text:p>
          </table:table-cell>
          <table:table-cell office:value-type="string" calcext:value-type="string">
            <text:p>ggt/gct</text:p>
          </table:table-cell>
          <table:table-cell table:style-name="ce3" office:value-type="float" office:value="395" calcext:value-type="float">
            <text:p>39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47" calcext:value-type="float">
            <text:p>22888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132Asp</text:p>
          </table:table-cell>
          <table:table-cell office:value-type="string" calcext:value-type="string">
            <text:p>ggt/ga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48" calcext:value-type="float">
            <text:p>22888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132Cys</text:p>
          </table:table-cell>
          <table:table-cell office:value-type="string" calcext:value-type="string">
            <text:p>ggt/tgt</text:p>
          </table:table-cell>
          <table:table-cell table:style-name="ce3" office:value-type="float" office:value="394" calcext:value-type="float">
            <text:p>39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48" calcext:value-type="float">
            <text:p>22888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132Ser</text:p>
          </table:table-cell>
          <table:table-cell office:value-type="string" calcext:value-type="string">
            <text:p>ggt/ag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53" calcext:value-type="float">
            <text:p>22888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30Ala</text:p>
          </table:table-cell>
          <table:table-cell office:value-type="string" calcext:value-type="string">
            <text:p>gtg/gcg</text:p>
          </table:table-cell>
          <table:table-cell table:style-name="ce3" office:value-type="float" office:value="389" calcext:value-type="float">
            <text:p>38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53" calcext:value-type="float">
            <text:p>22888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30Gly</text:p>
          </table:table-cell>
          <table:table-cell office:value-type="string" calcext:value-type="string">
            <text:p>gtg/ggg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57" calcext:value-type="float">
            <text:p>22888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129Tyr</text:p>
          </table:table-cell>
          <table:table-cell office:value-type="string" calcext:value-type="string">
            <text:p>gat/tat</text:p>
          </table:table-cell>
          <table:table-cell table:style-name="ce3" office:value-type="float" office:value="385" calcext:value-type="float">
            <text:p>38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59" calcext:value-type="float">
            <text:p>22888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28Gly</text:p>
          </table:table-cell>
          <table:table-cell office:value-type="string" calcext:value-type="string">
            <text:p>gtc/ggc</text:p>
          </table:table-cell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68" calcext:value-type="float">
            <text:p>22888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25Gly</text:p>
          </table:table-cell>
          <table:table-cell office:value-type="string" calcext:value-type="string">
            <text:p>gtc/ggc</text:p>
          </table:table-cell>
          <table:table-cell table:style-name="ce3" office:value-type="float" office:value="374" calcext:value-type="float">
            <text:p>37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69" calcext:value-type="float">
            <text:p>22888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25Phe</text:p>
          </table:table-cell>
          <table:table-cell office:value-type="string" calcext:value-type="string">
            <text:p>gtc/ttc</text:p>
          </table:table-cell>
          <table:table-cell table:style-name="ce3" office:value-type="float" office:value="373" calcext:value-type="float">
            <text:p>373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74" calcext:value-type="float">
            <text:p>228887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123Pro</text:p>
          </table:table-cell>
          <table:table-cell office:value-type="string" calcext:value-type="string">
            <text:p>cgc/ccc</text:p>
          </table:table-cell>
          <table:table-cell table:style-name="ce3" office:value-type="float" office:value="368" calcext:value-type="float">
            <text:p>368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80" calcext:value-type="float">
            <text:p>22888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121Pro</text:p>
          </table:table-cell>
          <table:table-cell office:value-type="string" calcext:value-type="string">
            <text:p>cgg/ccg</text:p>
          </table:table-cell>
          <table:table-cell table:style-name="ce3" office:value-type="float" office:value="362" calcext:value-type="float">
            <text:p>36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83" calcext:value-type="float">
            <text:p>22888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20Arg</text:p>
          </table:table-cell>
          <table:table-cell office:value-type="string" calcext:value-type="string">
            <text:p>ctg/cgg</text:p>
          </table:table-cell>
          <table:table-cell table:style-name="ce3" office:value-type="float" office:value="359" calcext:value-type="float">
            <text:p>359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83" calcext:value-type="float">
            <text:p>22888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20Gln</text:p>
          </table:table-cell>
          <table:table-cell office:value-type="string" calcext:value-type="string">
            <text:p>ctg/cag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83" calcext:value-type="float">
            <text:p>22888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20Pro</text:p>
          </table:table-cell>
          <table:table-cell office:value-type="string" calcext:value-type="string">
            <text:p>ctg/ccg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85" calcext:value-type="float">
            <text:p>22888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119STOP</text:p>
          </table:table-cell>
          <table:table-cell office:value-type="string" calcext:value-type="string">
            <text:p>tgg/tga</text:p>
          </table:table-cell>
          <table:table-cell table:style-name="ce3" office:value-type="float" office:value="357" calcext:value-type="float">
            <text:p>357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886" calcext:value-type="float">
            <text:p>22888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119Ser</text:p>
          </table:table-cell>
          <table:table-cell office:value-type="string" calcext:value-type="string">
            <text:p>tgg/tcg</text:p>
          </table:table-cell>
          <table:table-cell table:style-name="ce3" office:value-type="float" office:value="356" calcext:value-type="float">
            <text:p>356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86" calcext:value-type="float">
            <text:p>228888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119STOP</text:p>
          </table:table-cell>
          <table:table-cell office:value-type="string" calcext:value-type="string">
            <text:p>tgg/tag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87" calcext:value-type="float">
            <text:p>22888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119Arg</text:p>
          </table:table-cell>
          <table:table-cell office:value-type="string" calcext:value-type="string">
            <text:p>tgg/cgg</text:p>
          </table:table-cell>
          <table:table-cell table:style-name="ce3" office:value-type="float" office:value="355" calcext:value-type="float">
            <text:p>35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87" calcext:value-type="float">
            <text:p>22888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119Gly</text:p>
          </table:table-cell>
          <table:table-cell office:value-type="string" calcext:value-type="string">
            <text:p>tgg/ggg</text:p>
          </table:table-cell>
          <table:table-cell table:style-name="ce3" office:value-type="float" office:value="355" calcext:value-type="float">
            <text:p>35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95" calcext:value-type="float">
            <text:p>22888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16Arg</text:p>
          </table:table-cell>
          <table:table-cell office:value-type="string" calcext:value-type="string">
            <text:p>ctg/cgg</text:p>
          </table:table-cell>
          <table:table-cell table:style-name="ce3" office:value-type="float" office:value="347" calcext:value-type="float">
            <text:p>347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895" calcext:value-type="float">
            <text:p>22888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16Pro</text:p>
          </table:table-cell>
          <table:table-cell office:value-type="string" calcext:value-type="string">
            <text:p>ctg/ccg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02" calcext:value-type="float">
            <text:p>22889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14Pro</text:p>
          </table:table-cell>
          <table:table-cell office:value-type="string" calcext:value-type="string">
            <text:p>acg/ccg</text:p>
          </table:table-cell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920" calcext:value-type="float">
            <text:p>22889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108Arg</text:p>
          </table:table-cell>
          <table:table-cell office:value-type="string" calcext:value-type="string">
            <text:p>gga/aga</text:p>
          </table:table-cell>
          <table:table-cell table:style-name="ce3" office:value-type="float" office:value="322" calcext:value-type="float">
            <text:p>32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20" calcext:value-type="float">
            <text:p>22889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108Arg</text:p>
          </table:table-cell>
          <table:table-cell office:value-type="string" calcext:value-type="string">
            <text:p>gga/cga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28" calcext:value-type="float">
            <text:p>22889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105Asp</text:p>
          </table:table-cell>
          <table:table-cell office:value-type="string" calcext:value-type="string">
            <text:p>ggc/gac</text:p>
          </table:table-cell>
          <table:table-cell table:style-name="ce3" office:value-type="float" office:value="314" calcext:value-type="float">
            <text:p>31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30" calcext:value-type="float">
            <text:p>22889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104Arg</text:p>
          </table:table-cell>
          <table:table-cell office:value-type="string" calcext:value-type="string">
            <text:p>agc/aga</text:p>
          </table:table-cell>
          <table:table-cell table:style-name="ce3" office:value-type="float" office:value="312" calcext:value-type="float">
            <text:p>31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31" calcext:value-type="float">
            <text:p>22889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104Ile</text:p>
          </table:table-cell>
          <table:table-cell office:value-type="string" calcext:value-type="string">
            <text:p>agc/atc</text:p>
          </table:table-cell>
          <table:table-cell table:style-name="ce3" office:value-type="float" office:value="311" calcext:value-type="float">
            <text:p>31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33" calcext:value-type="float">
            <text:p>22889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103STOP</text:p>
          </table:table-cell>
          <table:table-cell office:value-type="string" calcext:value-type="string">
            <text:p>tac/tag</text:p>
          </table:table-cell>
          <table:table-cell table:style-name="ce3" office:value-type="float" office:value="309" calcext:value-type="float">
            <text:p>30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34" calcext:value-type="float">
            <text:p>2288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103Cys</text:p>
          </table:table-cell>
          <table:table-cell office:value-type="string" calcext:value-type="string">
            <text:p>tac/tgc</text:p>
          </table:table-cell>
          <table:table-cell table:style-name="ce3" office:value-type="float" office:value="308" calcext:value-type="float">
            <text:p>308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34" calcext:value-type="float">
            <text:p>2288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103Ser</text:p>
          </table:table-cell>
          <table:table-cell office:value-type="string" calcext:value-type="string">
            <text:p>tac/tcc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935" calcext:value-type="float">
            <text:p>22889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103Asp</text:p>
          </table:table-cell>
          <table:table-cell office:value-type="string" calcext:value-type="string">
            <text:p>tac/gac</text:p>
          </table:table-cell>
          <table:table-cell table:style-name="ce3" office:value-type="float" office:value="307" calcext:value-type="float">
            <text:p>307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38" calcext:value-type="float">
            <text:p>22889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02Thr</text:p>
          </table:table-cell>
          <table:table-cell office:value-type="string" calcext:value-type="string">
            <text:p>gcg/acg</text:p>
          </table:table-cell>
          <table:table-cell table:style-name="ce3" office:value-type="float" office:value="304" calcext:value-type="float">
            <text:p>30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44" calcext:value-type="float">
            <text:p>22889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00Ala</text:p>
          </table:table-cell>
          <table:table-cell office:value-type="string" calcext:value-type="string">
            <text:p>acc/gcc</text:p>
          </table:table-cell>
          <table:table-cell table:style-name="ce3" office:value-type="float" office:value="298" calcext:value-type="float">
            <text:p>298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44" calcext:value-type="float">
            <text:p>22889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00Pro</text:p>
          </table:table-cell>
          <table:table-cell office:value-type="string" calcext:value-type="string">
            <text:p>acc/ccc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45" calcext:value-type="float">
            <text:p>22889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99STOP</text:p>
          </table:table-cell>
          <table:table-cell office:value-type="string" calcext:value-type="string">
            <text:p>tac/taa</text:p>
          </table:table-cell>
          <table:table-cell table:style-name="ce3" office:value-type="float" office:value="297" calcext:value-type="float">
            <text:p>297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52" calcext:value-type="float">
            <text:p>228895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97Ala</text:p>
          </table:table-cell>
          <table:table-cell office:value-type="string" calcext:value-type="string">
            <text:p>ggt/gct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52" calcext:value-type="float">
            <text:p>228895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97Asp</text:p>
          </table:table-cell>
          <table:table-cell office:value-type="string" calcext:value-type="string">
            <text:p>ggt/ga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53" calcext:value-type="float">
            <text:p>22889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97Ser</text:p>
          </table:table-cell>
          <table:table-cell office:value-type="string" calcext:value-type="string">
            <text:p>ggt/agt</text:p>
          </table:table-cell>
          <table:table-cell table:style-name="ce3" office:value-type="float" office:value="289" calcext:value-type="float">
            <text:p>289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954" calcext:value-type="float">
            <text:p>22889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ys96Asn</text:p>
          </table:table-cell>
          <table:table-cell office:value-type="string" calcext:value-type="string">
            <text:p>aag/aac</text:p>
          </table:table-cell>
          <table:table-cell table:style-name="ce3" office:value-type="float" office:value="288" calcext:value-type="float">
            <text:p>288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55" calcext:value-type="float">
            <text:p>22889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ys96Arg</text:p>
          </table:table-cell>
          <table:table-cell office:value-type="string" calcext:value-type="string">
            <text:p>aag/agg</text:p>
          </table:table-cell>
          <table:table-cell table:style-name="ce3" office:value-type="float" office:value="287" calcext:value-type="float">
            <text:p>287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55" calcext:value-type="float">
            <text:p>22889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ys96Thr</text:p>
          </table:table-cell>
          <table:table-cell office:value-type="string" calcext:value-type="string">
            <text:p>aag/acg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56" calcext:value-type="float">
            <text:p>22889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ys96Gln</text:p>
          </table:table-cell>
          <table:table-cell office:value-type="string" calcext:value-type="string">
            <text:p>aag/cag</text:p>
          </table:table-cell>
          <table:table-cell table:style-name="ce3" office:value-type="float" office:value="286" calcext:value-type="float">
            <text:p>286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56" calcext:value-type="float">
            <text:p>22889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ys96Glu</text:p>
          </table:table-cell>
          <table:table-cell office:value-type="string" calcext:value-type="string">
            <text:p>aag/gag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957" calcext:value-type="float">
            <text:p>22889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95STOP</text:p>
          </table:table-cell>
          <table:table-cell office:value-type="string" calcext:value-type="string">
            <text:p>tac/tag</text:p>
          </table:table-cell>
          <table:table-cell table:style-name="ce3" office:value-type="float" office:value="285" calcext:value-type="float">
            <text:p>28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60" calcext:value-type="float">
            <text:p>22889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94Leu</text:p>
          </table:table-cell>
          <table:table-cell office:value-type="string" calcext:value-type="string">
            <text:p>ttc/tta</text:p>
          </table:table-cell>
          <table:table-cell table:style-name="ce3" office:value-type="float" office:value="282" calcext:value-type="float">
            <text:p>28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60" calcext:value-type="float">
            <text:p>22889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94Leu</text:p>
          </table:table-cell>
          <table:table-cell office:value-type="string" calcext:value-type="string">
            <text:p>ttc/tt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61" calcext:value-type="float">
            <text:p>22889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94Cys</text:p>
          </table:table-cell>
          <table:table-cell office:value-type="string" calcext:value-type="string">
            <text:p>ttc/tgc</text:p>
          </table:table-cell>
          <table:table-cell table:style-name="ce3" office:value-type="float" office:value="281" calcext:value-type="float">
            <text:p>28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61" calcext:value-type="float">
            <text:p>22889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94Ser</text:p>
          </table:table-cell>
          <table:table-cell office:value-type="string" calcext:value-type="string">
            <text:p>ttc/tcc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62" calcext:value-type="float">
            <text:p>22889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94Leu</text:p>
          </table:table-cell>
          <table:table-cell office:value-type="string" calcext:value-type="string">
            <text:p>ttc/ctc</text:p>
          </table:table-cell>
          <table:table-cell table:style-name="ce3" office:value-type="float" office:value="280" calcext:value-type="float">
            <text:p>28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71" calcext:value-type="float">
            <text:p>22889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u91STOP</text:p>
          </table:table-cell>
          <table:table-cell office:value-type="string" calcext:value-type="string">
            <text:p>gag/tag</text:p>
          </table:table-cell>
          <table:table-cell table:style-name="ce3" office:value-type="float" office:value="271" calcext:value-type="float">
            <text:p>27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82" calcext:value-type="float">
            <text:p>22889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87Met</text:p>
          </table:table-cell>
          <table:table-cell office:value-type="string" calcext:value-type="string">
            <text:p>acg/atg</text:p>
          </table:table-cell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988" calcext:value-type="float">
            <text:p>22889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85Arg</text:p>
          </table:table-cell>
          <table:table-cell office:value-type="string" calcext:value-type="string">
            <text:p>ctg/cgg</text:p>
          </table:table-cell>
          <table:table-cell table:style-name="ce3" office:value-type="float" office:value="254" calcext:value-type="float">
            <text:p>25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88" calcext:value-type="float">
            <text:p>22889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85Pro</text:p>
          </table:table-cell>
          <table:table-cell office:value-type="string" calcext:value-type="string">
            <text:p>ctg/ccg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8997" calcext:value-type="float">
            <text:p>2288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82Arg</text:p>
          </table:table-cell>
          <table:table-cell office:value-type="string" calcext:value-type="string">
            <text:p>cat/cgt</text:p>
          </table:table-cell>
          <table:table-cell table:style-name="ce3" office:value-type="float" office:value="245" calcext:value-type="float">
            <text:p>24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8998" calcext:value-type="float">
            <text:p>22889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82Asp</text:p>
          </table:table-cell>
          <table:table-cell office:value-type="string" calcext:value-type="string">
            <text:p>cat/gat</text:p>
          </table:table-cell>
          <table:table-cell table:style-name="ce3" office:value-type="float" office:value="244" calcext:value-type="float">
            <text:p>24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00" calcext:value-type="float">
            <text:p>22890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81Cys</text:p>
          </table:table-cell>
          <table:table-cell office:value-type="string" calcext:value-type="string">
            <text:p>ttc/tgc</text:p>
          </table:table-cell>
          <table:table-cell table:style-name="ce3" office:value-type="float" office:value="242" calcext:value-type="float">
            <text:p>24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00" calcext:value-type="float">
            <text:p>22890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81Ser</text:p>
          </table:table-cell>
          <table:table-cell office:value-type="string" calcext:value-type="string">
            <text:p>ttc/tcc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01" calcext:value-type="float">
            <text:p>22890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81Val</text:p>
          </table:table-cell>
          <table:table-cell office:value-type="string" calcext:value-type="string">
            <text:p>ttc/gtc</text:p>
          </table:table-cell>
          <table:table-cell table:style-name="ce3" office:value-type="float" office:value="241" calcext:value-type="float">
            <text:p>24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16" calcext:value-type="float">
            <text:p>2289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76Pro</text:p>
          </table:table-cell>
          <table:table-cell office:value-type="string" calcext:value-type="string">
            <text:p>act/cct</text:p>
          </table:table-cell>
          <table:table-cell table:style-name="ce3" office:value-type="float" office:value="226" calcext:value-type="float">
            <text:p>22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28" calcext:value-type="float">
            <text:p>22890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s72Arg</text:p>
          </table:table-cell>
          <table:table-cell office:value-type="string" calcext:value-type="string">
            <text:p>tgc/cgc</text:p>
          </table:table-cell>
          <table:table-cell table:style-name="ce3" office:value-type="float" office:value="214" calcext:value-type="float">
            <text:p>21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29" calcext:value-type="float">
            <text:p>22890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71Gln</text:p>
          </table:table-cell>
          <table:table-cell office:value-type="string" calcext:value-type="string">
            <text:p>cat/caa</text:p>
          </table:table-cell>
          <table:table-cell table:style-name="ce3" office:value-type="float" office:value="213" calcext:value-type="float">
            <text:p>213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30" calcext:value-type="float">
            <text:p>2289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71Arg</text:p>
          </table:table-cell>
          <table:table-cell office:value-type="string" calcext:value-type="string">
            <text:p>cat/cgt</text:p>
          </table:table-cell>
          <table:table-cell table:style-name="ce3" office:value-type="float" office:value="212" calcext:value-type="float">
            <text:p>21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31" calcext:value-type="float">
            <text:p>22890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71Tyr</text:p>
          </table:table-cell>
          <table:table-cell office:value-type="string" calcext:value-type="string">
            <text:p>cat/tat</text:p>
          </table:table-cell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36" calcext:value-type="float">
            <text:p>22890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69Leu</text:p>
          </table:table-cell>
          <table:table-cell office:value-type="string" calcext:value-type="string">
            <text:p>cca/cta</text:p>
          </table:table-cell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38" calcext:value-type="float">
            <text:p>22890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68Cys</text:p>
          </table:table-cell>
          <table:table-cell office:value-type="string" calcext:value-type="string">
            <text:p>tgg/tgc</text:p>
          </table:table-cell>
          <table:table-cell table:style-name="ce3" office:value-type="float" office:value="204" calcext:value-type="float">
            <text:p>20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38" calcext:value-type="float">
            <text:p>22890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68Cys</text:p>
          </table:table-cell>
          <table:table-cell office:value-type="string" calcext:value-type="string">
            <text:p>tgg/tg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39" calcext:value-type="float">
            <text:p>22890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68Ser</text:p>
          </table:table-cell>
          <table:table-cell office:value-type="string" calcext:value-type="string">
            <text:p>tgg/tcg</text:p>
          </table:table-cell>
          <table:table-cell table:style-name="ce3" office:value-type="float" office:value="203" calcext:value-type="float">
            <text:p>203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39" calcext:value-type="float">
            <text:p>22890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68STOP</text:p>
          </table:table-cell>
          <table:table-cell office:value-type="string" calcext:value-type="string">
            <text:p>tgg/ta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40" calcext:value-type="float">
            <text:p>22890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68Arg</text:p>
          </table:table-cell>
          <table:table-cell office:value-type="string" calcext:value-type="string">
            <text:p>tgg/cgg</text:p>
          </table:table-cell>
          <table:table-cell table:style-name="ce3" office:value-type="float" office:value="202" calcext:value-type="float">
            <text:p>202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40" calcext:value-type="float">
            <text:p>22890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68Gly</text:p>
          </table:table-cell>
          <table:table-cell office:value-type="string" calcext:value-type="string">
            <text:p>tgg/ggg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43" calcext:value-type="float">
            <text:p>22890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67Pro</text:p>
          </table:table-cell>
          <table:table-cell office:value-type="string" calcext:value-type="string">
            <text:p>tcg/ccg</text:p>
          </table:table-cell>
          <table:table-cell table:style-name="ce3" office:value-type="float" office:value="199" calcext:value-type="float">
            <text:p>19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65-</text:p>
          </table:table-cell>
          <table:table-cell office:value-type="string" calcext:value-type="string">
            <text:p>tcc/atcc</text:p>
          </table:table-cell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50" calcext:value-type="float">
            <text:p>22890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64STOP</text:p>
          </table:table-cell>
          <table:table-cell office:value-type="string" calcext:value-type="string">
            <text:p>tat/tag</text:p>
          </table:table-cell>
          <table:table-cell table:style-name="ce3" office:value-type="float" office:value="192" calcext:value-type="float">
            <text:p>19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52" calcext:value-type="float">
            <text:p>22890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64Asp</text:p>
          </table:table-cell>
          <table:table-cell office:value-type="string" calcext:value-type="string">
            <text:p>tat/gat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54" calcext:value-type="float">
            <text:p>22890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63Gly</text:p>
          </table:table-cell>
          <table:table-cell office:value-type="string" calcext:value-type="string">
            <text:p>gac/ggc</text:p>
          </table:table-cell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57" calcext:value-type="float">
            <text:p>22890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62Leu</text:p>
          </table:table-cell>
          <table:table-cell office:value-type="string" calcext:value-type="string">
            <text:p>ccg/ctg</text:p>
          </table:table-cell>
          <table:table-cell table:style-name="ce3" office:value-type="float" office:value="185" calcext:value-type="float">
            <text:p>18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61" calcext:value-type="float">
            <text:p>2289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61Pro</text:p>
          </table:table-cell>
          <table:table-cell office:value-type="string" calcext:value-type="string">
            <text:p>aca/cca</text:p>
          </table:table-cell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68" calcext:value-type="float">
            <text:p>22890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58Leu</text:p>
          </table:table-cell>
          <table:table-cell office:value-type="string" calcext:value-type="string">
            <text:p>ttc/tta</text:p>
          </table:table-cell>
          <table:table-cell table:style-name="ce3" office:value-type="float" office:value="174" calcext:value-type="float">
            <text:p>17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68" calcext:value-type="float">
            <text:p>22890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58Leu</text:p>
          </table:table-cell>
          <table:table-cell office:value-type="string" calcext:value-type="string">
            <text:p>ttc/tt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70" calcext:value-type="float">
            <text:p>22890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58Leu</text:p>
          </table:table-cell>
          <table:table-cell office:value-type="string" calcext:value-type="string">
            <text:p>ttc/ctc</text:p>
          </table:table-cell>
          <table:table-cell table:style-name="ce3" office:value-type="float" office:value="172" calcext:value-type="float">
            <text:p>17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71" calcext:value-type="float">
            <text:p>22890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57Gln</text:p>
          </table:table-cell>
          <table:table-cell office:value-type="string" calcext:value-type="string">
            <text:p>cac/ag</text:p>
          </table:table-cell>
          <table:table-cell table:style-name="ce3" office:value-type="float" office:value="171" calcext:value-type="float">
            <text:p>17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72" calcext:value-type="float">
            <text:p>2289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57Arg</text:p>
          </table:table-cell>
          <table:table-cell office:value-type="string" calcext:value-type="string">
            <text:p>cac/cgc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72" calcext:value-type="float">
            <text:p>2289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57Pro</text:p>
          </table:table-cell>
          <table:table-cell office:value-type="string" calcext:value-type="string">
            <text:p>cac/ccc</text:p>
          </table:table-cell>
          <table:table-cell table:style-name="ce3" office:value-type="float" office:value="170" calcext:value-type="float">
            <text:p>17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73" calcext:value-type="float">
            <text:p>22890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57Asp</text:p>
          </table:table-cell>
          <table:table-cell office:value-type="string" calcext:value-type="string">
            <text:p>cac/gac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73" calcext:value-type="float">
            <text:p>22890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57Tyr</text:p>
          </table:table-cell>
          <table:table-cell office:value-type="string" calcext:value-type="string">
            <text:p>cac/tac</text:p>
          </table:table-cell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81" calcext:value-type="float">
            <text:p>22890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54Arg</text:p>
          </table:table-cell>
          <table:table-cell office:value-type="string" calcext:value-type="string">
            <text:p>ccg/cgg</text:p>
          </table:table-cell>
          <table:table-cell table:style-name="ce3" office:value-type="float" office:value="161" calcext:value-type="float">
            <text:p>16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81" calcext:value-type="float">
            <text:p>22890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54Gln</text:p>
          </table:table-cell>
          <table:table-cell office:value-type="string" calcext:value-type="string">
            <text:p>ccg/cag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81" calcext:value-type="float">
            <text:p>22890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54Leu</text:p>
          </table:table-cell>
          <table:table-cell office:value-type="string" calcext:value-type="string">
            <text:p>ccg/ctg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82" calcext:value-type="float">
            <text:p>22890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54Ser</text:p>
          </table:table-cell>
          <table:table-cell office:value-type="string" calcext:value-type="string">
            <text:p>ccg/tcg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89" calcext:value-type="float">
            <text:p>22890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51Gln</text:p>
          </table:table-cell>
          <table:table-cell office:value-type="string" calcext:value-type="string">
            <text:p>cac/caa</text:p>
          </table:table-cell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90" calcext:value-type="float">
            <text:p>22890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51Arg</text:p>
          </table:table-cell>
          <table:table-cell office:value-type="string" calcext:value-type="string">
            <text:p>cac/cgc</text:p>
          </table:table-cell>
          <table:table-cell table:style-name="ce3" office:value-type="float" office:value="152" calcext:value-type="float">
            <text:p>15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90" calcext:value-type="float">
            <text:p>22890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51Pro</text:p>
          </table:table-cell>
          <table:table-cell office:value-type="string" calcext:value-type="string">
            <text:p>cac/ccc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91" calcext:value-type="float">
            <text:p>22890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51Tyr</text:p>
          </table:table-cell>
          <table:table-cell office:value-type="string" calcext:value-type="string">
            <text:p>cac/tac</text:p>
          </table:table-cell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096" calcext:value-type="float">
            <text:p>22890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49Ala</text:p>
          </table:table-cell>
          <table:table-cell office:value-type="string" calcext:value-type="string">
            <text:p>gac/gcc</text:p>
          </table:table-cell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96" calcext:value-type="float">
            <text:p>22890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49Gly</text:p>
          </table:table-cell>
          <table:table-cell office:value-type="string" calcext:value-type="string">
            <text:p>gac/ggc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097" calcext:value-type="float">
            <text:p>228909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49Asn</text:p>
          </table:table-cell>
          <table:table-cell office:value-type="string" calcext:value-type="string">
            <text:p>gac/aac</text:p>
          </table:table-cell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00" calcext:value-type="float">
            <text:p>2289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ys48Glu</text:p>
          </table:table-cell>
          <table:table-cell office:value-type="string" calcext:value-type="string">
            <text:p>aag/gag</text:p>
          </table:table-cell>
          <table:table-cell table:style-name="ce3" office:value-type="float" office:value="142" calcext:value-type="float">
            <text:p>14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00" calcext:value-type="float">
            <text:p>2289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ys48STOP</text:p>
          </table:table-cell>
          <table:table-cell office:value-type="string" calcext:value-type="string">
            <text:p>aag/tag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03" calcext:value-type="float">
            <text:p>22891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47Ala</text:p>
          </table:table-cell>
          <table:table-cell office:value-type="string" calcext:value-type="string">
            <text:p>acc/gcc</text:p>
          </table:table-cell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103" calcext:value-type="float">
            <text:p>22891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47Pro</text:p>
          </table:table-cell>
          <table:table-cell office:value-type="string" calcext:value-type="string">
            <text:p>acc/cc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08" calcext:value-type="float">
            <text:p>22891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45Gly</text:p>
          </table:table-cell>
          <table:table-cell office:value-type="string" calcext:value-type="string">
            <text:p>gtg/ggg</text:p>
          </table:table-cell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111" calcext:value-type="float">
            <text:p>2289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44Gly</text:p>
          </table:table-cell>
          <table:table-cell office:value-type="string" calcext:value-type="string">
            <text:p>gtc/ggc</text:p>
          </table:table-cell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33" calcext:value-type="float">
            <text:p>22891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u37top</text:p>
          </table:table-cell>
          <table:table-cell office:value-type="string" calcext:value-type="string">
            <text:p>gaa/taa</text:p>
          </table:table-cell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38" calcext:value-type="float">
            <text:p>2289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35Pro</text:p>
          </table:table-cell>
          <table:table-cell office:value-type="string" calcext:value-type="string">
            <text:p>ctg/ccg</text:p>
          </table:table-cell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40" calcext:value-type="float">
            <text:p>2289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34STOP</text:p>
          </table:table-cell>
          <table:table-cell office:value-type="string" calcext:value-type="string">
            <text:p>tac/tag</text:p>
          </table:table-cell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50" calcext:value-type="float">
            <text:p>2289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e31Ser</text:p>
          </table:table-cell>
          <table:table-cell office:value-type="string" calcext:value-type="string">
            <text:p>atc/agc</text:p>
          </table:table-cell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59" calcext:value-type="float">
            <text:p>22891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28Asp</text:p>
          </table:table-cell>
          <table:table-cell office:value-type="string" calcext:value-type="string">
            <text:p>gcc/gac</text:p>
          </table:table-cell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162" calcext:value-type="float">
            <text:p>22891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27Pro</text:p>
          </table:table-cell>
          <table:table-cell office:value-type="string" calcext:value-type="string">
            <text:p>ctg/ccg</text:p>
          </table:table-cell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71" calcext:value-type="float">
            <text:p>228917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24Asp</text:p>
          </table:table-cell>
          <table:table-cell office:value-type="string" calcext:value-type="string">
            <text:p>ggc/gac</text:p>
          </table:table-cell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80" calcext:value-type="float">
            <text:p>22891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21Gly</text:p>
          </table:table-cell>
          <table:table-cell office:value-type="string" calcext:value-type="string">
            <text:p>gta/gga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86" calcext:value-type="float">
            <text:p>2289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9Pro</text:p>
          </table:table-cell>
          <table:table-cell office:value-type="string" calcext:value-type="string">
            <text:p>ctg/ccg</text:p>
          </table:table-cell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193" calcext:value-type="float">
            <text:p>22891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17Ser</text:p>
          </table:table-cell>
          <table:table-cell office:value-type="string" calcext:value-type="string">
            <text:p>ggc/agc</text:p>
          </table:table-cell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00" calcext:value-type="float">
            <text:p>2289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s14STOP</text:p>
          </table:table-cell>
          <table:table-cell office:value-type="string" calcext:value-type="string">
            <text:p>tgc/tga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01" calcext:value-type="float">
            <text:p>22892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s14Tyr</text:p>
          </table:table-cell>
          <table:table-cell office:value-type="string" calcext:value-type="string">
            <text:p>tgc/tac</text:p>
          </table:table-cell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02" calcext:value-type="float">
            <text:p>22892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s14Arg</text:p>
          </table:table-cell>
          <table:table-cell office:value-type="string" calcext:value-type="string">
            <text:p>tgc/cgc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03" calcext:value-type="float">
            <text:p>22892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13Leu</text:p>
          </table:table-cell>
          <table:table-cell office:value-type="string" calcext:value-type="string">
            <text:p>ttc/ttg</text:p>
          </table:table-cell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04" calcext:value-type="float">
            <text:p>22892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13Ser</text:p>
          </table:table-cell>
          <table:table-cell office:value-type="string" calcext:value-type="string">
            <text:p>ttc/tcc</text:p>
          </table:table-cell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06" calcext:value-type="float">
            <text:p>22892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12Glu</text:p>
          </table:table-cell>
          <table:table-cell office:value-type="string" calcext:value-type="string">
            <text:p>gac/gag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07" calcext:value-type="float">
            <text:p>22892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12Ala</text:p>
          </table:table-cell>
          <table:table-cell office:value-type="string" calcext:value-type="string">
            <text:p>gac/gcc</text:p>
          </table:table-cell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08" calcext:value-type="float">
            <text:p>22892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12Asn</text:p>
          </table:table-cell>
          <table:table-cell office:value-type="string" calcext:value-type="string">
            <text:p>gac/aac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13" calcext:value-type="float">
            <text:p>2289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n10Arg</text:p>
          </table:table-cell>
          <table:table-cell office:value-type="string" calcext:value-type="string">
            <text:p>cag/cg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13" calcext:value-type="float">
            <text:p>22892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n10Pro</text:p>
          </table:table-cell>
          <table:table-cell office:value-type="string" calcext:value-type="string">
            <text:p>cag/cc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14" calcext:value-type="float">
            <text:p>22892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n10Lys</text:p>
          </table:table-cell>
          <table:table-cell office:value-type="string" calcext:value-type="string">
            <text:p>cag/aag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16" calcext:value-type="float">
            <text:p>22892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9Ala</text:p>
          </table:table-cell>
          <table:table-cell office:value-type="string" calcext:value-type="string">
            <text:p>gtg/gc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16" calcext:value-type="float">
            <text:p>22892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9Gly</text:p>
          </table:table-cell>
          <table:table-cell office:value-type="string" calcext:value-type="string">
            <text:p>gtg/gg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18" calcext:value-type="float">
            <text:p>22892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8Glu</text:p>
          </table:table-cell>
          <table:table-cell office:value-type="string" calcext:value-type="string">
            <text:p>gac/gaa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19" calcext:value-type="float">
            <text:p>22892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8Ala</text:p>
          </table:table-cell>
          <table:table-cell office:value-type="string" calcext:value-type="string">
            <text:p>gac/gcc</text:p>
          </table:table-cell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19" calcext:value-type="float">
            <text:p>22892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8Gly</text:p>
          </table:table-cell>
          <table:table-cell office:value-type="string" calcext:value-type="string">
            <text:p>gac/gg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20" calcext:value-type="float">
            <text:p>22892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8Asn</text:p>
          </table:table-cell>
          <table:table-cell office:value-type="string" calcext:value-type="string">
            <text:p>gac/aac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22" calcext:value-type="float">
            <text:p>22892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7Asp</text:p>
          </table:table-cell>
          <table:table-cell office:value-type="string" calcext:value-type="string">
            <text:p>gtc/ga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22" calcext:value-type="float">
            <text:p>22892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7Gly</text:p>
          </table:table-cell>
          <table:table-cell office:value-type="string" calcext:value-type="string">
            <text:p>gtc/ggc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23" calcext:value-type="float">
            <text:p>22892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7Phe</text:p>
          </table:table-cell>
          <table:table-cell office:value-type="string" calcext:value-type="string">
            <text:p>gtc/ttc</text:p>
          </table:table-cell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25" calcext:value-type="float">
            <text:p>22892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e6Thr</text:p>
          </table:table-cell>
          <table:table-cell office:value-type="string" calcext:value-type="string">
            <text:p>atc/acc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e6-</text:p>
          </table:table-cell>
          <table:table-cell office:value-type="string" calcext:value-type="string">
            <text:p>atc/cat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31" calcext:value-type="float">
            <text:p>22892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4Ser</text:p>
          </table:table-cell>
          <table:table-cell office:value-type="string" calcext:value-type="string">
            <text:p>ttg/tcg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31" calcext:value-type="float">
            <text:p>22892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4Trp</text:p>
          </table:table-cell>
          <table:table-cell office:value-type="string" calcext:value-type="string">
            <text:p>ttg/tg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34" calcext:value-type="float">
            <text:p>2289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3Glu</text:p>
          </table:table-cell>
          <table:table-cell office:value-type="string" calcext:value-type="string">
            <text:p>gcg/gag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35" calcext:value-type="float">
            <text:p>228923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3Pro</text:p>
          </table:table-cell>
          <table:table-cell office:value-type="string" calcext:value-type="string">
            <text:p>gcg/cc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39" calcext:value-type="float">
            <text:p>22892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1Ile</text:p>
          </table:table-cell>
          <table:table-cell office:value-type="string" calcext:value-type="string">
            <text:p>atg/a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azinamide (PZA)</text:p>
          </table:table-cell>
          <table:table-cell table:number-columns-repeated="1011"/>
        </table:table-row>
        <table:table-row table:style-name="ro1">
          <table:table-cell office:value-type="float" office:value="2289239" calcext:value-type="float">
            <text:p>22892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1Ile</text:p>
          </table:table-cell>
          <table:table-cell office:value-type="string" calcext:value-type="string">
            <text:p>atg/ata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40" calcext:value-type="float">
            <text:p>22892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1Lys</text:p>
          </table:table-cell>
          <table:table-cell office:value-type="string" calcext:value-type="string">
            <text:p>atg/aag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40" calcext:value-type="float">
            <text:p>22892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1Thr</text:p>
          </table:table-cell>
          <table:table-cell office:value-type="string" calcext:value-type="string">
            <text:p>atg/acg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48" calcext:value-type="float">
            <text:p>22892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3" office:value-type="float" office:value="-7" calcext:value-type="float">
            <text:p>-7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48" calcext:value-type="float">
            <text:p>22892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-7" calcext:value-type="float">
            <text:p>-7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52" calcext:value-type="float">
            <text:p>22892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3" office:value-type="float" office:value="-11" calcext:value-type="float">
            <text:p>-1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52" calcext:value-type="float">
            <text:p>22892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-11" calcext:value-type="float">
            <text:p>-1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289252" calcext:value-type="float">
            <text:p>22892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table:style-name="ce2" office:value-type="float" office:value="-11" calcext:value-type="float">
            <text:p>-11</text:p>
          </table:table-cell>
          <table:table-cell office:value-type="string" calcext:value-type="string">
            <text:p>pyrazinamide (PZA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2715342" calcext:value-type="float">
            <text:p>27153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416c</text:p>
          </table:table-cell>
          <table:table-cell office:value-type="string" calcext:value-type="string">
            <text:p>eis</text:p>
          </table:table-cell>
          <table:table-cell office:value-type="float" office:value="2715332" calcext:value-type="float">
            <text:p>2715332</text:p>
          </table:table-cell>
          <table:table-cell office:value-type="float" office:value="2714124" calcext:value-type="float">
            <text:p>2714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anamycin (KAN)</text:p>
          </table:table-cell>
          <table:table-cell table:number-columns-repeated="1011"/>
        </table:table-row>
        <table:table-row table:style-name="ro1">
          <table:table-cell office:value-type="float" office:value="2715346" calcext:value-type="float">
            <text:p>27153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416c</text:p>
          </table:table-cell>
          <table:table-cell office:value-type="string" calcext:value-type="string">
            <text:p>eis</text:p>
          </table:table-cell>
          <table:table-cell office:value-type="float" office:value="2715332" calcext:value-type="float">
            <text:p>2715332</text:p>
          </table:table-cell>
          <table:table-cell office:value-type="float" office:value="2714124" calcext:value-type="float">
            <text:p>2714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kanamycin (KAN)</text:p>
          </table:table-cell>
          <table:table-cell table:number-columns-repeated="1011"/>
        </table:table-row>
        <table:table-row table:style-name="ro1">
          <table:table-cell office:value-type="float" office:value="2726136" calcext:value-type="float">
            <text:p>27261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428</text:p>
          </table:table-cell>
          <table:table-cell office:value-type="string" calcext:value-type="string">
            <text:p>ahpC</text:p>
          </table:table-cell>
          <table:table-cell office:value-type="float" office:value="2726193" calcext:value-type="float">
            <text:p>2726193</text:p>
          </table:table-cell>
          <table:table-cell office:value-type="float" office:value="2726780" calcext:value-type="float">
            <text:p>272678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isoniazid (INH)</text:p>
          </table:table-cell>
          <table:table-cell table:number-columns-repeated="1011"/>
        </table:table-row>
        <table:table-row table:style-name="ro1">
          <table:table-cell office:value-type="float" office:value="2726145" calcext:value-type="float">
            <text:p>2726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428</text:p>
          </table:table-cell>
          <table:table-cell office:value-type="string" calcext:value-type="string">
            <text:p>ahpC</text:p>
          </table:table-cell>
          <table:table-cell office:value-type="float" office:value="2726193" calcext:value-type="float">
            <text:p>2726193</text:p>
          </table:table-cell>
          <table:table-cell office:value-type="float" office:value="2726780" calcext:value-type="float">
            <text:p>272678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isoniazid (INH)</text:p>
          </table:table-cell>
          <table:table-cell table:number-columns-repeated="1011"/>
        </table:table-row>
        <table:table-row table:style-name="ro1">
          <table:table-cell office:value-type="float" office:value="3073808" calcext:value-type="float">
            <text:p>30738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764c</text:p>
          </table:table-cell>
          <table:table-cell office:value-type="string" calcext:value-type="string">
            <text:p>thyA</text:p>
          </table:table-cell>
          <table:table-cell office:value-type="float" office:value="3074471" calcext:value-type="float">
            <text:p>3074471</text:p>
          </table:table-cell>
          <table:table-cell office:value-type="float" office:value="3073680" calcext:value-type="float">
            <text:p>30736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222Gly</text:p>
          </table:table-cell>
          <table:table-cell office:value-type="string" calcext:value-type="string">
            <text:p>cgc/ggc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para-aminosalicylic acid (PAS)</text:p>
          </table:table-cell>
          <table:table-cell table:number-columns-repeated="1011"/>
        </table:table-row>
        <table:table-row table:style-name="ro1">
          <table:table-cell office:value-type="float" office:value="4241078" calcext:value-type="float">
            <text:p>42410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3</text:p>
          </table:table-cell>
          <table:table-cell office:value-type="string" calcext:value-type="string">
            <text:p>embC</text:p>
          </table:table-cell>
          <table:table-cell office:value-type="float" office:value="4239863" calcext:value-type="float">
            <text:p>4239863</text:p>
          </table:table-cell>
          <table:table-cell office:value-type="float" office:value="4243147" calcext:value-type="float">
            <text:p>4243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le406Val</text:p>
          </table:table-cell>
          <table:table-cell office:value-type="string" calcext:value-type="string">
            <text:p>atc/gtc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3221" calcext:value-type="float">
            <text:p>42432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3225" calcext:value-type="float">
            <text:p>4243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3242" calcext:value-type="float">
            <text:p>42432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4Asn</text:p>
          </table:table-cell>
          <table:table-cell office:value-type="string" calcext:value-type="string">
            <text:p>gac/a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3245" calcext:value-type="float">
            <text:p>42432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5Ser</text:p>
          </table:table-cell>
          <table:table-cell office:value-type="string" calcext:value-type="string">
            <text:p>ggt/ag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3833" calcext:value-type="float">
            <text:p>42438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201Thr</text:p>
          </table:table-cell>
          <table:table-cell office:value-type="string" calcext:value-type="string">
            <text:p>gcg/acg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4193" calcext:value-type="float">
            <text:p>42441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321Ser</text:p>
          </table:table-cell>
          <table:table-cell office:value-type="string" calcext:value-type="string">
            <text:p>ggc/agc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4281" calcext:value-type="float">
            <text:p>42442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350Asp</text:p>
          </table:table-cell>
          <table:table-cell office:value-type="string" calcext:value-type="string">
            <text:p>ggc/gac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4617" calcext:value-type="float">
            <text:p>42446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462Val</text:p>
          </table:table-cell>
          <table:table-cell office:value-type="string" calcext:value-type="string">
            <text:p>gcg/gt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5730" calcext:value-type="float">
            <text:p>42457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833Ala</text:p>
          </table:table-cell>
          <table:table-cell office:value-type="string" calcext:value-type="string">
            <text:p>gac/gcc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6734" calcext:value-type="float">
            <text:p>42467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74Arg</text:p>
          </table:table-cell>
          <table:table-cell office:value-type="string" calcext:value-type="string">
            <text:p>ctg/cgg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7402" calcext:value-type="float">
            <text:p>42474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297Ala</text:p>
          </table:table-cell>
          <table:table-cell office:value-type="string" calcext:value-type="string">
            <text:p>tcg/gcg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7429" calcext:value-type="float">
            <text:p>42474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t306Val</text:p>
          </table:table-cell>
          <table:table-cell office:value-type="string" calcext:value-type="string">
            <text:p>atg/gtg</text:p>
          </table:table-cell>
          <table:table-cell table:style-name="ce3" office:value-type="float" office:value="916" calcext:value-type="float">
            <text:p>916</text:p>
          </table:table-cell>
          <table:table-cell office:value-type="string" calcext:value-type="string">
            <text:p>ethambutol (EMB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4247429" calcext:value-type="float">
            <text:p>42474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t306Leu</text:p>
          </table:table-cell>
          <table:table-cell office:value-type="string" calcext:value-type="string">
            <text:p>atg/ctg</text:p>
          </table:table-cell>
          <table:table-cell table:style-name="ce2" office:value-type="float" office:value="916" calcext:value-type="float">
            <text:p>916</text:p>
          </table:table-cell>
          <table:table-cell office:value-type="string" calcext:value-type="string">
            <text:p>ethambutol (EMB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4247430" calcext:value-type="float">
            <text:p>42474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t306Thr</text:p>
          </table:table-cell>
          <table:table-cell office:value-type="string" calcext:value-type="string">
            <text:p>atg/acg</text:p>
          </table:table-cell>
          <table:table-cell table:style-name="ce3" office:value-type="float" office:value="917" calcext:value-type="float">
            <text:p>917</text:p>
          </table:table-cell>
          <table:table-cell office:value-type="string" calcext:value-type="string">
            <text:p>ethambutol (EMB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4247431" calcext:value-type="float">
            <text:p>42474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t306Ile</text:p>
          </table:table-cell>
          <table:table-cell office:value-type="string" calcext:value-type="string">
            <text:p>atg/ata</text:p>
          </table:table-cell>
          <table:table-cell table:style-name="ce3" office:value-type="float" office:value="918" calcext:value-type="float">
            <text:p>918</text:p>
          </table:table-cell>
          <table:table-cell office:value-type="string" calcext:value-type="string">
            <text:p>ethambutol (EMB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4247431" calcext:value-type="float">
            <text:p>42474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t306Ile</text:p>
          </table:table-cell>
          <table:table-cell office:value-type="string" calcext:value-type="string">
            <text:p>atg/atc</text:p>
          </table:table-cell>
          <table:table-cell table:style-name="ce2" office:value-type="float" office:value="918" calcext:value-type="float">
            <text:p>918</text:p>
          </table:table-cell>
          <table:table-cell office:value-type="string" calcext:value-type="string">
            <text:p>ethambutol (EMB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4247431" calcext:value-type="float">
            <text:p>42474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t306Ile</text:p>
          </table:table-cell>
          <table:table-cell office:value-type="string" calcext:value-type="string">
            <text:p>atg/att</text:p>
          </table:table-cell>
          <table:table-cell table:style-name="ce2" office:value-type="float" office:value="918" calcext:value-type="float">
            <text:p>918</text:p>
          </table:table-cell>
          <table:table-cell office:value-type="string" calcext:value-type="string">
            <text:p>ethambutol (EMB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4247469" calcext:value-type="float">
            <text:p>42474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yr319Ser</text:p>
          </table:table-cell>
          <table:table-cell office:value-type="string" calcext:value-type="string">
            <text:p>tat/tct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7495" calcext:value-type="float">
            <text:p>42474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328Tyr</text:p>
          </table:table-cell>
          <table:table-cell office:value-type="string" calcext:value-type="string">
            <text:p>gat/tat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7496" calcext:value-type="float">
            <text:p>42474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328Gly</text:p>
          </table:table-cell>
          <table:table-cell office:value-type="string" calcext:value-type="string">
            <text:p>gat/ggt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7507" calcext:value-type="float">
            <text:p>42475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p332Arg</text:p>
          </table:table-cell>
          <table:table-cell office:value-type="string" calcext:value-type="string">
            <text:p>tgg/cgg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7513" calcext:value-type="float">
            <text:p>42475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yr334His</text:p>
          </table:table-cell>
          <table:table-cell office:value-type="string" calcext:value-type="string">
            <text:p>tac/ca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7573" calcext:value-type="float">
            <text:p>42475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354Asn</text:p>
          </table:table-cell>
          <table:table-cell office:value-type="string" calcext:value-type="string">
            <text:p>gac/aac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7717" calcext:value-type="float">
            <text:p>42477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402Val</text:p>
          </table:table-cell>
          <table:table-cell office:value-type="string" calcext:value-type="string">
            <text:p>ctg/gtg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7723" calcext:value-type="float">
            <text:p>42477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404Ser</text:p>
          </table:table-cell>
          <table:table-cell office:value-type="string" calcext:value-type="string">
            <text:p>ccg/tcg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7729" calcext:value-type="float">
            <text:p>42477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406Ser</text:p>
          </table:table-cell>
          <table:table-cell office:value-type="string" calcext:value-type="string">
            <text:p>ggc/agc</text:p>
          </table:table-cell>
          <table:table-cell table:style-name="ce3" office:value-type="float" office:value="1216" calcext:value-type="float">
            <text:p>1216</text:p>
          </table:table-cell>
          <table:table-cell office:value-type="string" calcext:value-type="string">
            <text:p>ethambutol (EMB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4247729" calcext:value-type="float">
            <text:p>42477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406Cys</text:p>
          </table:table-cell>
          <table:table-cell office:value-type="string" calcext:value-type="string">
            <text:p>ggc/tgc</text:p>
          </table:table-cell>
          <table:table-cell table:style-name="ce2" office:value-type="float" office:value="1216" calcext:value-type="float">
            <text:p>1216</text:p>
          </table:table-cell>
          <table:table-cell office:value-type="string" calcext:value-type="string">
            <text:p>ethambutol (EMB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4247730" calcext:value-type="float">
            <text:p>42477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406Ala</text:p>
          </table:table-cell>
          <table:table-cell office:value-type="string" calcext:value-type="string">
            <text:p>ggc/gcc</text:p>
          </table:table-cell>
          <table:table-cell table:style-name="ce3" office:value-type="float" office:value="1217" calcext:value-type="float">
            <text:p>1217</text:p>
          </table:table-cell>
          <table:table-cell office:value-type="string" calcext:value-type="string">
            <text:p>ethambutol (EMB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4247730" calcext:value-type="float">
            <text:p>42477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406Asp</text:p>
          </table:table-cell>
          <table:table-cell office:value-type="string" calcext:value-type="string">
            <text:p>ggc/gac</text:p>
          </table:table-cell>
          <table:table-cell table:style-name="ce2" office:value-type="float" office:value="1217" calcext:value-type="float">
            <text:p>1217</text:p>
          </table:table-cell>
          <table:table-cell office:value-type="string" calcext:value-type="string">
            <text:p>ethambutol (EMB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>
          <table:table-cell office:value-type="float" office:value="4247863" calcext:value-type="float">
            <text:p>42478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le450Met</text:p>
          </table:table-cell>
          <table:table-cell office:value-type="string" calcext:value-type="string">
            <text:p>atc/atg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7873" calcext:value-type="float">
            <text:p>42478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454Thr</text:p>
          </table:table-cell>
          <table:table-cell office:value-type="string" calcext:value-type="string">
            <text:p>gcg/ac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8002" calcext:value-type="float">
            <text:p>42480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497Lys</text:p>
          </table:table-cell>
          <table:table-cell office:value-type="string" calcext:value-type="string">
            <text:p>cag/aag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>
          <table:table-cell office:value-type="float" office:value="4248003" calcext:value-type="float">
            <text:p>42480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497Arg</text:p>
          </table:table-cell>
          <table:table-cell office:value-type="string" calcext:value-type="string">
            <text:p>cag/cgg</text:p>
          </table:table-cell>
          <table:table-cell table:style-name="ce3" office:value-type="float" office:value="1490" calcext:value-type="float">
            <text:p>1490</text:p>
          </table:table-cell>
          <table:table-cell office:value-type="string" calcext:value-type="string">
            <text:p>ethambutol (EMB)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1" table:visibility="filter">
          <table:table-cell office:value-type="float" office:value="4248747" calcext:value-type="float">
            <text:p>42487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745Asp</text:p>
          </table:table-cell>
          <table:table-cell office:value-type="string" calcext:value-type="string">
            <text:p>ggc/gac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9518" calcext:value-type="float">
            <text:p>42495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is1002Arg</text:p>
          </table:table-cell>
          <table:table-cell office:value-type="string" calcext:value-type="string">
            <text:p>cac/cgc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ethambutol (EMB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087" calcext:value-type="float">
            <text:p>4326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463Ser</text:p>
          </table:table-cell>
          <table:table-cell office:value-type="string" calcext:value-type="string">
            <text:p>cgt/agt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236" calcext:value-type="float">
            <text:p>43262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413Asp</text:p>
          </table:table-cell>
          <table:table-cell office:value-type="string" calcext:value-type="string">
            <text:p>ggt/gat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300" calcext:value-type="float">
            <text:p>432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392Ala</text:p>
          </table:table-cell>
          <table:table-cell office:value-type="string" calcext:value-type="string">
            <text:p>acg/gcg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320" calcext:value-type="float">
            <text:p>43263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385Asp</text:p>
          </table:table-cell>
          <table:table-cell office:value-type="string" calcext:value-type="string">
            <text:p>ggc/gac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333" calcext:value-type="float">
            <text:p>43263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381Pro</text:p>
          </table:table-cell>
          <table:table-cell office:value-type="string" calcext:value-type="string">
            <text:p>gcc/cc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449" calcext:value-type="float">
            <text:p>43264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342Lys</text:p>
          </table:table-cell>
          <table:table-cell office:value-type="string" calcext:value-type="string">
            <text:p>acg/aag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461" calcext:value-type="float">
            <text:p>43264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e338Ser</text:p>
          </table:table-cell>
          <table:table-cell office:value-type="string" calcext:value-type="string">
            <text:p>atc/agc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738" calcext:value-type="float">
            <text:p>43267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n246STOP</text:p>
          </table:table-cell>
          <table:table-cell office:value-type="string" calcext:value-type="string">
            <text:p>cag/tag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807" calcext:value-type="float">
            <text:p>432680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u223Lys</text:p>
          </table:table-cell>
          <table:table-cell office:value-type="string" calcext:value-type="string">
            <text:p>gag/aag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917" calcext:value-type="float">
            <text:p>43269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86Lys</text:p>
          </table:table-cell>
          <table:table-cell office:value-type="string" calcext:value-type="string">
            <text:p>acg/aag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7224" calcext:value-type="float">
            <text:p>43272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84Asp</text:p>
          </table:table-cell>
          <table:table-cell office:value-type="string" calcext:value-type="string">
            <text:p>tac/gac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7301" calcext:value-type="float">
            <text:p>4327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58Ala</text:p>
          </table:table-cell>
          <table:table-cell office:value-type="string" calcext:value-type="string">
            <text:p>gac/gcc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7307" calcext:value-type="float">
            <text:p>43273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56Ala</text:p>
          </table:table-cell>
          <table:table-cell office:value-type="string" calcext:value-type="string">
            <text:p>gac/gcc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7322" calcext:value-type="float">
            <text:p>43273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51Leu</text:p>
          </table:table-cell>
          <table:table-cell office:value-type="string" calcext:value-type="string">
            <text:p>ccc/ctc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7346" calcext:value-type="float">
            <text:p>43273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43Asp</text:p>
          </table:table-cell>
          <table:table-cell office:value-type="string" calcext:value-type="string">
            <text:p>ggc/ga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7347" calcext:value-type="float">
            <text:p>43273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43Cys</text:p>
          </table:table-cell>
          <table:table-cell office:value-type="string" calcext:value-type="string">
            <text:p>ggc/tgc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thionamide (ETH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7604" calcext:value-type="float">
            <text:p>44076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200Glu</text:p>
          </table:table-cell>
          <table:table-cell office:value-type="string" calcext:value-type="string">
            <text:p>gcg/gag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7790" calcext:value-type="float">
            <text:p>44077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38Val</text:p>
          </table:table-cell>
          <table:table-cell office:value-type="string" calcext:value-type="string">
            <text:p>gcg/gtg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7824" calcext:value-type="float">
            <text:p>44078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n127STOP</text:p>
          </table:table-cell>
          <table:table-cell office:value-type="string" calcext:value-type="string">
            <text:p>caa/ta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7931" calcext:value-type="float">
            <text:p>44079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91Pro</text:p>
          </table:table-cell>
          <table:table-cell office:value-type="string" calcext:value-type="string">
            <text:p>cta/cca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7940" calcext:value-type="float">
            <text:p>44079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88Ala</text:p>
          </table:table-cell>
          <table:table-cell office:value-type="string" calcext:value-type="string">
            <text:p>gta/gc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7992" calcext:value-type="float">
            <text:p>44079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71Arg</text:p>
          </table:table-cell>
          <table:table-cell office:value-type="string" calcext:value-type="string">
            <text:p>gga/ag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8009" calcext:value-type="float">
            <text:p>44080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65Gly</text:p>
          </table:table-cell>
          <table:table-cell office:value-type="string" calcext:value-type="string">
            <text:p>gtc/gg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8102" calcext:value-type="float">
            <text:p>44081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34Ala</text:p>
          </table:table-cell>
          <table:table-cell office:value-type="string" calcext:value-type="string">
            <text:p>ggg/gc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treptomycin (SM)</text:p>
          </table:table-cell>
          <table:table-cell table:number-columns-repeated="1011"/>
        </table:table-row>
        <table:table-row table:style-name="ro1" table:visibility="filter">
          <table:table-cell table:number-columns-repeated="1024"/>
        </table:table-row>
        <table:table-row table:style-name="ro1" table:visibility="filter">
          <table:table-cell office:value-type="float" office:value="156593" calcext:value-type="float">
            <text:p>1565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129c</text:p>
          </table:table-cell>
          <table:table-cell office:value-type="string" calcext:value-type="string">
            <text:p>fbpC</text:p>
          </table:table-cell>
          <table:table-cell office:value-type="float" office:value="157600" calcext:value-type="float">
            <text:p>157600</text:p>
          </table:table-cell>
          <table:table-cell office:value-type="float" office:value="156578" calcext:value-type="float">
            <text:p>1565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336Ala</text:p>
          </table:table-cell>
          <table:table-cell office:value-type="string" calcext:value-type="string">
            <text:p>gct/gcc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57129" calcext:value-type="float">
            <text:p>1571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129c</text:p>
          </table:table-cell>
          <table:table-cell office:value-type="string" calcext:value-type="string">
            <text:p>fbpC</text:p>
          </table:table-cell>
          <table:table-cell office:value-type="float" office:value="157600" calcext:value-type="float">
            <text:p>157600</text:p>
          </table:table-cell>
          <table:table-cell office:value-type="float" office:value="156578" calcext:value-type="float">
            <text:p>1565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158Ser</text:p>
          </table:table-cell>
          <table:table-cell office:value-type="string" calcext:value-type="string">
            <text:p>ggc/agc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phylo (Delhi/CAS)</text:p>
          </table:table-cell>
          <table:table-cell table:number-columns-repeated="1011"/>
        </table:table-row>
        <table:table-row table:style-name="ro1" table:visibility="filter">
          <table:table-cell office:value-type="float" office:value="157292" calcext:value-type="float">
            <text:p>1572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129c</text:p>
          </table:table-cell>
          <table:table-cell office:value-type="string" calcext:value-type="string">
            <text:p>fbpC</text:p>
          </table:table-cell>
          <table:table-cell office:value-type="float" office:value="157600" calcext:value-type="float">
            <text:p>157600</text:p>
          </table:table-cell>
          <table:table-cell office:value-type="float" office:value="156578" calcext:value-type="float">
            <text:p>1565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u103Glu</text:p>
          </table:table-cell>
          <table:table-cell office:value-type="string" calcext:value-type="string">
            <text:p>gag/gaa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hylo (LAM)</text:p>
          </table:table-cell>
          <table:table-cell table:number-columns-repeated="1011"/>
        </table:table-row>
        <table:table-row table:style-name="ro1" table:visibility="filter">
          <table:table-cell office:value-type="float" office:value="273265" calcext:value-type="float">
            <text:p>27326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228</text:p>
          </table:table-cell>
          <table:table-cell office:value-type="string" calcext:value-type="string">
            <text:p>-</text:p>
          </table:table-cell>
          <table:table-cell office:value-type="float" office:value="273055" calcext:value-type="float">
            <text:p>273055</text:p>
          </table:table-cell>
          <table:table-cell office:value-type="float" office:value="274278" calcext:value-type="float">
            <text:p>27427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71Cys</text:p>
          </table:table-cell>
          <table:table-cell office:value-type="string" calcext:value-type="string">
            <text:p>ggc/tgc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hylo (West African 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91591" calcext:value-type="float">
            <text:p>4915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07</text:p>
          </table:table-cell>
          <table:table-cell office:value-type="string" calcext:value-type="string">
            <text:p>fgd1</text:p>
          </table:table-cell>
          <table:table-cell office:value-type="float" office:value="490783" calcext:value-type="float">
            <text:p>490783</text:p>
          </table:table-cell>
          <table:table-cell office:value-type="float" office:value="491793" calcext:value-type="float">
            <text:p>49179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ys270Met</text:p>
          </table:table-cell>
          <table:table-cell office:value-type="string" calcext:value-type="string">
            <text:p>aag/at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phylo (Haarlem)</text:p>
          </table:table-cell>
          <table:table-cell table:number-columns-repeated="1011"/>
        </table:table-row>
        <table:table-row table:style-name="ro1" table:visibility="filter">
          <table:table-cell office:value-type="float" office:value="491668" calcext:value-type="float">
            <text:p>4916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07</text:p>
          </table:table-cell>
          <table:table-cell office:value-type="string" calcext:value-type="string">
            <text:p>fgd1</text:p>
          </table:table-cell>
          <table:table-cell office:value-type="float" office:value="490783" calcext:value-type="float">
            <text:p>490783</text:p>
          </table:table-cell>
          <table:table-cell office:value-type="float" office:value="491793" calcext:value-type="float">
            <text:p>49179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ys296Glu</text:p>
          </table:table-cell>
          <table:table-cell office:value-type="string" calcext:value-type="string">
            <text:p>aag/gag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phylo (West African 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91742" calcext:value-type="float">
            <text:p>4917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07</text:p>
          </table:table-cell>
          <table:table-cell office:value-type="string" calcext:value-type="string">
            <text:p>fgd1</text:p>
          </table:table-cell>
          <table:table-cell office:value-type="float" office:value="490783" calcext:value-type="float">
            <text:p>490783</text:p>
          </table:table-cell>
          <table:table-cell office:value-type="float" office:value="491793" calcext:value-type="float">
            <text:p>49179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he320Phe</text:p>
          </table:table-cell>
          <table:table-cell office:value-type="string" calcext:value-type="string">
            <text:p>ttt/ttc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hylo (not Euro-American, M. africanum, M. bovis, M. canettii, M. caprae, M. microti, M. pinipedii, Beijing, Delhi/CAS, EA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95108" calcext:value-type="float">
            <text:p>495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10c</text:p>
          </table:table-cell>
          <table:table-cell office:value-type="string" calcext:value-type="string">
            <text:p>pknG</text:p>
          </table:table-cell>
          <table:table-cell office:value-type="float" office:value="497314" calcext:value-type="float">
            <text:p>497314</text:p>
          </table:table-cell>
          <table:table-cell office:value-type="float" office:value="495062" calcext:value-type="float">
            <text:p>4950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736Lys</text:p>
          </table:table-cell>
          <table:table-cell office:value-type="string" calcext:value-type="string">
            <text:p>acg/aag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phylo (West African 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95322" calcext:value-type="float">
            <text:p>4953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10c</text:p>
          </table:table-cell>
          <table:table-cell office:value-type="string" calcext:value-type="string">
            <text:p>pknG</text:p>
          </table:table-cell>
          <table:table-cell office:value-type="float" office:value="497314" calcext:value-type="float">
            <text:p>497314</text:p>
          </table:table-cell>
          <table:table-cell office:value-type="float" office:value="495062" calcext:value-type="float">
            <text:p>4950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665Thr</text:p>
          </table:table-cell>
          <table:table-cell office:value-type="string" calcext:value-type="string">
            <text:p>gcc/acc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hylo (West African 1a, West African 1b)</text:p>
          </table:table-cell>
          <table:table-cell table:number-columns-repeated="1011"/>
        </table:table-row>
        <table:table-row table:style-name="ro1" table:visibility="filter">
          <table:table-cell office:value-type="float" office:value="495473" calcext:value-type="float">
            <text:p>4954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10c</text:p>
          </table:table-cell>
          <table:table-cell office:value-type="string" calcext:value-type="string">
            <text:p>pknG</text:p>
          </table:table-cell>
          <table:table-cell office:value-type="float" office:value="497314" calcext:value-type="float">
            <text:p>497314</text:p>
          </table:table-cell>
          <table:table-cell office:value-type="float" office:value="495062" calcext:value-type="float">
            <text:p>4950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614Ser</text:p>
          </table:table-cell>
          <table:table-cell office:value-type="string" calcext:value-type="string">
            <text:p>tcg/tca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phylo (EA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97108" calcext:value-type="float">
            <text:p>4971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10c</text:p>
          </table:table-cell>
          <table:table-cell office:value-type="string" calcext:value-type="string">
            <text:p>pknG</text:p>
          </table:table-cell>
          <table:table-cell office:value-type="float" office:value="497314" calcext:value-type="float">
            <text:p>497314</text:p>
          </table:table-cell>
          <table:table-cell office:value-type="float" office:value="495062" calcext:value-type="float">
            <text:p>4950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69Pro</text:p>
          </table:table-cell>
          <table:table-cell office:value-type="string" calcext:value-type="string">
            <text:p>ccg/cc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hylo (M. bovis, M. caprae)</text:p>
          </table:table-cell>
          <table:table-cell table:number-columns-repeated="1011"/>
        </table:table-row>
        <table:table-row table:style-name="ro1" table:visibility="filter">
          <table:table-cell office:value-type="float" office:value="648756" calcext:value-type="float">
            <text:p>6487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557</text:p>
          </table:table-cell>
          <table:table-cell office:value-type="string" calcext:value-type="string">
            <text:p>mgtA</text:p>
          </table:table-cell>
          <table:table-cell office:value-type="float" office:value="648536" calcext:value-type="float">
            <text:p>648536</text:p>
          </table:table-cell>
          <table:table-cell office:value-type="float" office:value="649672" calcext:value-type="float">
            <text:p>6496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74Ile</text:p>
          </table:table-cell>
          <table:table-cell office:value-type="string" calcext:value-type="string">
            <text:p>acg/atg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hylo (West African 1a, West African 1b)</text:p>
          </table:table-cell>
          <table:table-cell table:number-columns-repeated="1011"/>
        </table:table-row>
        <table:table-row table:style-name="ro1" table:visibility="filter">
          <table:table-cell office:value-type="float" office:value="648856" calcext:value-type="float">
            <text:p>6488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557</text:p>
          </table:table-cell>
          <table:table-cell office:value-type="string" calcext:value-type="string">
            <text:p>mgtA</text:p>
          </table:table-cell>
          <table:table-cell office:value-type="float" office:value="648536" calcext:value-type="float">
            <text:p>648536</text:p>
          </table:table-cell>
          <table:table-cell office:value-type="float" office:value="649672" calcext:value-type="float">
            <text:p>6496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107Gly</text:p>
          </table:table-cell>
          <table:table-cell office:value-type="string" calcext:value-type="string">
            <text:p>ggt/ggc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hylo (not Euro-American, M. africanum, M. bovis, M. canettii, M. caprae, M. microti, M. pinipedii, Beijing, Delhi/CAS, EAI)</text:p>
          </table:table-cell>
          <table:table-cell table:number-columns-repeated="1011"/>
        </table:table-row>
        <table:table-row table:style-name="ro1" table:visibility="filter">
          <table:table-cell office:value-type="float" office:value="648990" calcext:value-type="float">
            <text:p>64899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557</text:p>
          </table:table-cell>
          <table:table-cell office:value-type="string" calcext:value-type="string">
            <text:p>mgtA</text:p>
          </table:table-cell>
          <table:table-cell office:value-type="float" office:value="648536" calcext:value-type="float">
            <text:p>648536</text:p>
          </table:table-cell>
          <table:table-cell office:value-type="float" office:value="649672" calcext:value-type="float">
            <text:p>6496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152Pro</text:p>
          </table:table-cell>
          <table:table-cell office:value-type="string" calcext:value-type="string">
            <text:p>cgc/ccc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hylo (Haarlem)</text:p>
          </table:table-cell>
          <table:table-cell table:number-columns-repeated="1011"/>
        </table:table-row>
        <table:table-row table:style-name="ro1" table:visibility="filter">
          <table:table-cell office:value-type="float" office:value="648992" calcext:value-type="float">
            <text:p>6489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557</text:p>
          </table:table-cell>
          <table:table-cell office:value-type="string" calcext:value-type="string">
            <text:p>mgtA</text:p>
          </table:table-cell>
          <table:table-cell office:value-type="float" office:value="648536" calcext:value-type="float">
            <text:p>648536</text:p>
          </table:table-cell>
          <table:table-cell office:value-type="float" office:value="649672" calcext:value-type="float">
            <text:p>6496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153Val</text:p>
          </table:table-cell>
          <table:table-cell office:value-type="string" calcext:value-type="string">
            <text:p>ctg/gtg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hylo (S-type)</text:p>
          </table:table-cell>
          <table:table-cell table:number-columns-repeated="1011"/>
        </table:table-row>
        <table:table-row table:style-name="ro1" table:visibility="filter">
          <table:table-cell office:value-type="float" office:value="649067" calcext:value-type="float">
            <text:p>6490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557</text:p>
          </table:table-cell>
          <table:table-cell office:value-type="string" calcext:value-type="string">
            <text:p>mgtA</text:p>
          </table:table-cell>
          <table:table-cell office:value-type="float" office:value="648536" calcext:value-type="float">
            <text:p>648536</text:p>
          </table:table-cell>
          <table:table-cell office:value-type="float" office:value="649672" calcext:value-type="float">
            <text:p>6496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178Gly</text:p>
          </table:table-cell>
          <table:table-cell office:value-type="string" calcext:value-type="string">
            <text:p>cgg/ggg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hylo (Cameroon)</text:p>
          </table:table-cell>
          <table:table-cell table:number-columns-repeated="1011"/>
        </table:table-row>
        <table:table-row table:style-name="ro1" table:visibility="filter">
          <table:table-cell office:value-type="float" office:value="649345" calcext:value-type="float">
            <text:p>6493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557</text:p>
          </table:table-cell>
          <table:table-cell office:value-type="string" calcext:value-type="string">
            <text:p>mgtA</text:p>
          </table:table-cell>
          <table:table-cell office:value-type="float" office:value="648536" calcext:value-type="float">
            <text:p>648536</text:p>
          </table:table-cell>
          <table:table-cell office:value-type="float" office:value="649672" calcext:value-type="float">
            <text:p>6496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270Ala</text:p>
          </table:table-cell>
          <table:table-cell office:value-type="string" calcext:value-type="string">
            <text:p>gcc/gct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hylo (EAI)</text:p>
          </table:table-cell>
          <table:table-cell table:number-columns-repeated="1011"/>
        </table:table-row>
        <table:table-row table:style-name="ro1" table:visibility="filter">
          <table:table-cell office:value-type="float" office:value="649446" calcext:value-type="float">
            <text:p>6494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557</text:p>
          </table:table-cell>
          <table:table-cell office:value-type="string" calcext:value-type="string">
            <text:p>pimB</text:p>
          </table:table-cell>
          <table:table-cell office:value-type="float" office:value="648536" calcext:value-type="float">
            <text:p>648536</text:p>
          </table:table-cell>
          <table:table-cell office:value-type="float" office:value="649672" calcext:value-type="float">
            <text:p>6496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304Asp</text:p>
          </table:table-cell>
          <table:table-cell office:value-type="string" calcext:value-type="string">
            <text:p>ggc/gac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phylo (West African 1a, West African 1b)</text:p>
          </table:table-cell>
          <table:table-cell table:number-columns-repeated="1011"/>
        </table:table-row>
        <table:table-row table:style-name="ro1" table:visibility="filter">
          <table:table-cell office:value-type="float" office:value="649585" calcext:value-type="float">
            <text:p>6495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557</text:p>
          </table:table-cell>
          <table:table-cell office:value-type="string" calcext:value-type="string">
            <text:p>mgtA</text:p>
          </table:table-cell>
          <table:table-cell office:value-type="float" office:value="648536" calcext:value-type="float">
            <text:p>648536</text:p>
          </table:table-cell>
          <table:table-cell office:value-type="float" office:value="649672" calcext:value-type="float">
            <text:p>6496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350Val</text:p>
          </table:table-cell>
          <table:table-cell office:value-type="string" calcext:value-type="string">
            <text:p>gtg/gta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hylo (M. caprae)</text:p>
          </table:table-cell>
          <table:table-cell table:number-columns-repeated="1011"/>
        </table:table-row>
        <table:table-row table:style-name="ro1" table:visibility="filter">
          <table:table-cell office:value-type="float" office:value="649601" calcext:value-type="float">
            <text:p>6496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557</text:p>
          </table:table-cell>
          <table:table-cell office:value-type="string" calcext:value-type="string">
            <text:p>mgtA</text:p>
          </table:table-cell>
          <table:table-cell office:value-type="float" office:value="648536" calcext:value-type="float">
            <text:p>648536</text:p>
          </table:table-cell>
          <table:table-cell office:value-type="float" office:value="649672" calcext:value-type="float">
            <text:p>6496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356Ser</text:p>
          </table:table-cell>
          <table:table-cell office:value-type="string" calcext:value-type="string">
            <text:p>ccg/tcg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128814" calcext:value-type="float">
            <text:p>11288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009</text:p>
          </table:table-cell>
          <table:table-cell office:value-type="string" calcext:value-type="string">
            <text:p>rpfB</text:p>
          </table:table-cell>
          <table:table-cell office:value-type="float" office:value="1128091" calcext:value-type="float">
            <text:p>1128091</text:p>
          </table:table-cell>
          <table:table-cell office:value-type="float" office:value="1129179" calcext:value-type="float">
            <text:p>112917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242Lys</text:p>
          </table:table-cell>
          <table:table-cell office:value-type="string" calcext:value-type="string">
            <text:p>gag/aag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phylo (EAI Manila)</text:p>
          </table:table-cell>
          <table:table-cell table:number-columns-repeated="1011"/>
        </table:table-row>
        <table:table-row table:style-name="ro1" table:visibility="filter">
          <table:table-cell office:value-type="float" office:value="1128825" calcext:value-type="float">
            <text:p>11288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009</text:p>
          </table:table-cell>
          <table:table-cell office:value-type="string" calcext:value-type="string">
            <text:p>rpfB</text:p>
          </table:table-cell>
          <table:table-cell office:value-type="float" office:value="1128091" calcext:value-type="float">
            <text:p>1128091</text:p>
          </table:table-cell>
          <table:table-cell office:value-type="float" office:value="1129179" calcext:value-type="float">
            <text:p>112917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245Gly</text:p>
          </table:table-cell>
          <table:table-cell office:value-type="string" calcext:value-type="string">
            <text:p>ggc/ggt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phylo (M. microti, M. piniped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128915" calcext:value-type="float">
            <text:p>11289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009</text:p>
          </table:table-cell>
          <table:table-cell office:value-type="string" calcext:value-type="string">
            <text:p>rpfB</text:p>
          </table:table-cell>
          <table:table-cell office:value-type="float" office:value="1128091" calcext:value-type="float">
            <text:p>1128091</text:p>
          </table:table-cell>
          <table:table-cell office:value-type="float" office:value="1129179" calcext:value-type="float">
            <text:p>112917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275Asp</text:p>
          </table:table-cell>
          <table:table-cell office:value-type="string" calcext:value-type="string">
            <text:p>gag/gac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128935" calcext:value-type="float">
            <text:p>112893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009</text:p>
          </table:table-cell>
          <table:table-cell office:value-type="string" calcext:value-type="string">
            <text:p>rpfB</text:p>
          </table:table-cell>
          <table:table-cell office:value-type="float" office:value="1128091" calcext:value-type="float">
            <text:p>1128091</text:p>
          </table:table-cell>
          <table:table-cell office:value-type="float" office:value="1129179" calcext:value-type="float">
            <text:p>112917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282Glu</text:p>
          </table:table-cell>
          <table:table-cell office:value-type="string" calcext:value-type="string">
            <text:p>gga/gaa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phylo (M. bovis, M. caprae)</text:p>
          </table:table-cell>
          <table:table-cell table:number-columns-repeated="1011"/>
        </table:table-row>
        <table:table-row table:style-name="ro1" table:visibility="filter">
          <table:table-cell office:value-type="float" office:value="1129124" calcext:value-type="float">
            <text:p>1129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009</text:p>
          </table:table-cell>
          <table:table-cell office:value-type="string" calcext:value-type="string">
            <text:p>rpfB</text:p>
          </table:table-cell>
          <table:table-cell office:value-type="float" office:value="1128091" calcext:value-type="float">
            <text:p>1128091</text:p>
          </table:table-cell>
          <table:table-cell office:value-type="float" office:value="1129179" calcext:value-type="float">
            <text:p>112917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345Gln</text:p>
          </table:table-cell>
          <table:table-cell office:value-type="string" calcext:value-type="string">
            <text:p>ctg/cag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129128" calcext:value-type="float">
            <text:p>11291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009</text:p>
          </table:table-cell>
          <table:table-cell office:value-type="string" calcext:value-type="string">
            <text:p>rpfB</text:p>
          </table:table-cell>
          <table:table-cell office:value-type="float" office:value="1128091" calcext:value-type="float">
            <text:p>1128091</text:p>
          </table:table-cell>
          <table:table-cell office:value-type="float" office:value="1129179" calcext:value-type="float">
            <text:p>112917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346Arg</text:p>
          </table:table-cell>
          <table:table-cell office:value-type="string" calcext:value-type="string">
            <text:p>cgt/cgc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129160" calcext:value-type="float">
            <text:p>11291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009</text:p>
          </table:table-cell>
          <table:table-cell office:value-type="string" calcext:value-type="string">
            <text:p>rpfB</text:p>
          </table:table-cell>
          <table:table-cell office:value-type="float" office:value="1128091" calcext:value-type="float">
            <text:p>1128091</text:p>
          </table:table-cell>
          <table:table-cell office:value-type="float" office:value="1129179" calcext:value-type="float">
            <text:p>112917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357Val</text:p>
          </table:table-cell>
          <table:table-cell office:value-type="string" calcext:value-type="string">
            <text:p>gca/gta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hylo (M. bovis)</text:p>
          </table:table-cell>
          <table:table-cell table:number-columns-repeated="1011"/>
        </table:table-row>
        <table:table-row table:style-name="ro1" table:visibility="filter">
          <table:table-cell office:value-type="float" office:value="1129165" calcext:value-type="float">
            <text:p>112916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009</text:p>
          </table:table-cell>
          <table:table-cell office:value-type="string" calcext:value-type="string">
            <text:p>rpfB</text:p>
          </table:table-cell>
          <table:table-cell office:value-type="float" office:value="1128091" calcext:value-type="float">
            <text:p>1128091</text:p>
          </table:table-cell>
          <table:table-cell office:value-type="float" office:value="1129179" calcext:value-type="float">
            <text:p>112917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359Thr</text:p>
          </table:table-cell>
          <table:table-cell office:value-type="string" calcext:value-type="string">
            <text:p>gcg/acg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phylo (TUR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16848" calcext:value-type="float">
            <text:p>18168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17</text:p>
          </table:table-cell>
          <table:table-cell office:value-type="string" calcext:value-type="string">
            <text:p>pykA</text:p>
          </table:table-cell>
          <table:table-cell office:value-type="float" office:value="1816189" calcext:value-type="float">
            <text:p>1816189</text:p>
          </table:table-cell>
          <table:table-cell office:value-type="float" office:value="1817607" calcext:value-type="float">
            <text:p>181760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220Asp</text:p>
          </table:table-cell>
          <table:table-cell office:value-type="string" calcext:value-type="string">
            <text:p>gag/gat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hylo (M. africanum, M. caprae, M. microti, M. piniped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053454" calcext:value-type="float">
            <text:p>205345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11</text:p>
          </table:table-cell>
          <table:table-cell office:value-type="string" calcext:value-type="string">
            <text:p>mgtC</text:p>
          </table:table-cell>
          <table:table-cell office:value-type="float" office:value="2053443" calcext:value-type="float">
            <text:p>2053443</text:p>
          </table:table-cell>
          <table:table-cell office:value-type="float" office:value="2054147" calcext:value-type="float">
            <text:p>2054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4Leu</text:p>
          </table:table-cell>
          <table:table-cell office:value-type="string" calcext:value-type="string">
            <text:p>ctg/c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ylo (Ural)</text:p>
          </table:table-cell>
          <table:table-cell table:number-columns-repeated="1011"/>
        </table:table-row>
        <table:table-row table:style-name="ro1" table:visibility="filter">
          <table:table-cell office:value-type="float" office:value="2053487" calcext:value-type="float">
            <text:p>20534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11</text:p>
          </table:table-cell>
          <table:table-cell office:value-type="string" calcext:value-type="string">
            <text:p>mgtC</text:p>
          </table:table-cell>
          <table:table-cell office:value-type="float" office:value="2053443" calcext:value-type="float">
            <text:p>2053443</text:p>
          </table:table-cell>
          <table:table-cell office:value-type="float" office:value="2054147" calcext:value-type="float">
            <text:p>2054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15Val</text:p>
          </table:table-cell>
          <table:table-cell office:value-type="string" calcext:value-type="string">
            <text:p>gtc/gt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053682" calcext:value-type="float">
            <text:p>20536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11</text:p>
          </table:table-cell>
          <table:table-cell office:value-type="string" calcext:value-type="string">
            <text:p>mgtC</text:p>
          </table:table-cell>
          <table:table-cell office:value-type="float" office:value="2053443" calcext:value-type="float">
            <text:p>2053443</text:p>
          </table:table-cell>
          <table:table-cell office:value-type="float" office:value="2054147" calcext:value-type="float">
            <text:p>2054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le80Ile</text:p>
          </table:table-cell>
          <table:table-cell office:value-type="string" calcext:value-type="string">
            <text:p>atc/at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hylo (LAM)</text:p>
          </table:table-cell>
          <table:table-cell table:number-columns-repeated="1011"/>
        </table:table-row>
        <table:table-row table:style-name="ro1" table:visibility="filter">
          <table:table-cell office:value-type="float" office:value="2053726" calcext:value-type="float">
            <text:p>20537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11</text:p>
          </table:table-cell>
          <table:table-cell office:value-type="string" calcext:value-type="string">
            <text:p>mgtC</text:p>
          </table:table-cell>
          <table:table-cell office:value-type="float" office:value="2053443" calcext:value-type="float">
            <text:p>2053443</text:p>
          </table:table-cell>
          <table:table-cell office:value-type="float" office:value="2054147" calcext:value-type="float">
            <text:p>2054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95Met</text:p>
          </table:table-cell>
          <table:table-cell office:value-type="string" calcext:value-type="string">
            <text:p>acg/atg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phylo (West African 1b)</text:p>
          </table:table-cell>
          <table:table-cell table:number-columns-repeated="1011"/>
        </table:table-row>
        <table:table-row table:style-name="ro1" table:visibility="filter">
          <table:table-cell office:value-type="float" office:value="2053762" calcext:value-type="float">
            <text:p>20537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11</text:p>
          </table:table-cell>
          <table:table-cell office:value-type="string" calcext:value-type="string">
            <text:p>mgtC</text:p>
          </table:table-cell>
          <table:table-cell office:value-type="float" office:value="2053443" calcext:value-type="float">
            <text:p>2053443</text:p>
          </table:table-cell>
          <table:table-cell office:value-type="float" office:value="2054147" calcext:value-type="float">
            <text:p>2054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107Val</text:p>
          </table:table-cell>
          <table:table-cell office:value-type="string" calcext:value-type="string">
            <text:p>gcc/gt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hylo (West African 2)</text:p>
          </table:table-cell>
          <table:table-cell table:number-columns-repeated="1011"/>
        </table:table-row>
        <table:table-row table:style-name="ro1" table:visibility="filter">
          <table:table-cell office:value-type="float" office:value="2053987" calcext:value-type="float">
            <text:p>20539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11</text:p>
          </table:table-cell>
          <table:table-cell office:value-type="string" calcext:value-type="string">
            <text:p>mgtC</text:p>
          </table:table-cell>
          <table:table-cell office:value-type="float" office:value="2053443" calcext:value-type="float">
            <text:p>2053443</text:p>
          </table:table-cell>
          <table:table-cell office:value-type="float" office:value="2054147" calcext:value-type="float">
            <text:p>2054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182His</text:p>
          </table:table-cell>
          <table:table-cell office:value-type="string" calcext:value-type="string">
            <text:p>cgc/cac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hylo (Haarlem)</text:p>
          </table:table-cell>
          <table:table-cell table:number-columns-repeated="1011"/>
        </table:table-row>
        <table:table-row table:style-name="ro1" table:visibility="filter">
          <table:table-cell office:value-type="float" office:value="2134258" calcext:value-type="float">
            <text:p>21342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84c</text:p>
          </table:table-cell>
          <table:table-cell office:value-type="string" calcext:value-type="string">
            <text:p>rpfC</text:p>
          </table:table-cell>
          <table:table-cell office:value-type="float" office:value="2134261" calcext:value-type="float">
            <text:p>2134261</text:p>
          </table:table-cell>
          <table:table-cell office:value-type="float" office:value="2133731" calcext:value-type="float">
            <text:p>21337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2Tyr</text:p>
          </table:table-cell>
          <table:table-cell office:value-type="string" calcext:value-type="string">
            <text:p>cat/t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223896" calcext:value-type="float">
            <text:p>22238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80c</text:p>
          </table:table-cell>
          <table:table-cell office:value-type="string" calcext:value-type="string">
            <text:p>mpt64</text:p>
          </table:table-cell>
          <table:table-cell office:value-type="float" office:value="2224029" calcext:value-type="float">
            <text:p>2224029</text:p>
          </table:table-cell>
          <table:table-cell office:value-type="float" office:value="2223343" calcext:value-type="float">
            <text:p>22233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45Thr</text:p>
          </table:table-cell>
          <table:table-cell office:value-type="string" calcext:value-type="string">
            <text:p>atg/ac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223902" calcext:value-type="float">
            <text:p>22239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80c</text:p>
          </table:table-cell>
          <table:table-cell office:value-type="string" calcext:value-type="string">
            <text:p>mpt64</text:p>
          </table:table-cell>
          <table:table-cell office:value-type="float" office:value="2224029" calcext:value-type="float">
            <text:p>2224029</text:p>
          </table:table-cell>
          <table:table-cell office:value-type="float" office:value="2223343" calcext:value-type="float">
            <text:p>22233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e43Asn</text:p>
          </table:table-cell>
          <table:table-cell office:value-type="string" calcext:value-type="string">
            <text:p>att/aa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hylo (West African 1a, West African 1b)</text:p>
          </table:table-cell>
          <table:table-cell table:number-columns-repeated="1011"/>
        </table:table-row>
        <table:table-row table:style-name="ro1" table:visibility="filter">
          <table:table-cell office:value-type="float" office:value="2279228" calcext:value-type="float">
            <text:p>22792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32</text:p>
          </table:table-cell>
          <table:table-cell office:value-type="string" calcext:value-type="string">
            <text:p>acg</text:p>
          </table:table-cell>
          <table:table-cell office:value-type="float" office:value="2279129" calcext:value-type="float">
            <text:p>2279129</text:p>
          </table:table-cell>
          <table:table-cell office:value-type="float" office:value="2280124" calcext:value-type="float">
            <text:p>228012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34Ser</text:p>
          </table:table-cell>
          <table:table-cell office:value-type="string" calcext:value-type="string">
            <text:p>gcc/tc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ylo (M. caprae)</text:p>
          </table:table-cell>
          <table:table-cell table:number-columns-repeated="1011"/>
        </table:table-row>
        <table:table-row table:style-name="ro1" table:visibility="filter">
          <table:table-cell office:value-type="float" office:value="2279314" calcext:value-type="float">
            <text:p>22793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32</text:p>
          </table:table-cell>
          <table:table-cell office:value-type="string" calcext:value-type="string">
            <text:p>acg</text:p>
          </table:table-cell>
          <table:table-cell office:value-type="float" office:value="2279129" calcext:value-type="float">
            <text:p>2279129</text:p>
          </table:table-cell>
          <table:table-cell office:value-type="float" office:value="2280124" calcext:value-type="float">
            <text:p>228012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62Gly</text:p>
          </table:table-cell>
          <table:table-cell office:value-type="string" calcext:value-type="string">
            <text:p>ggg/ggc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280081" calcext:value-type="float">
            <text:p>22800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32</text:p>
          </table:table-cell>
          <table:table-cell office:value-type="string" calcext:value-type="string">
            <text:p>acg</text:p>
          </table:table-cell>
          <table:table-cell office:value-type="float" office:value="2279129" calcext:value-type="float">
            <text:p>2279129</text:p>
          </table:table-cell>
          <table:table-cell office:value-type="float" office:value="2280124" calcext:value-type="float">
            <text:p>228012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318Leu</text:p>
          </table:table-cell>
          <table:table-cell office:value-type="string" calcext:value-type="string">
            <text:p>cca/cta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phylo (M. bovis, M. caprae)</text:p>
          </table:table-cell>
          <table:table-cell table:number-columns-repeated="1011"/>
        </table:table-row>
        <table:table-row table:style-name="ro1" table:visibility="filter">
          <table:table-cell office:value-type="float" office:value="2726105" calcext:value-type="float">
            <text:p>27261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428</text:p>
          </table:table-cell>
          <table:table-cell office:value-type="string" calcext:value-type="string">
            <text:p>ahpC</text:p>
          </table:table-cell>
          <table:table-cell office:value-type="float" office:value="2726193" calcext:value-type="float">
            <text:p>2726193</text:p>
          </table:table-cell>
          <table:table-cell office:value-type="float" office:value="2726780" calcext:value-type="float">
            <text:p>272678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phylo (Delhi/CAS, 3)</text:p>
          </table:table-cell>
          <table:table-cell table:number-columns-repeated="1011"/>
        </table:table-row>
        <table:table-row table:style-name="ro1" table:visibility="filter">
          <table:table-cell office:value-type="float" office:value="2751764" calcext:value-type="float">
            <text:p>27517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450c</text:p>
          </table:table-cell>
          <table:table-cell office:value-type="string" calcext:value-type="string">
            <text:p>rpfE</text:p>
          </table:table-cell>
          <table:table-cell office:value-type="float" office:value="2752180" calcext:value-type="float">
            <text:p>2752180</text:p>
          </table:table-cell>
          <table:table-cell office:value-type="float" office:value="2751662" calcext:value-type="float">
            <text:p>27516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139Gly</text:p>
          </table:table-cell>
          <table:table-cell office:value-type="string" calcext:value-type="string">
            <text:p>ggg/gga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751866" calcext:value-type="float">
            <text:p>27518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450c</text:p>
          </table:table-cell>
          <table:table-cell office:value-type="string" calcext:value-type="string">
            <text:p>rpfE</text:p>
          </table:table-cell>
          <table:table-cell office:value-type="float" office:value="2752180" calcext:value-type="float">
            <text:p>2752180</text:p>
          </table:table-cell>
          <table:table-cell office:value-type="float" office:value="2751662" calcext:value-type="float">
            <text:p>27516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05Ala</text:p>
          </table:table-cell>
          <table:table-cell office:value-type="string" calcext:value-type="string">
            <text:p>gcg/gc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752122" calcext:value-type="float">
            <text:p>27521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450c</text:p>
          </table:table-cell>
          <table:table-cell office:value-type="string" calcext:value-type="string">
            <text:p>rpfE</text:p>
          </table:table-cell>
          <table:table-cell office:value-type="float" office:value="2752180" calcext:value-type="float">
            <text:p>2752180</text:p>
          </table:table-cell>
          <table:table-cell office:value-type="float" office:value="2751662" calcext:value-type="float">
            <text:p>27516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20Arg</text:p>
          </table:table-cell>
          <table:table-cell office:value-type="string" calcext:value-type="string">
            <text:p>acg/ag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hylo (Beijing)</text:p>
          </table:table-cell>
          <table:table-cell table:number-columns-repeated="1011"/>
        </table:table-row>
        <table:table-row table:style-name="ro1" table:visibility="filter">
          <table:table-cell office:value-type="float" office:value="2752132" calcext:value-type="float">
            <text:p>27521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450c</text:p>
          </table:table-cell>
          <table:table-cell office:value-type="string" calcext:value-type="string">
            <text:p>rpfE</text:p>
          </table:table-cell>
          <table:table-cell office:value-type="float" office:value="2752180" calcext:value-type="float">
            <text:p>2752180</text:p>
          </table:table-cell>
          <table:table-cell office:value-type="float" office:value="2751662" calcext:value-type="float">
            <text:p>27516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7Leu</text:p>
          </table:table-cell>
          <table:table-cell office:value-type="string" calcext:value-type="string">
            <text:p>ttg/ct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ylo (West African 1a, West African 1b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36944" calcext:value-type="float">
            <text:p>29369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09c</text:p>
          </table:table-cell>
          <table:table-cell office:value-type="string" calcext:value-type="string">
            <text:p>-</text:p>
          </table:table-cell>
          <table:table-cell office:value-type="float" office:value="2937865" calcext:value-type="float">
            <text:p>2937865</text:p>
          </table:table-cell>
          <table:table-cell office:value-type="float" office:value="2936810" calcext:value-type="float">
            <text:p>2936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n308Glu</text:p>
          </table:table-cell>
          <table:table-cell office:value-type="string" calcext:value-type="string">
            <text:p>cag/gag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39177" calcext:value-type="float">
            <text:p>29391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11c</text:p>
          </table:table-cell>
          <table:table-cell office:value-type="string" calcext:value-type="string">
            <text:p>-</text:p>
          </table:table-cell>
          <table:table-cell office:value-type="float" office:value="2939962" calcext:value-type="float">
            <text:p>2939962</text:p>
          </table:table-cell>
          <table:table-cell office:value-type="float" office:value="2939012" calcext:value-type="float">
            <text:p>2939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262Tyr</text:p>
          </table:table-cell>
          <table:table-cell office:value-type="string" calcext:value-type="string">
            <text:p>tat/tac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phylo (West African 2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39577" calcext:value-type="float">
            <text:p>2939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11c</text:p>
          </table:table-cell>
          <table:table-cell office:value-type="string" calcext:value-type="string">
            <text:p>-</text:p>
          </table:table-cell>
          <table:table-cell office:value-type="float" office:value="2939962" calcext:value-type="float">
            <text:p>2939962</text:p>
          </table:table-cell>
          <table:table-cell office:value-type="float" office:value="2939012" calcext:value-type="float">
            <text:p>2939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29Arg</text:p>
          </table:table-cell>
          <table:table-cell office:value-type="string" calcext:value-type="string">
            <text:p>ctc/cgc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39716" calcext:value-type="float">
            <text:p>29397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11c</text:p>
          </table:table-cell>
          <table:table-cell office:value-type="string" calcext:value-type="string">
            <text:p>-</text:p>
          </table:table-cell>
          <table:table-cell office:value-type="float" office:value="2939962" calcext:value-type="float">
            <text:p>2939962</text:p>
          </table:table-cell>
          <table:table-cell office:value-type="float" office:value="2939012" calcext:value-type="float">
            <text:p>2939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s83Arg</text:p>
          </table:table-cell>
          <table:table-cell office:value-type="string" calcext:value-type="string">
            <text:p>tgc/cgc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40461" calcext:value-type="float">
            <text:p>29404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12c</text:p>
          </table:table-cell>
          <table:table-cell office:value-type="string" calcext:value-type="string">
            <text:p>pgsA1</text:p>
          </table:table-cell>
          <table:table-cell office:value-type="float" office:value="2940612" calcext:value-type="float">
            <text:p>2940612</text:p>
          </table:table-cell>
          <table:table-cell office:value-type="float" office:value="2939959" calcext:value-type="float">
            <text:p>29399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t51Thr</text:p>
          </table:table-cell>
          <table:table-cell office:value-type="string" calcext:value-type="string">
            <text:p>atg/acg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40562" calcext:value-type="float">
            <text:p>29405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12c</text:p>
          </table:table-cell>
          <table:table-cell office:value-type="string" calcext:value-type="string">
            <text:p>pgsA1</text:p>
          </table:table-cell>
          <table:table-cell office:value-type="float" office:value="2940612" calcext:value-type="float">
            <text:p>2940612</text:p>
          </table:table-cell>
          <table:table-cell office:value-type="float" office:value="2939959" calcext:value-type="float">
            <text:p>29399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7Thr</text:p>
          </table:table-cell>
          <table:table-cell office:value-type="string" calcext:value-type="string">
            <text:p>acc/ac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40608" calcext:value-type="float">
            <text:p>29406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12c</text:p>
          </table:table-cell>
          <table:table-cell office:value-type="string" calcext:value-type="string">
            <text:p>pgsA1</text:p>
          </table:table-cell>
          <table:table-cell office:value-type="float" office:value="2940612" calcext:value-type="float">
            <text:p>2940612</text:p>
          </table:table-cell>
          <table:table-cell office:value-type="float" office:value="2939959" calcext:value-type="float">
            <text:p>29399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2Asn</text:p>
          </table:table-cell>
          <table:table-cell office:value-type="string" calcext:value-type="string">
            <text:p>agc/a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ylo (EA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40930" calcext:value-type="float">
            <text:p>29409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13c</text:p>
          </table:table-cell>
          <table:table-cell office:value-type="string" calcext:value-type="string">
            <text:p>-</text:p>
          </table:table-cell>
          <table:table-cell office:value-type="float" office:value="2941196" calcext:value-type="float">
            <text:p>2941196</text:p>
          </table:table-cell>
          <table:table-cell office:value-type="float" office:value="2940609" calcext:value-type="float">
            <text:p>29406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89Pro</text:p>
          </table:table-cell>
          <table:table-cell office:value-type="string" calcext:value-type="string">
            <text:p>ccc/cc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41179" calcext:value-type="float">
            <text:p>29411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13c</text:p>
          </table:table-cell>
          <table:table-cell office:value-type="string" calcext:value-type="string">
            <text:p>-</text:p>
          </table:table-cell>
          <table:table-cell office:value-type="float" office:value="2941196" calcext:value-type="float">
            <text:p>2941196</text:p>
          </table:table-cell>
          <table:table-cell office:value-type="float" office:value="2940609" calcext:value-type="float">
            <text:p>29406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6Arg</text:p>
          </table:table-cell>
          <table:table-cell office:value-type="string" calcext:value-type="string">
            <text:p>cgc/cg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ylo (Delhi/CAS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55135" calcext:value-type="float">
            <text:p>2955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28</text:p>
          </table:table-cell>
          <table:table-cell office:value-type="string" calcext:value-type="string">
            <text:p>-</text:p>
          </table:table-cell>
          <table:table-cell office:value-type="float" office:value="2955058" calcext:value-type="float">
            <text:p>2955058</text:p>
          </table:table-cell>
          <table:table-cell office:value-type="float" office:value="2955420" calcext:value-type="float">
            <text:p>29554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le26Ile</text:p>
          </table:table-cell>
          <table:table-cell office:value-type="string" calcext:value-type="string">
            <text:p>ata/atc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55202" calcext:value-type="float">
            <text:p>29552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28</text:p>
          </table:table-cell>
          <table:table-cell office:value-type="string" calcext:value-type="string">
            <text:p>-</text:p>
          </table:table-cell>
          <table:table-cell office:value-type="float" office:value="2955058" calcext:value-type="float">
            <text:p>2955058</text:p>
          </table:table-cell>
          <table:table-cell office:value-type="float" office:value="2955420" calcext:value-type="float">
            <text:p>29554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49Ala</text:p>
          </table:table-cell>
          <table:table-cell office:value-type="string" calcext:value-type="string">
            <text:p>tcc/gc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55233" calcext:value-type="float">
            <text:p>2955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28</text:p>
          </table:table-cell>
          <table:table-cell office:value-type="string" calcext:value-type="string">
            <text:p>-</text:p>
          </table:table-cell>
          <table:table-cell office:value-type="float" office:value="2955058" calcext:value-type="float">
            <text:p>2955058</text:p>
          </table:table-cell>
          <table:table-cell office:value-type="float" office:value="2955420" calcext:value-type="float">
            <text:p>29554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59Leu</text:p>
          </table:table-cell>
          <table:table-cell office:value-type="string" calcext:value-type="string">
            <text:p>tcg/tt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hylo (M.africanum, M. bovis, M. canettii, M. caprae, M. microti, M. pinipedii, EA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55305" calcext:value-type="float">
            <text:p>29553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28</text:p>
          </table:table-cell>
          <table:table-cell office:value-type="string" calcext:value-type="string">
            <text:p>-</text:p>
          </table:table-cell>
          <table:table-cell office:value-type="float" office:value="2955058" calcext:value-type="float">
            <text:p>2955058</text:p>
          </table:table-cell>
          <table:table-cell office:value-type="float" office:value="2955420" calcext:value-type="float">
            <text:p>29554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83Trp</text:p>
          </table:table-cell>
          <table:table-cell office:value-type="string" calcext:value-type="string">
            <text:p>ttg/tgg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hylo (M. microti, M. piniped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55310" calcext:value-type="float">
            <text:p>29553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28</text:p>
          </table:table-cell>
          <table:table-cell office:value-type="string" calcext:value-type="string">
            <text:p>-</text:p>
          </table:table-cell>
          <table:table-cell office:value-type="float" office:value="2955058" calcext:value-type="float">
            <text:p>2955058</text:p>
          </table:table-cell>
          <table:table-cell office:value-type="float" office:value="2955420" calcext:value-type="float">
            <text:p>29554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85Ala</text:p>
          </table:table-cell>
          <table:table-cell office:value-type="string" calcext:value-type="string">
            <text:p>acc/gcc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55343" calcext:value-type="float">
            <text:p>29553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28</text:p>
          </table:table-cell>
          <table:table-cell office:value-type="string" calcext:value-type="string">
            <text:p>-</text:p>
          </table:table-cell>
          <table:table-cell office:value-type="float" office:value="2955058" calcext:value-type="float">
            <text:p>2955058</text:p>
          </table:table-cell>
          <table:table-cell office:value-type="float" office:value="2955420" calcext:value-type="float">
            <text:p>29554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96Thr</text:p>
          </table:table-cell>
          <table:table-cell office:value-type="string" calcext:value-type="string">
            <text:p>gcg/acg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hylo (West African 1a, West African 1b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55957" calcext:value-type="float">
            <text:p>2955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29</text:p>
          </table:table-cell>
          <table:table-cell office:value-type="string" calcext:value-type="string">
            <text:p>-</text:p>
          </table:table-cell>
          <table:table-cell office:value-type="float" office:value="2955767" calcext:value-type="float">
            <text:p>2955767</text:p>
          </table:table-cell>
          <table:table-cell office:value-type="float" office:value="2956891" calcext:value-type="float">
            <text:p>295689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64Ala</text:p>
          </table:table-cell>
          <table:table-cell office:value-type="string" calcext:value-type="string">
            <text:p>gat/gc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phylo (Beijing)</text:p>
          </table:table-cell>
          <table:table-cell table:number-columns-repeated="1011"/>
        </table:table-row>
        <table:table-row table:style-name="ro1" table:visibility="filter">
          <table:table-cell office:value-type="float" office:value="2956731" calcext:value-type="float">
            <text:p>29567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629</text:p>
          </table:table-cell>
          <table:table-cell office:value-type="string" calcext:value-type="string">
            <text:p>-</text:p>
          </table:table-cell>
          <table:table-cell office:value-type="float" office:value="2955767" calcext:value-type="float">
            <text:p>2955767</text:p>
          </table:table-cell>
          <table:table-cell office:value-type="float" office:value="2956891" calcext:value-type="float">
            <text:p>295689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322Leu</text:p>
          </table:table-cell>
          <table:table-cell office:value-type="string" calcext:value-type="string">
            <text:p>ccg/ctg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phylo (Ghana)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-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cgcgg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947c</text:p>
          </table:table-cell>
          <table:table-cell office:value-type="string" calcext:value-type="string">
            <text:p>pks15</text:p>
          </table:table-cell>
          <table:table-cell office:value-type="float" office:value="3297840" calcext:value-type="float">
            <text:p>3297840</text:p>
          </table:table-cell>
          <table:table-cell office:value-type="float" office:value="3296350" calcext:value-type="float">
            <text:p>32963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490-</text:p>
          </table:table-cell>
          <table:table-cell office:value-type="string" calcext:value-type="string">
            <text:p>ggc/gggccgcggc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phylo (not Euro-American, M. africanum, M. bovis, M. canettii, M. caprae, M. microti, M. pinipedii, Beijing, Delhi/CAS, EAI)</text:p>
          </table:table-cell>
          <table:table-cell table:number-columns-repeated="1011"/>
        </table:table-row>
        <table:table-row table:style-name="ro1" table:visibility="filter">
          <table:table-cell office:value-type="float" office:value="3986987" calcext:value-type="float">
            <text:p>39869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547</text:p>
          </table:table-cell>
          <table:table-cell office:value-type="string" calcext:value-type="string">
            <text:p>ddn</text:p>
          </table:table-cell>
          <table:table-cell office:value-type="float" office:value="3986844" calcext:value-type="float">
            <text:p>3986844</text:p>
          </table:table-cell>
          <table:table-cell office:value-type="float" office:value="3987299" calcext:value-type="float">
            <text:p>398729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48Leu</text:p>
          </table:table-cell>
          <table:table-cell office:value-type="string" calcext:value-type="string">
            <text:p>ctg/ct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hylo (West African 1a, West African 1b)</text:p>
          </table:table-cell>
          <table:table-cell table:number-columns-repeated="1011"/>
        </table:table-row>
        <table:table-row table:style-name="ro1" table:visibility="filter">
          <table:table-cell office:value-type="float" office:value="3987050" calcext:value-type="float">
            <text:p>39870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547</text:p>
          </table:table-cell>
          <table:table-cell office:value-type="string" calcext:value-type="string">
            <text:p>ddn</text:p>
          </table:table-cell>
          <table:table-cell office:value-type="float" office:value="3986844" calcext:value-type="float">
            <text:p>3986844</text:p>
          </table:table-cell>
          <table:table-cell office:value-type="float" office:value="3987299" calcext:value-type="float">
            <text:p>398729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69Asp</text:p>
          </table:table-cell>
          <table:table-cell office:value-type="string" calcext:value-type="string">
            <text:p>gac/ga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3987111" calcext:value-type="float">
            <text:p>39871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547</text:p>
          </table:table-cell>
          <table:table-cell office:value-type="string" calcext:value-type="string">
            <text:p>ddn</text:p>
          </table:table-cell>
          <table:table-cell office:value-type="float" office:value="3986844" calcext:value-type="float">
            <text:p>3986844</text:p>
          </table:table-cell>
          <table:table-cell office:value-type="float" office:value="3987299" calcext:value-type="float">
            <text:p>398729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90Val</text:p>
          </table:table-cell>
          <table:table-cell office:value-type="string" calcext:value-type="string">
            <text:p>ctc/gtc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phylo (M. microti, M. piniped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3987180" calcext:value-type="float">
            <text:p>39871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547</text:p>
          </table:table-cell>
          <table:table-cell office:value-type="string" calcext:value-type="string">
            <text:p>ddn</text:p>
          </table:table-cell>
          <table:table-cell office:value-type="float" office:value="3986844" calcext:value-type="float">
            <text:p>3986844</text:p>
          </table:table-cell>
          <table:table-cell office:value-type="float" office:value="3987299" calcext:value-type="float">
            <text:p>398729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113Asn</text:p>
          </table:table-cell>
          <table:table-cell office:value-type="string" calcext:value-type="string">
            <text:p>gac/aac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phylo (West African 1a, West African 1b)</text:p>
          </table:table-cell>
          <table:table-cell table:number-columns-repeated="1011"/>
        </table:table-row>
        <table:table-row table:style-name="ro1" table:visibility="filter">
          <table:table-cell office:value-type="float" office:value="3987287" calcext:value-type="float">
            <text:p>39872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547</text:p>
          </table:table-cell>
          <table:table-cell office:value-type="string" calcext:value-type="string">
            <text:p>ddn</text:p>
          </table:table-cell>
          <table:table-cell office:value-type="float" office:value="3986844" calcext:value-type="float">
            <text:p>3986844</text:p>
          </table:table-cell>
          <table:table-cell office:value-type="float" office:value="3987299" calcext:value-type="float">
            <text:p>398729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148Val</text:p>
          </table:table-cell>
          <table:table-cell office:value-type="string" calcext:value-type="string">
            <text:p>gtt/gtc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7539" calcext:value-type="float">
            <text:p>75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80Ala</text:p>
          </table:table-cell>
          <table:table-cell office:value-type="string" calcext:value-type="string">
            <text:p>acc/gcc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hylo (Uganda I+II, 4,6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7585" calcext:value-type="float">
            <text:p>75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95Thr</text:p>
          </table:table-cell>
          <table:table-cell office:value-type="string" calcext:value-type="string">
            <text:p>agc/acc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phylo (not H37Rv)</text:p>
          </table:table-cell>
          <table:table-cell table:number-columns-repeated="1011"/>
        </table:table-row>
        <table:table-row table:style-name="ro1" table:visibility="filter">
          <table:table-cell office:value-type="float" office:value="491595" calcext:value-type="float">
            <text:p>4915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07</text:p>
          </table:table-cell>
          <table:table-cell office:value-type="string" calcext:value-type="string">
            <text:p>fgd1</text:p>
          </table:table-cell>
          <table:table-cell office:value-type="float" office:value="490783" calcext:value-type="float">
            <text:p>490783</text:p>
          </table:table-cell>
          <table:table-cell office:value-type="float" office:value="491793" calcext:value-type="float">
            <text:p>49179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271Ala</text:p>
          </table:table-cell>
          <table:table-cell office:value-type="string" calcext:value-type="string">
            <text:p>gcc/gct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phylo (West African 1a)</text:p>
          </table:table-cell>
          <table:table-cell table:number-columns-repeated="1011"/>
        </table:table-row>
        <table:table-row table:style-name="ro1" table:visibility="filter">
          <table:table-cell office:value-type="float" office:value="575665" calcext:value-type="float">
            <text:p>57566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86</text:p>
          </table:table-cell>
          <table:table-cell office:value-type="string" calcext:value-type="string">
            <text:p>mshA</text:p>
          </table:table-cell>
          <table:table-cell office:value-type="float" office:value="575348" calcext:value-type="float">
            <text:p>575348</text:p>
          </table:table-cell>
          <table:table-cell office:value-type="float" office:value="576790" calcext:value-type="float">
            <text:p>5767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106Gly</text:p>
          </table:table-cell>
          <table:table-cell office:value-type="string" calcext:value-type="string">
            <text:p>ggg/ggc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575679" calcext:value-type="float">
            <text:p>5756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86</text:p>
          </table:table-cell>
          <table:table-cell office:value-type="string" calcext:value-type="string">
            <text:p>mshA</text:p>
          </table:table-cell>
          <table:table-cell office:value-type="float" office:value="575348" calcext:value-type="float">
            <text:p>575348</text:p>
          </table:table-cell>
          <table:table-cell office:value-type="float" office:value="576790" calcext:value-type="float">
            <text:p>5767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n111Ser</text:p>
          </table:table-cell>
          <table:table-cell office:value-type="string" calcext:value-type="string">
            <text:p>aac/agc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phylo (Haarlem)</text:p>
          </table:table-cell>
          <table:table-cell table:number-columns-repeated="1011"/>
        </table:table-row>
        <table:table-row table:style-name="ro1" table:visibility="filter">
          <table:table-cell office:value-type="float" office:value="575907" calcext:value-type="float">
            <text:p>5759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86</text:p>
          </table:table-cell>
          <table:table-cell office:value-type="string" calcext:value-type="string">
            <text:p>mshA</text:p>
          </table:table-cell>
          <table:table-cell office:value-type="float" office:value="575348" calcext:value-type="float">
            <text:p>575348</text:p>
          </table:table-cell>
          <table:table-cell office:value-type="float" office:value="576790" calcext:value-type="float">
            <text:p>5767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187Val</text:p>
          </table:table-cell>
          <table:table-cell office:value-type="string" calcext:value-type="string">
            <text:p>gca/gta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hylo (Beijing)</text:p>
          </table:table-cell>
          <table:table-cell table:number-columns-repeated="1011"/>
        </table:table-row>
        <table:table-row table:style-name="ro1" table:visibility="filter">
          <table:table-cell office:value-type="float" office:value="576077" calcext:value-type="float">
            <text:p>576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86</text:p>
          </table:table-cell>
          <table:table-cell office:value-type="string" calcext:value-type="string">
            <text:p>mshA</text:p>
          </table:table-cell>
          <table:table-cell office:value-type="float" office:value="575348" calcext:value-type="float">
            <text:p>575348</text:p>
          </table:table-cell>
          <table:table-cell office:value-type="float" office:value="576790" calcext:value-type="float">
            <text:p>5767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244Leu</text:p>
          </table:table-cell>
          <table:table-cell office:value-type="string" calcext:value-type="string">
            <text:p>ctg/ttg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phylo (Tur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61251" calcext:value-type="float">
            <text:p>14612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305</text:p>
          </table:table-cell>
          <table:table-cell office:value-type="string" calcext:value-type="string">
            <text:p>atpE</text:p>
          </table:table-cell>
          <table:table-cell office:value-type="float" office:value="1461045" calcext:value-type="float">
            <text:p>1461045</text:p>
          </table:table-cell>
          <table:table-cell office:value-type="float" office:value="1461290" calcext:value-type="float">
            <text:p>14612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69Ala</text:p>
          </table:table-cell>
          <table:table-cell office:value-type="string" calcext:value-type="string">
            <text:p>gcg/gc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hylo (West African 2)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71851" calcext:value-type="float">
            <text:p>14718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73079" calcext:value-type="float">
            <text:p>147307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phylo (M. microt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73094" calcext:value-type="float">
            <text:p>14730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phylo (M. piniped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673338" calcext:value-type="float">
            <text:p>16733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1483</text:p>
          </table:table-cell>
          <table:table-cell office:value-type="string" calcext:value-type="string">
            <text:p>fabG1</text:p>
          </table:table-cell>
          <table:table-cell office:value-type="float" office:value="1673440" calcext:value-type="float">
            <text:p>1673440</text:p>
          </table:table-cell>
          <table:table-cell office:value-type="float" office:value="1674183" calcext:value-type="float">
            <text:p>167418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phylo (West African 1a, West African 1b)</text:p>
          </table:table-cell>
          <table:table-cell table:number-columns-repeated="1011"/>
        </table:table-row>
        <table:table-row table:style-name="ro1" table:visibility="filter">
          <table:table-cell office:value-type="float" office:value="1674434" calcext:value-type="float">
            <text:p>16744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484</text:p>
          </table:table-cell>
          <table:table-cell office:value-type="string" calcext:value-type="string">
            <text:p>inhA</text:p>
          </table:table-cell>
          <table:table-cell office:value-type="float" office:value="1674202" calcext:value-type="float">
            <text:p>1674202</text:p>
          </table:table-cell>
          <table:table-cell office:value-type="float" office:value="1675011" calcext:value-type="float">
            <text:p>16750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78Ala</text:p>
          </table:table-cell>
          <table:table-cell office:value-type="string" calcext:value-type="string">
            <text:p>gtg/gc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hylo (West African 2, 6)</text:p>
          </table:table-cell>
          <table:table-cell table:number-columns-repeated="1011"/>
        </table:table-row>
        <table:table-row table:style-name="ro1" table:visibility="filter">
          <table:table-cell office:value-type="float" office:value="1674520" calcext:value-type="float">
            <text:p>16745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484</text:p>
          </table:table-cell>
          <table:table-cell office:value-type="string" calcext:value-type="string">
            <text:p>inhA</text:p>
          </table:table-cell>
          <table:table-cell office:value-type="float" office:value="1674202" calcext:value-type="float">
            <text:p>1674202</text:p>
          </table:table-cell>
          <table:table-cell office:value-type="float" office:value="1675011" calcext:value-type="float">
            <text:p>16750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107Ser</text:p>
          </table:table-cell>
          <table:table-cell office:value-type="string" calcext:value-type="string">
            <text:p>ccg/tcg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phylo (M. piniped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674816" calcext:value-type="float">
            <text:p>16748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484</text:p>
          </table:table-cell>
          <table:table-cell office:value-type="string" calcext:value-type="string">
            <text:p>inhA</text:p>
          </table:table-cell>
          <table:table-cell office:value-type="float" office:value="1674202" calcext:value-type="float">
            <text:p>1674202</text:p>
          </table:table-cell>
          <table:table-cell office:value-type="float" office:value="1675011" calcext:value-type="float">
            <text:p>16750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205Gly</text:p>
          </table:table-cell>
          <table:table-cell office:value-type="string" calcext:value-type="string">
            <text:p>ggt/ggc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33554" calcext:value-type="float">
            <text:p>18335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30</text:p>
          </table:table-cell>
          <table:table-cell office:value-type="string" calcext:value-type="string">
            <text:p>rpsA</text:p>
          </table:table-cell>
          <table:table-cell office:value-type="float" office:value="1833542" calcext:value-type="float">
            <text:p>1833542</text:p>
          </table:table-cell>
          <table:table-cell office:value-type="float" office:value="1834987" calcext:value-type="float">
            <text:p>18349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5Ala</text:p>
          </table:table-cell>
          <table:table-cell office:value-type="string" calcext:value-type="string">
            <text:p>acc/gc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33568" calcext:value-type="float">
            <text:p>18335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30</text:p>
          </table:table-cell>
          <table:table-cell office:value-type="string" calcext:value-type="string">
            <text:p>rpsA</text:p>
          </table:table-cell>
          <table:table-cell office:value-type="float" office:value="1833542" calcext:value-type="float">
            <text:p>1833542</text:p>
          </table:table-cell>
          <table:table-cell office:value-type="float" office:value="1834987" calcext:value-type="float">
            <text:p>18349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9Pro</text:p>
          </table:table-cell>
          <table:table-cell office:value-type="string" calcext:value-type="string">
            <text:p>ccg/cc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34169" calcext:value-type="float">
            <text:p>1834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30</text:p>
          </table:table-cell>
          <table:table-cell office:value-type="string" calcext:value-type="string">
            <text:p>rpsA</text:p>
          </table:table-cell>
          <table:table-cell office:value-type="float" office:value="1833542" calcext:value-type="float">
            <text:p>1833542</text:p>
          </table:table-cell>
          <table:table-cell office:value-type="float" office:value="1834987" calcext:value-type="float">
            <text:p>18349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210Ala</text:p>
          </table:table-cell>
          <table:table-cell office:value-type="string" calcext:value-type="string">
            <text:p>acc/gcc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34177" calcext:value-type="float">
            <text:p>1834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30</text:p>
          </table:table-cell>
          <table:table-cell office:value-type="string" calcext:value-type="string">
            <text:p>rpsA</text:p>
          </table:table-cell>
          <table:table-cell office:value-type="float" office:value="1833542" calcext:value-type="float">
            <text:p>1833542</text:p>
          </table:table-cell>
          <table:table-cell office:value-type="float" office:value="1834987" calcext:value-type="float">
            <text:p>18349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212Arg</text:p>
          </table:table-cell>
          <table:table-cell office:value-type="string" calcext:value-type="string">
            <text:p>cga/cgc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phylo (Beijing, 2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34859" calcext:value-type="float">
            <text:p>18348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30</text:p>
          </table:table-cell>
          <table:table-cell office:value-type="string" calcext:value-type="string">
            <text:p>rpsA</text:p>
          </table:table-cell>
          <table:table-cell office:value-type="float" office:value="1833542" calcext:value-type="float">
            <text:p>1833542</text:p>
          </table:table-cell>
          <table:table-cell office:value-type="float" office:value="1834987" calcext:value-type="float">
            <text:p>18349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440Thr</text:p>
          </table:table-cell>
          <table:table-cell office:value-type="string" calcext:value-type="string">
            <text:p>gcg/acg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phylo (M. bovis, M. caprae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34912" calcext:value-type="float">
            <text:p>18349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30</text:p>
          </table:table-cell>
          <table:table-cell office:value-type="string" calcext:value-type="string">
            <text:p>rpsA</text:p>
          </table:table-cell>
          <table:table-cell office:value-type="float" office:value="1833542" calcext:value-type="float">
            <text:p>1833542</text:p>
          </table:table-cell>
          <table:table-cell office:value-type="float" office:value="1834987" calcext:value-type="float">
            <text:p>18349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457Glu</text:p>
          </table:table-cell>
          <table:table-cell office:value-type="string" calcext:value-type="string">
            <text:p>gaa/gag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154724" calcext:value-type="float">
            <text:p>21547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463Leu</text:p>
          </table:table-cell>
          <table:table-cell office:value-type="string" calcext:value-type="string">
            <text:p>cgg/ctg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phylo (not Euro-American, M. africanum, M. bovis, M . canettii, M. caprae, M. Microti, M. pinipedii, Beijing, Delhi/CAS, EAI, 4)</text:p>
          </table:table-cell>
          <table:table-cell table:number-columns-repeated="1011"/>
        </table:table-row>
        <table:table-row table:style-name="ro1" table:visibility="filter">
          <table:table-cell office:value-type="float" office:value="2289047" calcext:value-type="float">
            <text:p>22890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65Ser</text:p>
          </table:table-cell>
          <table:table-cell office:value-type="string" calcext:value-type="string">
            <text:p>tcc/tc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hylo (Delhi/CAS)</text:p>
          </table:table-cell>
          <table:table-cell table:number-columns-repeated="1011"/>
        </table:table-row>
        <table:table-row table:style-name="ro1" table:visibility="filter">
          <table:table-cell office:value-type="float" office:value="2289073" calcext:value-type="float">
            <text:p>22890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57Asp</text:p>
          </table:table-cell>
          <table:table-cell office:value-type="string" calcext:value-type="string">
            <text:p>cac/gac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hylo (M. bovis)</text:p>
          </table:table-cell>
          <table:table-cell table:number-columns-repeated="1011"/>
        </table:table-row>
        <table:table-row table:style-name="ro1" table:visibility="filter">
          <table:table-cell office:value-type="float" office:value="2289104" calcext:value-type="float">
            <text:p>2289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043c</text:p>
          </table:table-cell>
          <table:table-cell office:value-type="string" calcext:value-type="string">
            <text:p>pncA</text:p>
          </table:table-cell>
          <table:table-cell office:value-type="float" office:value="2289241" calcext:value-type="float">
            <text:p>2289241</text:p>
          </table:table-cell>
          <table:table-cell office:value-type="float" office:value="2288681" calcext:value-type="float">
            <text:p>2288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46Ala</text:p>
          </table:table-cell>
          <table:table-cell office:value-type="string" calcext:value-type="string">
            <text:p>gca/gc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3073868" calcext:value-type="float">
            <text:p>30738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764c</text:p>
          </table:table-cell>
          <table:table-cell office:value-type="string" calcext:value-type="string">
            <text:p>thyA</text:p>
          </table:table-cell>
          <table:table-cell office:value-type="float" office:value="3074471" calcext:value-type="float">
            <text:p>3074471</text:p>
          </table:table-cell>
          <table:table-cell office:value-type="float" office:value="3073680" calcext:value-type="float">
            <text:p>30736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202Ala</text:p>
          </table:table-cell>
          <table:table-cell office:value-type="string" calcext:value-type="string">
            <text:p>acc/gcc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phylo (LAM)</text:p>
          </table:table-cell>
          <table:table-cell table:number-columns-repeated="1011"/>
        </table:table-row>
        <table:table-row table:style-name="ro1" table:visibility="filter">
          <table:table-cell office:value-type="float" office:value="3326554" calcext:value-type="float">
            <text:p>33265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971</text:p>
          </table:table-cell>
          <table:table-cell office:value-type="string" calcext:value-type="string">
            <text:p>-</text:p>
          </table:table-cell>
          <table:table-cell office:value-type="float" office:value="3326101" calcext:value-type="float">
            <text:p>3326101</text:p>
          </table:table-cell>
          <table:table-cell office:value-type="float" office:value="3326949" calcext:value-type="float">
            <text:p>332694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n152His</text:p>
          </table:table-cell>
          <table:table-cell office:value-type="string" calcext:value-type="string">
            <text:p>aac/cac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phylo (not Euro-American, M. africanum, M. bovis, M . canettii, M. caprae, M. Microti, M. pinipedii, Beijing, Delhi/CAS, EA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0671" calcext:value-type="float">
            <text:p>42406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3</text:p>
          </table:table-cell>
          <table:table-cell office:value-type="string" calcext:value-type="string">
            <text:p>embC</text:p>
          </table:table-cell>
          <table:table-cell office:value-type="float" office:value="4239863" calcext:value-type="float">
            <text:p>4239863</text:p>
          </table:table-cell>
          <table:table-cell office:value-type="float" office:value="4243147" calcext:value-type="float">
            <text:p>4243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270Ile</text:p>
          </table:table-cell>
          <table:table-cell office:value-type="string" calcext:value-type="string">
            <text:p>acc/atc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phylo (M. africanum, M. bovis, M. canettii, M.caprae, M. Microti, M. pinipedii, EA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2075" calcext:value-type="float">
            <text:p>42420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3</text:p>
          </table:table-cell>
          <table:table-cell office:value-type="string" calcext:value-type="string">
            <text:p>embC</text:p>
          </table:table-cell>
          <table:table-cell office:value-type="float" office:value="4239863" calcext:value-type="float">
            <text:p>4239863</text:p>
          </table:table-cell>
          <table:table-cell office:value-type="float" office:value="4243147" calcext:value-type="float">
            <text:p>4243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738Gln</text:p>
          </table:table-cell>
          <table:table-cell office:value-type="string" calcext:value-type="string">
            <text:p>cgg/cag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phylo (Delhi/CAS, 3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2803" calcext:value-type="float">
            <text:p>42428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3</text:p>
          </table:table-cell>
          <table:table-cell office:value-type="string" calcext:value-type="string">
            <text:p>embC</text:p>
          </table:table-cell>
          <table:table-cell office:value-type="float" office:value="4239863" calcext:value-type="float">
            <text:p>4239863</text:p>
          </table:table-cell>
          <table:table-cell office:value-type="float" office:value="4243147" calcext:value-type="float">
            <text:p>4243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981Leu</text:p>
          </table:table-cell>
          <table:table-cell office:value-type="string" calcext:value-type="string">
            <text:p>gtg/ctg</text:p>
          </table:table-cell>
          <table:table-cell office:value-type="float" office:value="2941" calcext:value-type="float">
            <text:p>2941</text:p>
          </table:table-cell>
          <table:table-cell office:value-type="string" calcext:value-type="string">
            <text:p>phylo (Ghana, Haarlem, X-Type, 4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2970" calcext:value-type="float">
            <text:p>42429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3</text:p>
          </table:table-cell>
          <table:table-cell office:value-type="string" calcext:value-type="string">
            <text:p>embC</text:p>
          </table:table-cell>
          <table:table-cell office:value-type="float" office:value="4239863" calcext:value-type="float">
            <text:p>4239863</text:p>
          </table:table-cell>
          <table:table-cell office:value-type="float" office:value="4243147" calcext:value-type="float">
            <text:p>4243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1036Thr</text:p>
          </table:table-cell>
          <table:table-cell office:value-type="string" calcext:value-type="string">
            <text:p>acc/act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phylo (M. bovis, M. caprae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3377" calcext:value-type="float">
            <text:p>42433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49Arg</text:p>
          </table:table-cell>
          <table:table-cell office:value-type="string" calcext:value-type="string">
            <text:p>agc/cg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3460" calcext:value-type="float">
            <text:p>42434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ys76Cys</text:p>
          </table:table-cell>
          <table:table-cell office:value-type="string" calcext:value-type="string">
            <text:p>tgc/tgt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hylo (Beijing, 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3690" calcext:value-type="float">
            <text:p>42436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t153Thr</text:p>
          </table:table-cell>
          <table:table-cell office:value-type="string" calcext:value-type="string">
            <text:p>atg/acg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7590" calcext:value-type="float">
            <text:p>42475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359Leu</text:p>
          </table:table-cell>
          <table:table-cell office:value-type="string" calcext:value-type="string">
            <text:p>cta/ctg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7646" calcext:value-type="float">
            <text:p>42476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378Ala</text:p>
          </table:table-cell>
          <table:table-cell office:value-type="string" calcext:value-type="string">
            <text:p>gag/gcg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phylo (M. africanum, M. bovis, M. canettii, M. caprae, M. Microti, M. pinipedii, EA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7815" calcext:value-type="float">
            <text:p>42478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434Ala</text:p>
          </table:table-cell>
          <table:table-cell office:value-type="string" calcext:value-type="string">
            <text:p>gcc/gct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8195" calcext:value-type="float">
            <text:p>4248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ys561Arg</text:p>
          </table:table-cell>
          <table:table-cell office:value-type="string" calcext:value-type="string">
            <text:p>aag/agg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8206" calcext:value-type="float">
            <text:p>42482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565Gly</text:p>
          </table:table-cell>
          <table:table-cell office:value-type="string" calcext:value-type="string">
            <text:p>agc/ggc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8439" calcext:value-type="float">
            <text:p>42484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642Thr</text:p>
          </table:table-cell>
          <table:table-cell office:value-type="string" calcext:value-type="string">
            <text:p>acc/act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7588" calcext:value-type="float">
            <text:p>44075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205Ala</text:p>
          </table:table-cell>
          <table:table-cell office:value-type="string" calcext:value-type="string">
            <text:p>gca/gcg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phylo (M. africanum, M. bovis, M. canettii, M. caprae, M. Microti, M. pinipedii, Beijing, Delhi/CAS, EAI, 4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7873" calcext:value-type="float">
            <text:p>44078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10Val</text:p>
          </table:table-cell>
          <table:table-cell office:value-type="string" calcext:value-type="string">
            <text:p>gtg/gt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hylo (EAI, 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7927" calcext:value-type="float">
            <text:p>44079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u92Asp</text:p>
          </table:table-cell>
          <table:table-cell office:value-type="string" calcext:value-type="string">
            <text:p>gaa/gac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phylo (Beijing, 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8156" calcext:value-type="float">
            <text:p>4408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6Arg</text:p>
          </table:table-cell>
          <table:table-cell office:value-type="string" calcext:value-type="string">
            <text:p>ctt/cg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hylo (LAM, 4,3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8185" calcext:value-type="float">
            <text:p>44081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6Pro</text:p>
          </table:table-cell>
          <table:table-cell office:value-type="string" calcext:value-type="string">
            <text:p>ccc/c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ylo (M. canetti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8213" calcext:value-type="float">
            <text:p>44082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B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hylo (Ural)</text:p>
          </table:table-cell>
          <table:table-cell table:number-columns-repeated="1011"/>
        </table:table-row>
        <table:table-row table:style-name="ro1" table:visibility="filter">
          <table:table-cell office:value-type="float" office:value="5520" calcext:value-type="float">
            <text:p>55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94Leu</text:p>
          </table:table-cell>
          <table:table-cell office:value-type="string" calcext:value-type="string">
            <text:p>ccg/ctg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phylo (4,3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6112" calcext:value-type="float">
            <text:p>61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t291Ile</text:p>
          </table:table-cell>
          <table:table-cell office:value-type="string" calcext:value-type="string">
            <text:p>atg/atc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phylo (1)</text:p>
          </table:table-cell>
          <table:table-cell table:number-columns-repeated="1011"/>
        </table:table-row>
        <table:table-row table:style-name="ro1" table:visibility="filter">
          <table:table-cell office:value-type="float" office:value="6124" calcext:value-type="float">
            <text:p>61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295Ala</text:p>
          </table:table-cell>
          <table:table-cell office:value-type="string" calcext:value-type="string">
            <text:p>gcc/gct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phylo (1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7222" calcext:value-type="float">
            <text:p>72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5</text:p>
          </table:table-cell>
          <table:table-cell office:value-type="string" calcext:value-type="string">
            <text:p>gyrB</text:p>
          </table:table-cell>
          <table:table-cell office:value-type="float" office:value="5240" calcext:value-type="float">
            <text:p>5240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661Ser</text:p>
          </table:table-cell>
          <table:table-cell office:value-type="string" calcext:value-type="string">
            <text:p>agc/agt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phylo (4,3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7892" calcext:value-type="float">
            <text:p>78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197Leu</text:p>
          </table:table-cell>
          <table:table-cell office:value-type="string" calcext:value-type="string">
            <text:p>ctg/cta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hylo (4,5)</text:p>
          </table:table-cell>
          <table:table-cell table:number-columns-repeated="1011"/>
        </table:table-row>
        <table:table-row table:style-name="ro1" table:visibility="filter">
          <table:table-cell office:value-type="float" office:value="8040" calcext:value-type="float">
            <text:p>80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247Ser</text:p>
          </table:table-cell>
          <table:table-cell office:value-type="string" calcext:value-type="string">
            <text:p>ggc/agc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phylo (4,3,3)</text:p>
          </table:table-cell>
          <table:table-cell table:number-columns-repeated="1011"/>
        </table:table-row>
        <table:table-row table:style-name="ro1" table:visibility="filter">
          <table:table-cell office:value-type="float" office:value="8452" calcext:value-type="float">
            <text:p>84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384Val</text:p>
          </table:table-cell>
          <table:table-cell office:value-type="string" calcext:value-type="string">
            <text:p>gca/gta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phylo (1)</text:p>
          </table:table-cell>
          <table:table-cell table:number-columns-repeated="1011"/>
        </table:table-row>
        <table:table-row table:style-name="ro1" table:visibility="filter">
          <table:table-cell office:value-type="float" office:value="8876" calcext:value-type="float">
            <text:p>88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yr525Tyr</text:p>
          </table:table-cell>
          <table:table-cell office:value-type="string" calcext:value-type="string">
            <text:p>tac/tat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phylo (7)</text:p>
          </table:table-cell>
          <table:table-cell table:number-columns-repeated="1011"/>
        </table:table-row>
        <table:table-row table:style-name="ro1" table:visibility="filter">
          <table:table-cell office:value-type="float" office:value="9260" calcext:value-type="float">
            <text:p>92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653Leu</text:p>
          </table:table-cell>
          <table:table-cell office:value-type="string" calcext:value-type="string">
            <text:p>ctg/ctc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phylo (1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9566" calcext:value-type="float">
            <text:p>95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yr755Tyr</text:p>
          </table:table-cell>
          <table:table-cell office:value-type="string" calcext:value-type="string">
            <text:p>tac/tat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phylo (5)</text:p>
          </table:table-cell>
          <table:table-cell table:number-columns-repeated="1011"/>
        </table:table-row>
        <table:table-row table:style-name="ro1" table:visibility="filter">
          <table:table-cell office:value-type="float" office:value="9611" calcext:value-type="float">
            <text:p>96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06</text:p>
          </table:table-cell>
          <table:table-cell office:value-type="string" calcext:value-type="string">
            <text:p>gyrA</text:p>
          </table:table-cell>
          <table:table-cell office:value-type="float" office:value="7302" calcext:value-type="float">
            <text:p>7302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770Asp</text:p>
          </table:table-cell>
          <table:table-cell office:value-type="string" calcext:value-type="string">
            <text:p>gac/gat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phylo (3,1,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62657" calcext:value-type="float">
            <text:p>626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58</text:p>
          </table:table-cell>
          <table:table-cell office:value-type="string" calcext:value-type="string">
            <text:p>dnaB</text:p>
          </table:table-cell>
          <table:table-cell office:value-type="float" office:value="60396" calcext:value-type="float">
            <text:p>60396</text:p>
          </table:table-cell>
          <table:table-cell office:value-type="float" office:value="63020" calcext:value-type="float">
            <text:p>630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754Pro</text:p>
          </table:table-cell>
          <table:table-cell office:value-type="string" calcext:value-type="string">
            <text:p>ccg/cca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phylo (4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107794" calcext:value-type="float">
            <text:p>1077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098</text:p>
          </table:table-cell>
          <table:table-cell office:value-type="string" calcext:value-type="string">
            <text:p>fcoT</text:p>
          </table:table-cell>
          <table:table-cell office:value-type="float" office:value="107600" calcext:value-type="float">
            <text:p>107600</text:p>
          </table:table-cell>
          <table:table-cell office:value-type="float" office:value="108151" calcext:value-type="float">
            <text:p>10815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65Ala</text:p>
          </table:table-cell>
          <table:table-cell office:value-type="string" calcext:value-type="string">
            <text:p>gcc/gc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hylo (4,1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346693" calcext:value-type="float">
            <text:p>3466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284</text:p>
          </table:table-cell>
          <table:table-cell office:value-type="string" calcext:value-type="string">
            <text:p>eccC3</text:p>
          </table:table-cell>
          <table:table-cell office:value-type="float" office:value="345635" calcext:value-type="float">
            <text:p>345635</text:p>
          </table:table-cell>
          <table:table-cell office:value-type="float" office:value="349627" calcext:value-type="float">
            <text:p>34962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353Ser</text:p>
          </table:table-cell>
          <table:table-cell office:value-type="string" calcext:value-type="string">
            <text:p>tcg/tct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phylo (2,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355181" calcext:value-type="float">
            <text:p>3551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291</text:p>
          </table:table-cell>
          <table:table-cell office:value-type="string" calcext:value-type="string">
            <text:p>mycP3</text:p>
          </table:table-cell>
          <table:table-cell office:value-type="float" office:value="354498" calcext:value-type="float">
            <text:p>354498</text:p>
          </table:table-cell>
          <table:table-cell office:value-type="float" office:value="355883" calcext:value-type="float">
            <text:p>35588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ys228Lys</text:p>
          </table:table-cell>
          <table:table-cell office:value-type="string" calcext:value-type="string">
            <text:p>aag/aaa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phylo (4,4,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03364" calcext:value-type="float">
            <text:p>4033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338c</text:p>
          </table:table-cell>
          <table:table-cell office:value-type="string" calcext:value-type="string">
            <text:p>-</text:p>
          </table:table-cell>
          <table:table-cell office:value-type="float" office:value="405841" calcext:value-type="float">
            <text:p>405841</text:p>
          </table:table-cell>
          <table:table-cell office:value-type="float" office:value="403193" calcext:value-type="float">
            <text:p>4031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826Pro</text:p>
          </table:table-cell>
          <table:table-cell office:value-type="string" calcext:value-type="string">
            <text:p>ccc/cct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phylo (4,3,3)</text:p>
          </table:table-cell>
          <table:table-cell table:number-columns-repeated="1011"/>
        </table:table-row>
        <table:table-row table:style-name="ro1" table:visibility="filter">
          <table:table-cell office:value-type="float" office:value="497491" calcext:value-type="float">
            <text:p>4974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11c</text:p>
          </table:table-cell>
          <table:table-cell office:value-type="string" calcext:value-type="string">
            <text:p>glnH</text:p>
          </table:table-cell>
          <table:table-cell office:value-type="float" office:value="498300" calcext:value-type="float">
            <text:p>498300</text:p>
          </table:table-cell>
          <table:table-cell office:value-type="float" office:value="497314" calcext:value-type="float">
            <text:p>497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270Asp</text:p>
          </table:table-cell>
          <table:table-cell office:value-type="string" calcext:value-type="string">
            <text:p>gac/gat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hylo (2)</text:p>
          </table:table-cell>
          <table:table-cell table:number-columns-repeated="1011"/>
        </table:table-row>
        <table:table-row table:style-name="ro1" table:visibility="filter">
          <table:table-cell office:value-type="float" office:value="514245" calcext:value-type="float">
            <text:p>5142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25c</text:p>
          </table:table-cell>
          <table:table-cell office:value-type="string" calcext:value-type="string">
            <text:p>ctpH</text:p>
          </table:table-cell>
          <table:table-cell office:value-type="float" office:value="515321" calcext:value-type="float">
            <text:p>515321</text:p>
          </table:table-cell>
          <table:table-cell office:value-type="float" office:value="510702" calcext:value-type="float">
            <text:p>5107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359Val</text:p>
          </table:table-cell>
          <table:table-cell office:value-type="string" calcext:value-type="string">
            <text:p>gtg/gta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phylo (4,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541048" calcext:value-type="float">
            <text:p>5410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450c</text:p>
          </table:table-cell>
          <table:table-cell office:value-type="string" calcext:value-type="string">
            <text:p>mmpL4</text:p>
          </table:table-cell>
          <table:table-cell office:value-type="float" office:value="541491" calcext:value-type="float">
            <text:p>541491</text:p>
          </table:table-cell>
          <table:table-cell office:value-type="float" office:value="538588" calcext:value-type="float">
            <text:p>5385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148Ser</text:p>
          </table:table-cell>
          <table:table-cell office:value-type="string" calcext:value-type="string">
            <text:p>tca/tcc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phylo (4,1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615614" calcext:value-type="float">
            <text:p>6156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524</text:p>
          </table:table-cell>
          <table:table-cell office:value-type="string" calcext:value-type="string">
            <text:p>hemL</text:p>
          </table:table-cell>
          <table:table-cell office:value-type="float" office:value="614835" calcext:value-type="float">
            <text:p>614835</text:p>
          </table:table-cell>
          <table:table-cell office:value-type="float" office:value="616223" calcext:value-type="float">
            <text:p>61622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260Ala</text:p>
          </table:table-cell>
          <table:table-cell office:value-type="string" calcext:value-type="string">
            <text:p>gcc/gca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phylo (4,3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615938" calcext:value-type="float">
            <text:p>6159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524</text:p>
          </table:table-cell>
          <table:table-cell office:value-type="string" calcext:value-type="string">
            <text:p>hemL</text:p>
          </table:table-cell>
          <table:table-cell office:value-type="float" office:value="614835" calcext:value-type="float">
            <text:p>614835</text:p>
          </table:table-cell>
          <table:table-cell office:value-type="float" office:value="616223" calcext:value-type="float">
            <text:p>61622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368Glu</text:p>
          </table:table-cell>
          <table:table-cell office:value-type="string" calcext:value-type="string">
            <text:p>gag/gaa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phylo (1)</text:p>
          </table:table-cell>
          <table:table-cell table:number-columns-repeated="1011"/>
        </table:table-row>
        <table:table-row table:style-name="ro1" table:visibility="filter">
          <table:table-cell office:value-type="float" office:value="762434" calcext:value-type="float">
            <text:p>7624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876Gly</text:p>
          </table:table-cell>
          <table:table-cell office:value-type="string" calcext:value-type="string">
            <text:p>ggt/ggg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phylo (3)</text:p>
          </table:table-cell>
          <table:table-cell table:number-columns-repeated="1011"/>
        </table:table-row>
        <table:table-row table:style-name="ro1" table:visibility="filter">
          <table:table-cell office:value-type="float" office:value="763031" calcext:value-type="float">
            <text:p>7630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7</text:p>
          </table:table-cell>
          <table:table-cell office:value-type="string" calcext:value-type="string">
            <text:p>rpoB</text:p>
          </table:table-cell>
          <table:table-cell office:value-type="float" office:value="759807" calcext:value-type="float">
            <text:p>759807</text:p>
          </table:table-cell>
          <table:table-cell office:value-type="float" office:value="763325" calcext:value-type="float">
            <text:p>7633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1075Ala</text:p>
          </table:table-cell>
          <table:table-cell office:value-type="string" calcext:value-type="string">
            <text:p>gct/gcc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phylo (4)</text:p>
          </table:table-cell>
          <table:table-cell table:number-columns-repeated="1011"/>
        </table:table-row>
        <table:table-row table:style-name="ro1" table:visibility="filter">
          <table:table-cell office:value-type="float" office:value="763884" calcext:value-type="float">
            <text:p>7638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8</text:p>
          </table:table-cell>
          <table:table-cell office:value-type="string" calcext:value-type="string">
            <text:p>rpoC</text:p>
          </table:table-cell>
          <table:table-cell office:value-type="float" office:value="763370" calcext:value-type="float">
            <text:p>763370</text:p>
          </table:table-cell>
          <table:table-cell office:value-type="float" office:value="767320" calcext:value-type="float">
            <text:p>7673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172Val</text:p>
          </table:table-cell>
          <table:table-cell office:value-type="string" calcext:value-type="string">
            <text:p>gcc/gtc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phylo (1)</text:p>
          </table:table-cell>
          <table:table-cell table:number-columns-repeated="1011"/>
        </table:table-row>
        <table:table-row table:style-name="ro1" table:visibility="filter">
          <table:table-cell office:value-type="float" office:value="763886" calcext:value-type="float">
            <text:p>7638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8</text:p>
          </table:table-cell>
          <table:table-cell office:value-type="string" calcext:value-type="string">
            <text:p>rpoC</text:p>
          </table:table-cell>
          <table:table-cell office:value-type="float" office:value="763370" calcext:value-type="float">
            <text:p>763370</text:p>
          </table:table-cell>
          <table:table-cell office:value-type="float" office:value="767320" calcext:value-type="float">
            <text:p>7673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173Arg</text:p>
          </table:table-cell>
          <table:table-cell office:value-type="string" calcext:value-type="string">
            <text:p>cgg/agg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phylo (1)</text:p>
          </table:table-cell>
          <table:table-cell table:number-columns-repeated="1011"/>
        </table:table-row>
        <table:table-row table:style-name="ro1" table:visibility="filter">
          <table:table-cell office:value-type="float" office:value="764013" calcext:value-type="float">
            <text:p>7640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8</text:p>
          </table:table-cell>
          <table:table-cell office:value-type="string" calcext:value-type="string">
            <text:p>rpoC</text:p>
          </table:table-cell>
          <table:table-cell office:value-type="float" office:value="763370" calcext:value-type="float">
            <text:p>763370</text:p>
          </table:table-cell>
          <table:table-cell office:value-type="float" office:value="767320" calcext:value-type="float">
            <text:p>7673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215Ala</text:p>
          </table:table-cell>
          <table:table-cell office:value-type="string" calcext:value-type="string">
            <text:p>gag/gcg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phylo (7)</text:p>
          </table:table-cell>
          <table:table-cell table:number-columns-repeated="1011"/>
        </table:table-row>
        <table:table-row table:style-name="ro1" table:visibility="filter">
          <table:table-cell office:value-type="float" office:value="764995" calcext:value-type="float">
            <text:p>7649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8</text:p>
          </table:table-cell>
          <table:table-cell office:value-type="string" calcext:value-type="string">
            <text:p>rpoC</text:p>
          </table:table-cell>
          <table:table-cell office:value-type="float" office:value="763370" calcext:value-type="float">
            <text:p>763370</text:p>
          </table:table-cell>
          <table:table-cell office:value-type="float" office:value="767320" calcext:value-type="float">
            <text:p>7673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542Ala</text:p>
          </table:table-cell>
          <table:table-cell office:value-type="string" calcext:value-type="string">
            <text:p>gcc/gcg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phylo (4,3)</text:p>
          </table:table-cell>
          <table:table-cell table:number-columns-repeated="1011"/>
        </table:table-row>
        <table:table-row table:style-name="ro1" table:visibility="filter">
          <table:table-cell office:value-type="float" office:value="765150" calcext:value-type="float">
            <text:p>7651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8</text:p>
          </table:table-cell>
          <table:table-cell office:value-type="string" calcext:value-type="string">
            <text:p>rpoC</text:p>
          </table:table-cell>
          <table:table-cell office:value-type="float" office:value="763370" calcext:value-type="float">
            <text:p>763370</text:p>
          </table:table-cell>
          <table:table-cell office:value-type="float" office:value="767320" calcext:value-type="float">
            <text:p>7673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594Glu</text:p>
          </table:table-cell>
          <table:table-cell office:value-type="string" calcext:value-type="string">
            <text:p>ggg/gag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hylo (4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765171" calcext:value-type="float">
            <text:p>7651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8</text:p>
          </table:table-cell>
          <table:table-cell office:value-type="string" calcext:value-type="string">
            <text:p>rpoC</text:p>
          </table:table-cell>
          <table:table-cell office:value-type="float" office:value="763370" calcext:value-type="float">
            <text:p>763370</text:p>
          </table:table-cell>
          <table:table-cell office:value-type="float" office:value="767320" calcext:value-type="float">
            <text:p>7673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601Leu</text:p>
          </table:table-cell>
          <table:table-cell office:value-type="string" calcext:value-type="string">
            <text:p>ccg/ctg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phylo (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765230" calcext:value-type="float">
            <text:p>7652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8</text:p>
          </table:table-cell>
          <table:table-cell office:value-type="string" calcext:value-type="string">
            <text:p>rpoC</text:p>
          </table:table-cell>
          <table:table-cell office:value-type="float" office:value="763370" calcext:value-type="float">
            <text:p>763370</text:p>
          </table:table-cell>
          <table:table-cell office:value-type="float" office:value="767320" calcext:value-type="float">
            <text:p>7673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621Thr</text:p>
          </table:table-cell>
          <table:table-cell office:value-type="string" calcext:value-type="string">
            <text:p>gcg/acg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phylo (1,1,3)</text:p>
          </table:table-cell>
          <table:table-cell table:number-columns-repeated="1011"/>
        </table:table-row>
        <table:table-row table:style-name="ro1" table:visibility="filter">
          <table:table-cell office:value-type="float" office:value="766955" calcext:value-type="float">
            <text:p>7669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68</text:p>
          </table:table-cell>
          <table:table-cell office:value-type="string" calcext:value-type="string">
            <text:p>rpoC</text:p>
          </table:table-cell>
          <table:table-cell office:value-type="float" office:value="763370" calcext:value-type="float">
            <text:p>763370</text:p>
          </table:table-cell>
          <table:table-cell office:value-type="float" office:value="767320" calcext:value-type="float">
            <text:p>7673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1196Lys</text:p>
          </table:table-cell>
          <table:table-cell office:value-type="string" calcext:value-type="string">
            <text:p>gag/aag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phylo (7)</text:p>
          </table:table-cell>
          <table:table-cell table:number-columns-repeated="1011"/>
        </table:table-row>
        <table:table-row table:style-name="ro1" table:visibility="filter">
          <table:table-cell office:value-type="float" office:value="783601" calcext:value-type="float">
            <text:p>783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84</text:p>
          </table:table-cell>
          <table:table-cell office:value-type="string" calcext:value-type="string">
            <text:p>fusA1</text:p>
          </table:table-cell>
          <table:table-cell office:value-type="float" office:value="782485" calcext:value-type="float">
            <text:p>782485</text:p>
          </table:table-cell>
          <table:table-cell office:value-type="float" office:value="784590" calcext:value-type="float">
            <text:p>7845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373Arg</text:p>
          </table:table-cell>
          <table:table-cell office:value-type="string" calcext:value-type="string">
            <text:p>agg/cgg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phylo (4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797736" calcext:value-type="float">
            <text:p>7977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697</text:p>
          </table:table-cell>
          <table:table-cell office:value-type="string" calcext:value-type="string">
            <text:p>-</text:p>
          </table:table-cell>
          <table:table-cell office:value-type="float" office:value="796933" calcext:value-type="float">
            <text:p>796933</text:p>
          </table:table-cell>
          <table:table-cell office:value-type="float" office:value="798372" calcext:value-type="float">
            <text:p>79837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268Leu</text:p>
          </table:table-cell>
          <table:table-cell office:value-type="string" calcext:value-type="string">
            <text:p>ctc/ct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phylo (2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874787" calcext:value-type="float">
            <text:p>8747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782</text:p>
          </table:table-cell>
          <table:table-cell office:value-type="string" calcext:value-type="string">
            <text:p>ptrBb</text:p>
          </table:table-cell>
          <table:table-cell office:value-type="float" office:value="874732" calcext:value-type="float">
            <text:p>874732</text:p>
          </table:table-cell>
          <table:table-cell office:value-type="float" office:value="876390" calcext:value-type="float">
            <text:p>8763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19Gln</text:p>
          </table:table-cell>
          <table:table-cell office:value-type="string" calcext:value-type="string">
            <text:p>cgg/ca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hylo (4,6,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891756" calcext:value-type="float">
            <text:p>8917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798c</text:p>
          </table:table-cell>
          <table:table-cell office:value-type="string" calcext:value-type="string">
            <text:p>cfp29</text:p>
          </table:table-cell>
          <table:table-cell office:value-type="float" office:value="892269" calcext:value-type="float">
            <text:p>892269</text:p>
          </table:table-cell>
          <table:table-cell office:value-type="float" office:value="891472" calcext:value-type="float">
            <text:p>891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72Leu</text:p>
          </table:table-cell>
          <table:table-cell office:value-type="string" calcext:value-type="string">
            <text:p>ttg/ctg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phylo (4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931123" calcext:value-type="float">
            <text:p>9311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835</text:p>
          </table:table-cell>
          <table:table-cell office:value-type="string" calcext:value-type="string">
            <text:p>lpqQ</text:p>
          </table:table-cell>
          <table:table-cell office:value-type="float" office:value="930953" calcext:value-type="float">
            <text:p>930953</text:p>
          </table:table-cell>
          <table:table-cell office:value-type="float" office:value="931597" calcext:value-type="float">
            <text:p>93159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yr57Tyr</text:p>
          </table:table-cell>
          <table:table-cell office:value-type="string" calcext:value-type="string">
            <text:p>tat/tac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hylo (not 4)</text:p>
          </table:table-cell>
          <table:table-cell table:number-columns-repeated="1011"/>
        </table:table-row>
        <table:table-row table:style-name="ro1" table:visibility="filter">
          <table:table-cell office:value-type="float" office:value="1084911" calcext:value-type="float">
            <text:p>10849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0973c</text:p>
          </table:table-cell>
          <table:table-cell office:value-type="string" calcext:value-type="string">
            <text:p>accA2</text:p>
          </table:table-cell>
          <table:table-cell office:value-type="float" office:value="1085750" calcext:value-type="float">
            <text:p>1085750</text:p>
          </table:table-cell>
          <table:table-cell office:value-type="float" office:value="1083747" calcext:value-type="float">
            <text:p>10837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280Tyr</text:p>
          </table:table-cell>
          <table:table-cell office:value-type="string" calcext:value-type="string">
            <text:p>tac/tat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hylo (3,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1132368" calcext:value-type="float">
            <text:p>1132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013</text:p>
          </table:table-cell>
          <table:table-cell office:value-type="string" calcext:value-type="string">
            <text:p>pks16</text:p>
          </table:table-cell>
          <table:table-cell office:value-type="float" office:value="1131625" calcext:value-type="float">
            <text:p>1131625</text:p>
          </table:table-cell>
          <table:table-cell office:value-type="float" office:value="1133259" calcext:value-type="float">
            <text:p>113325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248Thr</text:p>
          </table:table-cell>
          <table:table-cell office:value-type="string" calcext:value-type="string">
            <text:p>acc/act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phylo (4,3,4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1137518" calcext:value-type="float">
            <text:p>11375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018c</text:p>
          </table:table-cell>
          <table:table-cell office:value-type="string" calcext:value-type="string">
            <text:p>glmU</text:p>
          </table:table-cell>
          <table:table-cell office:value-type="float" office:value="1138060" calcext:value-type="float">
            <text:p>1138060</text:p>
          </table:table-cell>
          <table:table-cell office:value-type="float" office:value="1136573" calcext:value-type="float">
            <text:p>11365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n181Asn</text:p>
          </table:table-cell>
          <table:table-cell office:value-type="string" calcext:value-type="string">
            <text:p>aac/aat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hylo (7)</text:p>
          </table:table-cell>
          <table:table-cell table:number-columns-repeated="1011"/>
        </table:table-row>
        <table:table-row table:style-name="ro1" table:visibility="filter">
          <table:table-cell office:value-type="float" office:value="1237818" calcext:value-type="float">
            <text:p>12378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111c</text:p>
          </table:table-cell>
          <table:table-cell office:value-type="string" calcext:value-type="string">
            <text:p>-</text:p>
          </table:table-cell>
          <table:table-cell office:value-type="float" office:value="1238192" calcext:value-type="float">
            <text:p>1238192</text:p>
          </table:table-cell>
          <table:table-cell office:value-type="float" office:value="1237209" calcext:value-type="float">
            <text:p>12372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25Leu</text:p>
          </table:table-cell>
          <table:table-cell office:value-type="string" calcext:value-type="string">
            <text:p>ctg/ctc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phylo (3,1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16410" calcext:value-type="float">
            <text:p>14164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267c</text:p>
          </table:table-cell>
          <table:table-cell office:value-type="string" calcext:value-type="string">
            <text:p>embR</text:p>
          </table:table-cell>
          <table:table-cell office:value-type="float" office:value="1417347" calcext:value-type="float">
            <text:p>1417347</text:p>
          </table:table-cell>
          <table:table-cell office:value-type="float" office:value="1416181" calcext:value-type="float">
            <text:p>14161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313Arg</text:p>
          </table:table-cell>
          <table:table-cell office:value-type="string" calcext:value-type="string">
            <text:p>ctg/cgg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phylo (4,6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16702" calcext:value-type="float">
            <text:p>14167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267c</text:p>
          </table:table-cell>
          <table:table-cell office:value-type="string" calcext:value-type="string">
            <text:p>embR</text:p>
          </table:table-cell>
          <table:table-cell office:value-type="float" office:value="1417347" calcext:value-type="float">
            <text:p>1417347</text:p>
          </table:table-cell>
          <table:table-cell office:value-type="float" office:value="1416181" calcext:value-type="float">
            <text:p>14161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yr216His</text:p>
          </table:table-cell>
          <table:table-cell office:value-type="string" calcext:value-type="string">
            <text:p>tac/cac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phylo (4,6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16977" calcext:value-type="float">
            <text:p>14169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267c</text:p>
          </table:table-cell>
          <table:table-cell office:value-type="string" calcext:value-type="string">
            <text:p>embR</text:p>
          </table:table-cell>
          <table:table-cell office:value-type="float" office:value="1417347" calcext:value-type="float">
            <text:p>1417347</text:p>
          </table:table-cell>
          <table:table-cell office:value-type="float" office:value="1416181" calcext:value-type="float">
            <text:p>14161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124Arg</text:p>
          </table:table-cell>
          <table:table-cell office:value-type="string" calcext:value-type="string">
            <text:p>cac/cgc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phylo (7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17019" calcext:value-type="float">
            <text:p>14170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267c</text:p>
          </table:table-cell>
          <table:table-cell office:value-type="string" calcext:value-type="string">
            <text:p>embR</text:p>
          </table:table-cell>
          <table:table-cell office:value-type="float" office:value="1417347" calcext:value-type="float">
            <text:p>1417347</text:p>
          </table:table-cell>
          <table:table-cell office:value-type="float" office:value="1416181" calcext:value-type="float">
            <text:p>14161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s110Tyr</text:p>
          </table:table-cell>
          <table:table-cell office:value-type="string" calcext:value-type="string">
            <text:p>tgc/tac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phylo (1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55780" calcext:value-type="float">
            <text:p>14557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299</text:p>
          </table:table-cell>
          <table:table-cell office:value-type="string" calcext:value-type="string">
            <text:p>prfA</text:p>
          </table:table-cell>
          <table:table-cell office:value-type="float" office:value="1455495" calcext:value-type="float">
            <text:p>1455495</text:p>
          </table:table-cell>
          <table:table-cell office:value-type="float" office:value="1456568" calcext:value-type="float">
            <text:p>145656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96Leu</text:p>
          </table:table-cell>
          <table:table-cell office:value-type="string" calcext:value-type="string">
            <text:p>ttg/ctg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hylo (4,2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72337" calcext:value-type="float">
            <text:p>1472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bosomal</text:p>
          </table:table-cell>
          <table:table-cell office:value-type="string" calcext:value-type="string">
            <text:p>Rvnr01</text:p>
          </table:table-cell>
          <table:table-cell office:value-type="string" calcext:value-type="string">
            <text:p>rrs</text:p>
          </table:table-cell>
          <table:table-cell office:value-type="float" office:value="1471846" calcext:value-type="float">
            <text:p>1471846</text:p>
          </table:table-cell>
          <table:table-cell office:value-type="float" office:value="1473382" calcext:value-type="float">
            <text:p>14733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phylo (4,3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87796" calcext:value-type="float">
            <text:p>14877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324</text:p>
          </table:table-cell>
          <table:table-cell office:value-type="string" calcext:value-type="string">
            <text:p>-</text:p>
          </table:table-cell>
          <table:table-cell office:value-type="float" office:value="1487161" calcext:value-type="float">
            <text:p>1487161</text:p>
          </table:table-cell>
          <table:table-cell office:value-type="float" office:value="1488075" calcext:value-type="float">
            <text:p>148807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le212Ile</text:p>
          </table:table-cell>
          <table:table-cell office:value-type="string" calcext:value-type="string">
            <text:p>atc/ata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phylo (4,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1491275" calcext:value-type="float">
            <text:p>1491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326c</text:p>
          </table:table-cell>
          <table:table-cell office:value-type="string" calcext:value-type="string">
            <text:p>glgB</text:p>
          </table:table-cell>
          <table:table-cell office:value-type="float" office:value="1492312" calcext:value-type="float">
            <text:p>1492312</text:p>
          </table:table-cell>
          <table:table-cell office:value-type="float" office:value="1490117" calcext:value-type="float">
            <text:p>1490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is346His</text:p>
          </table:table-cell>
          <table:table-cell office:value-type="string" calcext:value-type="string">
            <text:p>cac/cat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hylo (1,1,3)</text:p>
          </table:table-cell>
          <table:table-cell table:number-columns-repeated="1011"/>
        </table:table-row>
        <table:table-row table:style-name="ro1" table:visibility="filter">
          <table:table-cell office:value-type="float" office:value="1501468" calcext:value-type="float">
            <text:p>150146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332</text:p>
          </table:table-cell>
          <table:table-cell office:value-type="string" calcext:value-type="string">
            <text:p>-</text:p>
          </table:table-cell>
          <table:table-cell office:value-type="float" office:value="1500926" calcext:value-type="float">
            <text:p>1500926</text:p>
          </table:table-cell>
          <table:table-cell office:value-type="float" office:value="1501582" calcext:value-type="float">
            <text:p>15015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181Pro</text:p>
          </table:table-cell>
          <table:table-cell office:value-type="string" calcext:value-type="string">
            <text:p>ccg/ccc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hylo (4,6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1502120" calcext:value-type="float">
            <text:p>15021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333</text:p>
          </table:table-cell>
          <table:table-cell office:value-type="string" calcext:value-type="string">
            <text:p>-</text:p>
          </table:table-cell>
          <table:table-cell office:value-type="float" office:value="1501599" calcext:value-type="float">
            <text:p>1501599</text:p>
          </table:table-cell>
          <table:table-cell office:value-type="float" office:value="1502633" calcext:value-type="float">
            <text:p>150263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174Thr</text:p>
          </table:table-cell>
          <table:table-cell office:value-type="string" calcext:value-type="string">
            <text:p>acc/aca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phylo (4,3,4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1719757" calcext:value-type="float">
            <text:p>17197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524</text:p>
          </table:table-cell>
          <table:table-cell office:value-type="string" calcext:value-type="string">
            <text:p>-</text:p>
          </table:table-cell>
          <table:table-cell office:value-type="float" office:value="1718726" calcext:value-type="float">
            <text:p>1718726</text:p>
          </table:table-cell>
          <table:table-cell office:value-type="float" office:value="1719970" calcext:value-type="float">
            <text:p>171997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344Pro</text:p>
          </table:table-cell>
          <table:table-cell office:value-type="string" calcext:value-type="string">
            <text:p>ccg/cct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phylo (4,5)</text:p>
          </table:table-cell>
          <table:table-cell table:number-columns-repeated="1011"/>
        </table:table-row>
        <table:table-row table:style-name="ro1" table:visibility="filter">
          <table:table-cell office:value-type="float" office:value="1759252" calcext:value-type="float">
            <text:p>175925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552</text:p>
          </table:table-cell>
          <table:table-cell office:value-type="string" calcext:value-type="string">
            <text:p>frdA</text:p>
          </table:table-cell>
          <table:table-cell office:value-type="float" office:value="1757681" calcext:value-type="float">
            <text:p>1757681</text:p>
          </table:table-cell>
          <table:table-cell office:value-type="float" office:value="1759432" calcext:value-type="float">
            <text:p>175943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524Ser</text:p>
          </table:table-cell>
          <table:table-cell office:value-type="string" calcext:value-type="string">
            <text:p>tcg/tct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phylo (not 4,9)</text:p>
          </table:table-cell>
          <table:table-cell table:number-columns-repeated="1011"/>
        </table:table-row>
        <table:table-row table:style-name="ro1" table:visibility="filter">
          <table:table-cell office:value-type="float" office:value="1799921" calcext:value-type="float">
            <text:p>17999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599</text:p>
          </table:table-cell>
          <table:table-cell office:value-type="string" calcext:value-type="string">
            <text:p>hisD</text:p>
          </table:table-cell>
          <table:table-cell office:value-type="float" office:value="1799583" calcext:value-type="float">
            <text:p>1799583</text:p>
          </table:table-cell>
          <table:table-cell office:value-type="float" office:value="1800899" calcext:value-type="float">
            <text:p>180089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113Gly</text:p>
          </table:table-cell>
          <table:table-cell office:value-type="string" calcext:value-type="string">
            <text:p>ggc/gg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hylo (5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16587" calcext:value-type="float">
            <text:p>18165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17</text:p>
          </table:table-cell>
          <table:table-cell office:value-type="string" calcext:value-type="string">
            <text:p>pykA</text:p>
          </table:table-cell>
          <table:table-cell office:value-type="float" office:value="1816189" calcext:value-type="float">
            <text:p>1816189</text:p>
          </table:table-cell>
          <table:table-cell office:value-type="float" office:value="1817607" calcext:value-type="float">
            <text:p>181760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133Val</text:p>
          </table:table-cell>
          <table:table-cell office:value-type="string" calcext:value-type="string">
            <text:p>gtc/gtg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phylo (6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34916" calcext:value-type="float">
            <text:p>18349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30</text:p>
          </table:table-cell>
          <table:table-cell office:value-type="string" calcext:value-type="string">
            <text:p>rpsA</text:p>
          </table:table-cell>
          <table:table-cell office:value-type="float" office:value="1833542" calcext:value-type="float">
            <text:p>1833542</text:p>
          </table:table-cell>
          <table:table-cell office:value-type="float" office:value="1834987" calcext:value-type="float">
            <text:p>18349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459Pro</text:p>
          </table:table-cell>
          <table:table-cell office:value-type="string" calcext:value-type="string">
            <text:p>acc/ccc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phylo (7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50119" calcext:value-type="float">
            <text:p>18501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40c</text:p>
          </table:table-cell>
          <table:table-cell office:value-type="string" calcext:value-type="string">
            <text:p>lysX</text:p>
          </table:table-cell>
          <table:table-cell office:value-type="float" office:value="1852035" calcext:value-type="float">
            <text:p>1852035</text:p>
          </table:table-cell>
          <table:table-cell office:value-type="float" office:value="1848517" calcext:value-type="float">
            <text:p>18485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639Thr</text:p>
          </table:table-cell>
          <table:table-cell office:value-type="string" calcext:value-type="string">
            <text:p>acg/ac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phylo (4,1,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81090" calcext:value-type="float">
            <text:p>18810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61</text:p>
          </table:table-cell>
          <table:table-cell office:value-type="string" calcext:value-type="string">
            <text:p>pks7</text:p>
          </table:table-cell>
          <table:table-cell office:value-type="float" office:value="1875304" calcext:value-type="float">
            <text:p>1875304</text:p>
          </table:table-cell>
          <table:table-cell office:value-type="float" office:value="1881684" calcext:value-type="float">
            <text:p>188168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1929Gly</text:p>
          </table:table-cell>
          <table:table-cell office:value-type="string" calcext:value-type="string">
            <text:p>ggc/ggt</text:p>
          </table:table-cell>
          <table:table-cell office:value-type="float" office:value="5787" calcext:value-type="float">
            <text:p>5787</text:p>
          </table:table-cell>
          <table:table-cell office:value-type="string" calcext:value-type="string">
            <text:p>phylo (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1882180" calcext:value-type="float">
            <text:p>18821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62</text:p>
          </table:table-cell>
          <table:table-cell office:value-type="string" calcext:value-type="string">
            <text:p>pks8</text:p>
          </table:table-cell>
          <table:table-cell office:value-type="float" office:value="1881704" calcext:value-type="float">
            <text:p>1881704</text:p>
          </table:table-cell>
          <table:table-cell office:value-type="float" office:value="1886512" calcext:value-type="float">
            <text:p>188651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159Ala</text:p>
          </table:table-cell>
          <table:table-cell office:value-type="string" calcext:value-type="string">
            <text:p>gcc/gct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hylo (BOV_AFRI)</text:p>
          </table:table-cell>
          <table:table-cell table:number-columns-repeated="1011"/>
        </table:table-row>
        <table:table-row table:style-name="ro1" table:visibility="filter">
          <table:table-cell office:value-type="float" office:value="1918281" calcext:value-type="float">
            <text:p>19182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694</text:p>
          </table:table-cell>
          <table:table-cell office:value-type="string" calcext:value-type="string">
            <text:p>tlyA</text:p>
          </table:table-cell>
          <table:table-cell office:value-type="float" office:value="1917940" calcext:value-type="float">
            <text:p>1917940</text:p>
          </table:table-cell>
          <table:table-cell office:value-type="float" office:value="1918746" calcext:value-type="float">
            <text:p>19187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114Gly</text:p>
          </table:table-cell>
          <table:table-cell office:value-type="string" calcext:value-type="string">
            <text:p>gga/ggc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hylo (7)</text:p>
          </table:table-cell>
          <table:table-cell table:number-columns-repeated="1011"/>
        </table:table-row>
        <table:table-row table:style-name="ro1" table:visibility="filter">
          <table:table-cell office:value-type="float" office:value="2101921" calcext:value-type="float">
            <text:p>21019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54c</text:p>
          </table:table-cell>
          <table:table-cell office:value-type="string" calcext:value-type="string">
            <text:p>ndh</text:p>
          </table:table-cell>
          <table:table-cell office:value-type="float" office:value="2103042" calcext:value-type="float">
            <text:p>2103042</text:p>
          </table:table-cell>
          <table:table-cell office:value-type="float" office:value="2101651" calcext:value-type="float">
            <text:p>21016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374Ser</text:p>
          </table:table-cell>
          <table:table-cell office:value-type="string" calcext:value-type="string">
            <text:p>tcg/tca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phylo (5)</text:p>
          </table:table-cell>
          <table:table-cell table:number-columns-repeated="1011"/>
        </table:table-row>
        <table:table-row table:style-name="ro1" table:visibility="filter">
          <table:table-cell office:value-type="float" office:value="2102218" calcext:value-type="float">
            <text:p>21022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54c</text:p>
          </table:table-cell>
          <table:table-cell office:value-type="string" calcext:value-type="string">
            <text:p>ndh</text:p>
          </table:table-cell>
          <table:table-cell office:value-type="float" office:value="2103042" calcext:value-type="float">
            <text:p>2103042</text:p>
          </table:table-cell>
          <table:table-cell office:value-type="float" office:value="2101651" calcext:value-type="float">
            <text:p>21016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275Val</text:p>
          </table:table-cell>
          <table:table-cell office:value-type="string" calcext:value-type="string">
            <text:p>gtc/gtt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phylo (7)</text:p>
          </table:table-cell>
          <table:table-cell table:number-columns-repeated="1011"/>
        </table:table-row>
        <table:table-row table:style-name="ro1" table:visibility="filter">
          <table:table-cell office:value-type="float" office:value="2102990" calcext:value-type="float">
            <text:p>21029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54c</text:p>
          </table:table-cell>
          <table:table-cell office:value-type="string" calcext:value-type="string">
            <text:p>ndh</text:p>
          </table:table-cell>
          <table:table-cell office:value-type="float" office:value="2103042" calcext:value-type="float">
            <text:p>2103042</text:p>
          </table:table-cell>
          <table:table-cell office:value-type="float" office:value="2101651" calcext:value-type="float">
            <text:p>21016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8Ala</text:p>
          </table:table-cell>
          <table:table-cell office:value-type="string" calcext:value-type="string">
            <text:p>gtg/gc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hylo (4,4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2155503" calcext:value-type="float">
            <text:p>21555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float" office:value="2156111" calcext:value-type="float">
            <text:p>2156111</text:p>
          </table:table-cell>
          <table:table-cell office:value-type="float" office:value="2153889" calcext:value-type="float">
            <text:p>21538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203Thr</text:p>
          </table:table-cell>
          <table:table-cell office:value-type="string" calcext:value-type="string">
            <text:p>acc/act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hylo (BOV_AFRI)</text:p>
          </table:table-cell>
          <table:table-cell table:number-columns-repeated="1011"/>
        </table:table-row>
        <table:table-row table:style-name="ro1" table:visibility="filter">
          <table:table-cell office:value-type="float" office:value="2411730" calcext:value-type="float">
            <text:p>24117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152c</text:p>
          </table:table-cell>
          <table:table-cell office:value-type="string" calcext:value-type="string">
            <text:p>murC</text:p>
          </table:table-cell>
          <table:table-cell office:value-type="float" office:value="2412122" calcext:value-type="float">
            <text:p>2412122</text:p>
          </table:table-cell>
          <table:table-cell office:value-type="float" office:value="2410638" calcext:value-type="float">
            <text:p>24106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131Ser</text:p>
          </table:table-cell>
          <table:table-cell office:value-type="string" calcext:value-type="string">
            <text:p>tcc/tcg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hylo (4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2505085" calcext:value-type="float">
            <text:p>25050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231c</text:p>
          </table:table-cell>
          <table:table-cell office:value-type="string" calcext:value-type="string">
            <text:p>cobC</text:p>
          </table:table-cell>
          <table:table-cell office:value-type="float" office:value="2505699" calcext:value-type="float">
            <text:p>2505699</text:p>
          </table:table-cell>
          <table:table-cell office:value-type="float" office:value="2504605" calcext:value-type="float">
            <text:p>25046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205Ala</text:p>
          </table:table-cell>
          <table:table-cell office:value-type="string" calcext:value-type="string">
            <text:p>gcc/gct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phylo (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2518919" calcext:value-type="float">
            <text:p>25189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245</text:p>
          </table:table-cell>
          <table:table-cell office:value-type="string" calcext:value-type="string">
            <text:p>kasA</text:p>
          </table:table-cell>
          <table:table-cell office:value-type="float" office:value="2518115" calcext:value-type="float">
            <text:p>2518115</text:p>
          </table:table-cell>
          <table:table-cell office:value-type="float" office:value="2519365" calcext:value-type="float">
            <text:p>251936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269Ser</text:p>
          </table:table-cell>
          <table:table-cell office:value-type="string" calcext:value-type="string">
            <text:p>ggt/ag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phylo (4,3,3)</text:p>
          </table:table-cell>
          <table:table-cell table:number-columns-repeated="1011"/>
        </table:table-row>
        <table:table-row table:style-name="ro1" table:visibility="filter">
          <table:table-cell office:value-type="float" office:value="2622402" calcext:value-type="float">
            <text:p>26224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343c</text:p>
          </table:table-cell>
          <table:table-cell office:value-type="string" calcext:value-type="string">
            <text:p>dnaG</text:p>
          </table:table-cell>
          <table:table-cell office:value-type="float" office:value="2622452" calcext:value-type="float">
            <text:p>2622452</text:p>
          </table:table-cell>
          <table:table-cell office:value-type="float" office:value="2620533" calcext:value-type="float">
            <text:p>2620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7Ala</text:p>
          </table:table-cell>
          <table:table-cell office:value-type="string" calcext:value-type="string">
            <text:p>gcc/gc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ylo (1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2694560" calcext:value-type="float">
            <text:p>26945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397c</text:p>
          </table:table-cell>
          <table:table-cell office:value-type="string" calcext:value-type="string">
            <text:p>cysA1</text:p>
          </table:table-cell>
          <table:table-cell office:value-type="float" office:value="2694964" calcext:value-type="float">
            <text:p>2694964</text:p>
          </table:table-cell>
          <table:table-cell office:value-type="float" office:value="2693909" calcext:value-type="float">
            <text:p>26939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135Leu</text:p>
          </table:table-cell>
          <table:table-cell office:value-type="string" calcext:value-type="string">
            <text:p>ctc/ctg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hylo (4,4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2831482" calcext:value-type="float">
            <text:p>28314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515c</text:p>
          </table:table-cell>
          <table:table-cell office:value-type="string" calcext:value-type="string">
            <text:p>-</text:p>
          </table:table-cell>
          <table:table-cell office:value-type="float" office:value="2832591" calcext:value-type="float">
            <text:p>2832591</text:p>
          </table:table-cell>
          <table:table-cell office:value-type="float" office:value="2831344" calcext:value-type="float">
            <text:p>2831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370Gly</text:p>
          </table:table-cell>
          <table:table-cell office:value-type="string" calcext:value-type="string">
            <text:p>ggt/ggc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phylo (BOV)</text:p>
          </table:table-cell>
          <table:table-cell table:number-columns-repeated="1011"/>
        </table:table-row>
        <table:table-row table:style-name="ro1" table:visibility="filter">
          <table:table-cell office:value-type="float" office:value="2874344" calcext:value-type="float">
            <text:p>28743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555c</text:p>
          </table:table-cell>
          <table:table-cell office:value-type="string" calcext:value-type="string">
            <text:p>alaS</text:p>
          </table:table-cell>
          <table:table-cell office:value-type="float" office:value="2876485" calcext:value-type="float">
            <text:p>2876485</text:p>
          </table:table-cell>
          <table:table-cell office:value-type="float" office:value="2873771" calcext:value-type="float">
            <text:p>28737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714Arg</text:p>
          </table:table-cell>
          <table:table-cell office:value-type="string" calcext:value-type="string">
            <text:p>cgc/cgt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phylo (3,1,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2875883" calcext:value-type="float">
            <text:p>28758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555c</text:p>
          </table:table-cell>
          <table:table-cell office:value-type="string" calcext:value-type="string">
            <text:p>alaS</text:p>
          </table:table-cell>
          <table:table-cell office:value-type="float" office:value="2876485" calcext:value-type="float">
            <text:p>2876485</text:p>
          </table:table-cell>
          <table:table-cell office:value-type="float" office:value="2873771" calcext:value-type="float">
            <text:p>28737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201Leu</text:p>
          </table:table-cell>
          <table:table-cell office:value-type="string" calcext:value-type="string">
            <text:p>ctg/cta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phylo (4,6,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3021283" calcext:value-type="float">
            <text:p>30212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707</text:p>
          </table:table-cell>
          <table:table-cell office:value-type="string" calcext:value-type="string">
            <text:p>-</text:p>
          </table:table-cell>
          <table:table-cell office:value-type="float" office:value="3020573" calcext:value-type="float">
            <text:p>3020573</text:p>
          </table:table-cell>
          <table:table-cell office:value-type="float" office:value="3021547" calcext:value-type="float">
            <text:p>30215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237Arg</text:p>
          </table:table-cell>
          <table:table-cell office:value-type="string" calcext:value-type="string">
            <text:p>cgg/cga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phylo (1,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3216553" calcext:value-type="float">
            <text:p>32165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907c</text:p>
          </table:table-cell>
          <table:table-cell office:value-type="string" calcext:value-type="string">
            <text:p>rimM</text:p>
          </table:table-cell>
          <table:table-cell office:value-type="float" office:value="3216891" calcext:value-type="float">
            <text:p>3216891</text:p>
          </table:table-cell>
          <table:table-cell office:value-type="float" office:value="3216361" calcext:value-type="float">
            <text:p>3216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13Val</text:p>
          </table:table-cell>
          <table:table-cell office:value-type="string" calcext:value-type="string">
            <text:p>gtc/gt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hylo (1,1,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3273107" calcext:value-type="float">
            <text:p>3273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2936</text:p>
          </table:table-cell>
          <table:table-cell office:value-type="string" calcext:value-type="string">
            <text:p>drrA</text:p>
          </table:table-cell>
          <table:table-cell office:value-type="float" office:value="3272214" calcext:value-type="float">
            <text:p>3272214</text:p>
          </table:table-cell>
          <table:table-cell office:value-type="float" office:value="3273209" calcext:value-type="float">
            <text:p>327320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298Ala</text:p>
          </table:table-cell>
          <table:table-cell office:value-type="string" calcext:value-type="string">
            <text:p>gcc/gca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phylo (3)</text:p>
          </table:table-cell>
          <table:table-cell table:number-columns-repeated="1011"/>
        </table:table-row>
        <table:table-row table:style-name="ro1" table:visibility="filter">
          <table:table-cell office:value-type="float" office:value="3388166" calcext:value-type="float">
            <text:p>338816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029c</text:p>
          </table:table-cell>
          <table:table-cell office:value-type="string" calcext:value-type="string">
            <text:p>fixA</text:p>
          </table:table-cell>
          <table:table-cell office:value-type="float" office:value="3388870" calcext:value-type="float">
            <text:p>3388870</text:p>
          </table:table-cell>
          <table:table-cell office:value-type="float" office:value="3388070" calcext:value-type="float">
            <text:p>33880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235Thr</text:p>
          </table:table-cell>
          <table:table-cell office:value-type="string" calcext:value-type="string">
            <text:p>acg/acc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phylo (4,3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3466426" calcext:value-type="float">
            <text:p>34664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097c</text:p>
          </table:table-cell>
          <table:table-cell office:value-type="string" calcext:value-type="string">
            <text:p>lipY</text:p>
          </table:table-cell>
          <table:table-cell office:value-type="float" office:value="3467091" calcext:value-type="float">
            <text:p>3467091</text:p>
          </table:table-cell>
          <table:table-cell office:value-type="float" office:value="3465778" calcext:value-type="float">
            <text:p>34657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222Val</text:p>
          </table:table-cell>
          <table:table-cell office:value-type="string" calcext:value-type="string">
            <text:p>gtc/gtt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phylo (4,6)</text:p>
          </table:table-cell>
          <table:table-cell table:number-columns-repeated="1011"/>
        </table:table-row>
        <table:table-row table:style-name="ro1" table:visibility="filter">
          <table:table-cell office:value-type="float" office:value="3470377" calcext:value-type="float">
            <text:p>347037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101c</text:p>
          </table:table-cell>
          <table:table-cell office:value-type="string" calcext:value-type="string">
            <text:p>ftsX</text:p>
          </table:table-cell>
          <table:table-cell office:value-type="float" office:value="3470679" calcext:value-type="float">
            <text:p>3470679</text:p>
          </table:table-cell>
          <table:table-cell office:value-type="float" office:value="3469786" calcext:value-type="float">
            <text:p>34697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n101Gln</text:p>
          </table:table-cell>
          <table:table-cell office:value-type="string" calcext:value-type="string">
            <text:p>cag/caa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hylo (1,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3479545" calcext:value-type="float">
            <text:p>34795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111</text:p>
          </table:table-cell>
          <table:table-cell office:value-type="string" calcext:value-type="string">
            <text:p>moaC1</text:p>
          </table:table-cell>
          <table:table-cell office:value-type="float" office:value="3479171" calcext:value-type="float">
            <text:p>3479171</text:p>
          </table:table-cell>
          <table:table-cell office:value-type="float" office:value="3479683" calcext:value-type="float">
            <text:p>347968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125Ala</text:p>
          </table:table-cell>
          <table:table-cell office:value-type="string" calcext:value-type="string">
            <text:p>gcc/gc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phylo (1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3513538" calcext:value-type="float">
            <text:p>35135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148</text:p>
          </table:table-cell>
          <table:table-cell office:value-type="string" calcext:value-type="string">
            <text:p>nuoD</text:p>
          </table:table-cell>
          <table:table-cell office:value-type="float" office:value="3513338" calcext:value-type="float">
            <text:p>3513338</text:p>
          </table:table-cell>
          <table:table-cell office:value-type="float" office:value="3514660" calcext:value-type="float">
            <text:p>351466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u67Asp</text:p>
          </table:table-cell>
          <table:table-cell office:value-type="string" calcext:value-type="string">
            <text:p>gaa/ga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hylo (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3514512" calcext:value-type="float">
            <text:p>35145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148</text:p>
          </table:table-cell>
          <table:table-cell office:value-type="string" calcext:value-type="string">
            <text:p>nuoD</text:p>
          </table:table-cell>
          <table:table-cell office:value-type="float" office:value="3513338" calcext:value-type="float">
            <text:p>3513338</text:p>
          </table:table-cell>
          <table:table-cell office:value-type="float" office:value="3514660" calcext:value-type="float">
            <text:p>351466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y392Ala</text:p>
          </table:table-cell>
          <table:table-cell office:value-type="string" calcext:value-type="string">
            <text:p>ggt/gct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phylo (4,3,4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3570528" calcext:value-type="float">
            <text:p>35705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198c</text:p>
          </table:table-cell>
          <table:table-cell office:value-type="string" calcext:value-type="string">
            <text:p>uvrD2</text:p>
          </table:table-cell>
          <table:table-cell office:value-type="float" office:value="3571211" calcext:value-type="float">
            <text:p>3571211</text:p>
          </table:table-cell>
          <table:table-cell office:value-type="float" office:value="3569109" calcext:value-type="float">
            <text:p>35691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228Arg</text:p>
          </table:table-cell>
          <table:table-cell office:value-type="string" calcext:value-type="string">
            <text:p>cgg/cgc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phylo (4,6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3722702" calcext:value-type="float">
            <text:p>37227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336c</text:p>
          </table:table-cell>
          <table:table-cell office:value-type="string" calcext:value-type="string">
            <text:p>trpS</text:p>
          </table:table-cell>
          <table:table-cell office:value-type="float" office:value="3723631" calcext:value-type="float">
            <text:p>3723631</text:p>
          </table:table-cell>
          <table:table-cell office:value-type="float" office:value="3722621" calcext:value-type="float">
            <text:p>37226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u310Leu</text:p>
          </table:table-cell>
          <table:table-cell office:value-type="string" calcext:value-type="string">
            <text:p>ctc/ctg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phylo (3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3836274" calcext:value-type="float">
            <text:p>3836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417c</text:p>
          </table:table-cell>
          <table:table-cell office:value-type="string" calcext:value-type="string">
            <text:p>groEL1</text:p>
          </table:table-cell>
          <table:table-cell office:value-type="float" office:value="3836891" calcext:value-type="float">
            <text:p>3836891</text:p>
          </table:table-cell>
          <table:table-cell office:value-type="float" office:value="3835272" calcext:value-type="float">
            <text:p>3835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e206Phe</text:p>
          </table:table-cell>
          <table:table-cell office:value-type="string" calcext:value-type="string">
            <text:p>ttc/ttt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hylo (2,2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3836739" calcext:value-type="float">
            <text:p>38367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417c</text:p>
          </table:table-cell>
          <table:table-cell office:value-type="string" calcext:value-type="string">
            <text:p>groEL1</text:p>
          </table:table-cell>
          <table:table-cell office:value-type="float" office:value="3836891" calcext:value-type="float">
            <text:p>3836891</text:p>
          </table:table-cell>
          <table:table-cell office:value-type="float" office:value="3835272" calcext:value-type="float">
            <text:p>3835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51Asp</text:p>
          </table:table-cell>
          <table:table-cell office:value-type="string" calcext:value-type="string">
            <text:p>gac/ga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hylo (4,8)</text:p>
          </table:table-cell>
          <table:table-cell table:number-columns-repeated="1011"/>
        </table:table-row>
        <table:table-row table:style-name="ro1" table:visibility="filter">
          <table:table-cell office:value-type="float" office:value="3977226" calcext:value-type="float">
            <text:p>39772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538</text:p>
          </table:table-cell>
          <table:table-cell office:value-type="string" calcext:value-type="string">
            <text:p>-</text:p>
          </table:table-cell>
          <table:table-cell office:value-type="float" office:value="3977062" calcext:value-type="float">
            <text:p>3977062</text:p>
          </table:table-cell>
          <table:table-cell office:value-type="float" office:value="3977922" calcext:value-type="float">
            <text:p>39779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55Leu</text:p>
          </table:table-cell>
          <table:table-cell office:value-type="string" calcext:value-type="string">
            <text:p>ttg/tt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hylo (4,3,4)</text:p>
          </table:table-cell>
          <table:table-cell table:number-columns-repeated="1011"/>
        </table:table-row>
        <table:table-row table:style-name="ro1" table:visibility="filter">
          <table:table-cell office:value-type="float" office:value="4125058" calcext:value-type="float">
            <text:p>412505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683</text:p>
          </table:table-cell>
          <table:table-cell office:value-type="string" calcext:value-type="string">
            <text:p>-</text:p>
          </table:table-cell>
          <table:table-cell office:value-type="float" office:value="4124417" calcext:value-type="float">
            <text:p>4124417</text:p>
          </table:table-cell>
          <table:table-cell office:value-type="float" office:value="4125376" calcext:value-type="float">
            <text:p>412537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214Arg</text:p>
          </table:table-cell>
          <table:table-cell office:value-type="string" calcext:value-type="string">
            <text:p>cgg/cgc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phylo (4,6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151558" calcext:value-type="float">
            <text:p>41515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08c</text:p>
          </table:table-cell>
          <table:table-cell office:value-type="string" calcext:value-type="string">
            <text:p>asd</text:p>
          </table:table-cell>
          <table:table-cell office:value-type="float" office:value="4152217" calcext:value-type="float">
            <text:p>4152217</text:p>
          </table:table-cell>
          <table:table-cell office:value-type="float" office:value="4151180" calcext:value-type="float">
            <text:p>4151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220Gly</text:p>
          </table:table-cell>
          <table:table-cell office:value-type="string" calcext:value-type="string">
            <text:p>ggc/ggt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hylo (4,4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29087" calcext:value-type="float">
            <text:p>42290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82</text:p>
          </table:table-cell>
          <table:table-cell office:value-type="string" calcext:value-type="string">
            <text:p>glfT1</text:p>
          </table:table-cell>
          <table:table-cell office:value-type="float" office:value="4228347" calcext:value-type="float">
            <text:p>4228347</text:p>
          </table:table-cell>
          <table:table-cell office:value-type="float" office:value="4229261" calcext:value-type="float">
            <text:p>422926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n247Asn</text:p>
          </table:table-cell>
          <table:table-cell office:value-type="string" calcext:value-type="string">
            <text:p>aac/aat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phylo (4,1,1,3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38120" calcext:value-type="float">
            <text:p>42381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2</text:p>
          </table:table-cell>
          <table:table-cell office:value-type="string" calcext:value-type="string">
            <text:p>aftA</text:p>
          </table:table-cell>
          <table:table-cell office:value-type="float" office:value="4237932" calcext:value-type="float">
            <text:p>4237932</text:p>
          </table:table-cell>
          <table:table-cell office:value-type="float" office:value="4239863" calcext:value-type="float">
            <text:p>423986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63Gln</text:p>
          </table:table-cell>
          <table:table-cell office:value-type="string" calcext:value-type="string">
            <text:p>cag/ca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hylo (1,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38778" calcext:value-type="float">
            <text:p>423877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2</text:p>
          </table:table-cell>
          <table:table-cell office:value-type="string" calcext:value-type="string">
            <text:p>aftA</text:p>
          </table:table-cell>
          <table:table-cell office:value-type="float" office:value="4237932" calcext:value-type="float">
            <text:p>4237932</text:p>
          </table:table-cell>
          <table:table-cell office:value-type="float" office:value="4239863" calcext:value-type="float">
            <text:p>423986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283Met</text:p>
          </table:table-cell>
          <table:table-cell office:value-type="string" calcext:value-type="string">
            <text:p>gtg/atg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phylo (7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38963" calcext:value-type="float">
            <text:p>42389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2</text:p>
          </table:table-cell>
          <table:table-cell office:value-type="string" calcext:value-type="string">
            <text:p>aftA</text:p>
          </table:table-cell>
          <table:table-cell office:value-type="float" office:value="4237932" calcext:value-type="float">
            <text:p>4237932</text:p>
          </table:table-cell>
          <table:table-cell office:value-type="float" office:value="4239863" calcext:value-type="float">
            <text:p>423986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is344His</text:p>
          </table:table-cell>
          <table:table-cell office:value-type="string" calcext:value-type="string">
            <text:p>cac/cat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phylo (4,4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39298" calcext:value-type="float">
            <text:p>42392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2</text:p>
          </table:table-cell>
          <table:table-cell office:value-type="string" calcext:value-type="string">
            <text:p>aftA</text:p>
          </table:table-cell>
          <table:table-cell office:value-type="float" office:value="4237932" calcext:value-type="float">
            <text:p>4237932</text:p>
          </table:table-cell>
          <table:table-cell office:value-type="float" office:value="4239863" calcext:value-type="float">
            <text:p>423986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456Val</text:p>
          </table:table-cell>
          <table:table-cell office:value-type="string" calcext:value-type="string">
            <text:p>gcc/gtc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phylo (4,1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39843" calcext:value-type="float">
            <text:p>42398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2</text:p>
          </table:table-cell>
          <table:table-cell office:value-type="string" calcext:value-type="string">
            <text:p>aftA</text:p>
          </table:table-cell>
          <table:table-cell office:value-type="float" office:value="4237932" calcext:value-type="float">
            <text:p>4237932</text:p>
          </table:table-cell>
          <table:table-cell office:value-type="float" office:value="4239863" calcext:value-type="float">
            <text:p>423986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ys638Gln</text:p>
          </table:table-cell>
          <table:table-cell office:value-type="string" calcext:value-type="string">
            <text:p>aag/cag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phylo (5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0153" calcext:value-type="float">
            <text:p>42401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3</text:p>
          </table:table-cell>
          <table:table-cell office:value-type="string" calcext:value-type="string">
            <text:p>embC</text:p>
          </table:table-cell>
          <table:table-cell office:value-type="float" office:value="4239863" calcext:value-type="float">
            <text:p>4239863</text:p>
          </table:table-cell>
          <table:table-cell office:value-type="float" office:value="4243147" calcext:value-type="float">
            <text:p>4243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97Ser</text:p>
          </table:table-cell>
          <table:table-cell office:value-type="string" calcext:value-type="string">
            <text:p>tcg/tc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hylo (7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0897" calcext:value-type="float">
            <text:p>42408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3</text:p>
          </table:table-cell>
          <table:table-cell office:value-type="string" calcext:value-type="string">
            <text:p>embC</text:p>
          </table:table-cell>
          <table:table-cell office:value-type="float" office:value="4239863" calcext:value-type="float">
            <text:p>4239863</text:p>
          </table:table-cell>
          <table:table-cell office:value-type="float" office:value="4243147" calcext:value-type="float">
            <text:p>4243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345Arg</text:p>
          </table:table-cell>
          <table:table-cell office:value-type="string" calcext:value-type="string">
            <text:p>cgc/cgg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phylo (4,1,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1042" calcext:value-type="float">
            <text:p>42410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3</text:p>
          </table:table-cell>
          <table:table-cell office:value-type="string" calcext:value-type="string">
            <text:p>embC</text:p>
          </table:table-cell>
          <table:table-cell office:value-type="float" office:value="4239863" calcext:value-type="float">
            <text:p>4239863</text:p>
          </table:table-cell>
          <table:table-cell office:value-type="float" office:value="4243147" calcext:value-type="float">
            <text:p>4243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n394Asp</text:p>
          </table:table-cell>
          <table:table-cell office:value-type="string" calcext:value-type="string">
            <text:p>aac/gac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phylo (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1562" calcext:value-type="float">
            <text:p>42415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3</text:p>
          </table:table-cell>
          <table:table-cell office:value-type="string" calcext:value-type="string">
            <text:p>embC</text:p>
          </table:table-cell>
          <table:table-cell office:value-type="float" office:value="4239863" calcext:value-type="float">
            <text:p>4239863</text:p>
          </table:table-cell>
          <table:table-cell office:value-type="float" office:value="4243147" calcext:value-type="float">
            <text:p>4243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567His</text:p>
          </table:table-cell>
          <table:table-cell office:value-type="string" calcext:value-type="string">
            <text:p>cgc/cac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hylo (3,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2643" calcext:value-type="float">
            <text:p>42426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3</text:p>
          </table:table-cell>
          <table:table-cell office:value-type="string" calcext:value-type="string">
            <text:p>embC</text:p>
          </table:table-cell>
          <table:table-cell office:value-type="float" office:value="4239863" calcext:value-type="float">
            <text:p>4239863</text:p>
          </table:table-cell>
          <table:table-cell office:value-type="float" office:value="4243147" calcext:value-type="float">
            <text:p>4243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rg927Arg</text:p>
          </table:table-cell>
          <table:table-cell office:value-type="string" calcext:value-type="string">
            <text:p>cgc/cgt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phylo (4,9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2883" calcext:value-type="float">
            <text:p>42428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3</text:p>
          </table:table-cell>
          <table:table-cell office:value-type="string" calcext:value-type="string">
            <text:p>embC</text:p>
          </table:table-cell>
          <table:table-cell office:value-type="float" office:value="4239863" calcext:value-type="float">
            <text:p>4239863</text:p>
          </table:table-cell>
          <table:table-cell office:value-type="float" office:value="4243147" calcext:value-type="float">
            <text:p>424314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1007Pro</text:p>
          </table:table-cell>
          <table:table-cell office:value-type="string" calcext:value-type="string">
            <text:p>ccc/cct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phylo (4,6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3848" calcext:value-type="float">
            <text:p>42438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206Met</text:p>
          </table:table-cell>
          <table:table-cell office:value-type="string" calcext:value-type="string">
            <text:p>gtg/atg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hylo (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4420" calcext:value-type="float">
            <text:p>42444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396Val</text:p>
          </table:table-cell>
          <table:table-cell office:value-type="string" calcext:value-type="string">
            <text:p>gtg/gtc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phylo (1,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5055" calcext:value-type="float">
            <text:p>42450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608Asn</text:p>
          </table:table-cell>
          <table:table-cell office:value-type="string" calcext:value-type="string">
            <text:p>acc/aac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phylo (4,6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5969" calcext:value-type="float">
            <text:p>42459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913Ser</text:p>
          </table:table-cell>
          <table:table-cell office:value-type="string" calcext:value-type="string">
            <text:p>ccg/tcg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phylo (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6088" calcext:value-type="float">
            <text:p>42460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952Gln</text:p>
          </table:table-cell>
          <table:table-cell office:value-type="string" calcext:value-type="string">
            <text:p>caa/cag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phylo (2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6508" calcext:value-type="float">
            <text:p>42465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4</text:p>
          </table:table-cell>
          <table:table-cell office:value-type="string" calcext:value-type="string">
            <text:p>embA</text:p>
          </table:table-cell>
          <table:table-cell office:value-type="float" office:value="4243233" calcext:value-type="float">
            <text:p>4243233</text:p>
          </table:table-cell>
          <table:table-cell office:value-type="float" office:value="4246517" calcext:value-type="float">
            <text:p>424651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1092Ala</text:p>
          </table:table-cell>
          <table:table-cell office:value-type="string" calcext:value-type="string">
            <text:p>gcg/gca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phylo (4,4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6864" calcext:value-type="float">
            <text:p>42468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117Val</text:p>
          </table:table-cell>
          <table:table-cell office:value-type="string" calcext:value-type="string">
            <text:p>gtc/gt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hylo (BOV_AFR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6930" calcext:value-type="float">
            <text:p>42469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ln139His</text:p>
          </table:table-cell>
          <table:table-cell office:value-type="string" calcext:value-type="string">
            <text:p>cag/cac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hylo (4,1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8073" calcext:value-type="float">
            <text:p>42480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r520Thr</text:p>
          </table:table-cell>
          <table:table-cell office:value-type="string" calcext:value-type="string">
            <text:p>acc/act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hylo (7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8115" calcext:value-type="float">
            <text:p>42481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p534Asp</text:p>
          </table:table-cell>
          <table:table-cell office:value-type="string" calcext:value-type="string">
            <text:p>gac/gat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phylo (2,2,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9012" calcext:value-type="float">
            <text:p>42490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833Leu</text:p>
          </table:table-cell>
          <table:table-cell office:value-type="string" calcext:value-type="string">
            <text:p>ctg/cta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phylo (4,4,1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49732" calcext:value-type="float">
            <text:p>42497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795</text:p>
          </table:table-cell>
          <table:table-cell office:value-type="string" calcext:value-type="string">
            <text:p>embB</text:p>
          </table:table-cell>
          <table:table-cell office:value-type="float" office:value="4246514" calcext:value-type="float">
            <text:p>4246514</text:p>
          </table:table-cell>
          <table:table-cell office:value-type="float" office:value="4249810" calcext:value-type="float">
            <text:p>42498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a1073Ala</text:p>
          </table:table-cell>
          <table:table-cell office:value-type="string" calcext:value-type="string">
            <text:p>gcc/gcg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phylo (4,7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60268" calcext:value-type="float">
            <text:p>42602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00c</text:p>
          </table:table-cell>
          <table:table-cell office:value-type="string" calcext:value-type="string">
            <text:p>pks13</text:p>
          </table:table-cell>
          <table:table-cell office:value-type="float" office:value="4261146" calcext:value-type="float">
            <text:p>4261146</text:p>
          </table:table-cell>
          <table:table-cell office:value-type="float" office:value="4255945" calcext:value-type="float">
            <text:p>42559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293Ala</text:p>
          </table:table-cell>
          <table:table-cell office:value-type="string" calcext:value-type="string">
            <text:p>gcc/gcg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phylo (4,6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68928" calcext:value-type="float">
            <text:p>42689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06c</text:p>
          </table:table-cell>
          <table:table-cell office:value-type="string" calcext:value-type="string">
            <text:p>ubiA</text:p>
          </table:table-cell>
          <table:table-cell office:value-type="float" office:value="4269833" calcext:value-type="float">
            <text:p>4269833</text:p>
          </table:table-cell>
          <table:table-cell office:value-type="float" office:value="4268925" calcext:value-type="float">
            <text:p>42689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302Gly</text:p>
          </table:table-cell>
          <table:table-cell office:value-type="string" calcext:value-type="string">
            <text:p>ggc/ggt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phylo (4,4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69351" calcext:value-type="float">
            <text:p>42693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06c</text:p>
          </table:table-cell>
          <table:table-cell office:value-type="string" calcext:value-type="string">
            <text:p>ubiA</text:p>
          </table:table-cell>
          <table:table-cell office:value-type="float" office:value="4269833" calcext:value-type="float">
            <text:p>4269833</text:p>
          </table:table-cell>
          <table:table-cell office:value-type="float" office:value="4268925" calcext:value-type="float">
            <text:p>42689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61Ala</text:p>
          </table:table-cell>
          <table:table-cell office:value-type="string" calcext:value-type="string">
            <text:p>gcc/gc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phylo (BOV_AFRI)</text:p>
          </table:table-cell>
          <table:table-cell table:number-columns-repeated="1011"/>
        </table:table-row>
        <table:table-row table:style-name="ro1" table:visibility="filter">
          <table:table-cell office:value-type="float" office:value="4269375" calcext:value-type="float">
            <text:p>426937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06c</text:p>
          </table:table-cell>
          <table:table-cell office:value-type="string" calcext:value-type="string">
            <text:p>ubiA</text:p>
          </table:table-cell>
          <table:table-cell office:value-type="float" office:value="4269833" calcext:value-type="float">
            <text:p>4269833</text:p>
          </table:table-cell>
          <table:table-cell office:value-type="float" office:value="4268925" calcext:value-type="float">
            <text:p>42689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153Val</text:p>
          </table:table-cell>
          <table:table-cell office:value-type="string" calcext:value-type="string">
            <text:p>gtg/gta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phylo (4,4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07886" calcext:value-type="float">
            <text:p>43078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34c</text:p>
          </table:table-cell>
          <table:table-cell office:value-type="string" calcext:value-type="string">
            <text:p>serS</text:p>
          </table:table-cell>
          <table:table-cell office:value-type="float" office:value="4308914" calcext:value-type="float">
            <text:p>4308914</text:p>
          </table:table-cell>
          <table:table-cell office:value-type="float" office:value="4307655" calcext:value-type="float">
            <text:p>4307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343Arg</text:p>
          </table:table-cell>
          <table:table-cell office:value-type="string" calcext:value-type="string">
            <text:p>cgc/cgt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phylo (4,4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16114" calcext:value-type="float">
            <text:p>4316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43c</text:p>
          </table:table-cell>
          <table:table-cell office:value-type="string" calcext:value-type="string">
            <text:p>-</text:p>
          </table:table-cell>
          <table:table-cell office:value-type="float" office:value="4316596" calcext:value-type="float">
            <text:p>4316596</text:p>
          </table:table-cell>
          <table:table-cell office:value-type="float" office:value="4315568" calcext:value-type="float">
            <text:p>43155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61Ala</text:p>
          </table:table-cell>
          <table:table-cell office:value-type="string" calcext:value-type="string">
            <text:p>gcc/gct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phylo (4,3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176" calcext:value-type="float">
            <text:p>43261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u433Ala</text:p>
          </table:table-cell>
          <table:table-cell office:value-type="string" calcext:value-type="string">
            <text:p>gag/gcg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phylo (3,1,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439" calcext:value-type="float">
            <text:p>43264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n345Lys</text:p>
          </table:table-cell>
          <table:table-cell office:value-type="string" calcext:value-type="string">
            <text:p>aac/aaa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phylo (1,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6739" calcext:value-type="float">
            <text:p>43267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4c</text:p>
          </table:table-cell>
          <table:table-cell office:value-type="string" calcext:value-type="string">
            <text:p>ethA</text:p>
          </table:table-cell>
          <table:table-cell office:value-type="float" office:value="4327473" calcext:value-type="float">
            <text:p>4327473</text:p>
          </table:table-cell>
          <table:table-cell office:value-type="float" office:value="4326004" calcext:value-type="float">
            <text:p>43260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245Arg</text:p>
          </table:table-cell>
          <table:table-cell office:value-type="string" calcext:value-type="string">
            <text:p>cgc/cgg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phylo (4,6,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28004" calcext:value-type="float">
            <text:p>43280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855</text:p>
          </table:table-cell>
          <table:table-cell office:value-type="string" calcext:value-type="string">
            <text:p>ethR</text:p>
          </table:table-cell>
          <table:table-cell office:value-type="float" office:value="4327549" calcext:value-type="float">
            <text:p>4327549</text:p>
          </table:table-cell>
          <table:table-cell office:value-type="float" office:value="4328199" calcext:value-type="float">
            <text:p>432819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al152Val</text:p>
          </table:table-cell>
          <table:table-cell office:value-type="string" calcext:value-type="string">
            <text:p>gtg/gta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phylo (4,6,2,2)</text:p>
          </table:table-cell>
          <table:table-cell table:number-columns-repeated="1011"/>
        </table:table-row>
        <table:table-row table:style-name="ro1" table:visibility="filter">
          <table:table-cell office:value-type="float" office:value="4398141" calcext:value-type="float">
            <text:p>43981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0</text:p>
          </table:table-cell>
          <table:table-cell office:value-type="string" calcext:value-type="string">
            <text:p>-</text:p>
          </table:table-cell>
          <table:table-cell office:value-type="float" office:value="4396597" calcext:value-type="float">
            <text:p>4396597</text:p>
          </table:table-cell>
          <table:table-cell office:value-type="float" office:value="4400151" calcext:value-type="float">
            <text:p>440015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r515Ser</text:p>
          </table:table-cell>
          <table:table-cell office:value-type="string" calcext:value-type="string">
            <text:p>tcg/tca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phylo (4,3,4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4247" calcext:value-type="float">
            <text:p>44042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5</text:p>
          </table:table-cell>
          <table:table-cell office:value-type="string" calcext:value-type="string">
            <text:p>-</text:p>
          </table:table-cell>
          <table:table-cell office:value-type="float" office:value="4403192" calcext:value-type="float">
            <text:p>4403192</text:p>
          </table:table-cell>
          <table:table-cell office:value-type="float" office:value="4404412" calcext:value-type="float">
            <text:p>440441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eu352Leu</text:p>
          </table:table-cell>
          <table:table-cell office:value-type="string" calcext:value-type="string">
            <text:p>ctg/cta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hylo (1,1)</text:p>
          </table:table-cell>
          <table:table-cell table:number-columns-repeated="1011"/>
        </table:table-row>
        <table:table-row table:style-name="ro1" table:visibility="filter">
          <table:table-cell office:value-type="float" office:value="4407780" calcext:value-type="float">
            <text:p>44077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3919c</text:p>
          </table:table-cell>
          <table:table-cell office:value-type="string" calcext:value-type="string">
            <text:p>gid</text:p>
          </table:table-cell>
          <table:table-cell office:value-type="float" office:value="4408202" calcext:value-type="float">
            <text:p>4408202</text:p>
          </table:table-cell>
          <table:table-cell office:value-type="float" office:value="4407528" calcext:value-type="float">
            <text:p>4407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a141Ala</text:p>
          </table:table-cell>
          <table:table-cell office:value-type="string" calcext:value-type="string">
            <text:p>gcg/gca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hylo (1,1,3)</text:p>
          </table:table-cell>
          <table:table-cell table:number-columns-repeated="1011"/>
        </table:table-row>
        <table:table-row table:style-name="ro1" table:number-rows-repeated="10479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o_INH" table:style-name="ta2">
        <table:table-column table:style-name="co13" table:default-cell-style-name="ce4"/>
        <table:table-column table:style-name="co14" table:default-cell-style-name="ce4"/>
        <table:table-column table:style-name="co7" table:default-cell-style-name="ce4"/>
        <table:table-column table:style-name="co14" table:default-cell-style-name="ce4"/>
        <table:table-column table:style-name="co15" table:default-cell-style-name="ce4"/>
        <table:table-column table:style-name="co13" table:default-cell-style-name="ce4"/>
        <table:table-column table:style-name="co16" table:default-cell-style-name="ce4"/>
        <table:table-column table:style-name="co14" table:default-cell-style-name="ce4"/>
        <table:table-column table:style-name="co17" table:default-cell-style-name="ce4"/>
        <table:table-column table:style-name="co6" table:default-cell-style-name="ce4"/>
        <table:table-column table:style-name="co18" table:default-cell-style-name="ce4"/>
        <table:table-column table:style-name="co19" table:default-cell-style-name="ce4"/>
        <table:table-column table:style-name="co13" table:number-columns-repeated="1012" table:default-cell-style-name="ce4"/>
        <table:table-row table:style-name="ro1">
          <table:table-cell office:value-type="string" calcext:value-type="string">
            <text:p>Variant position genome stop</text:p>
          </table:table-cell>
          <table:table-cell office:value-type="string" calcext:value-type="string">
            <text:p>WT base</text:p>
          </table:table-cell>
          <table:table-cell office:value-type="string" calcext:value-type="string">
            <text:p>Var. bas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ne ID</text:p>
          </table:table-cell>
          <table:table-cell office:value-type="string" calcext:value-type="string">
            <text:p>Gene Name</text:p>
          </table:table-cell>
          <table:table-cell office:value-type="string" calcext:value-type="string">
            <text:p>Dir.</text:p>
          </table:table-cell>
          <table:table-cell office:value-type="string" calcext:value-type="string">
            <text:p>AA change</text:p>
          </table:table-cell>
          <table:table-cell office:value-type="string" calcext:value-type="string">
            <text:p>Codon change</text:p>
          </table:table-cell>
          <table:table-cell office:value-type="string" calcext:value-type="string">
            <text:p>Variant position gene start</text:p>
          </table:table-cell>
          <table:table-cell office:value-type="string" calcext:value-type="string">
            <text:p>Antibiotic</text:p>
          </table:table-cell>
          <table:table-cell office:value-type="string" calcext:value-type="string">
            <text:p>High Confidence SNP</text:p>
          </table:table-cell>
          <table:table-cell table:number-columns-repeated="1012"/>
        </table:table-row>
        <table:table-row table:style-name="ro1">
          <table:table-cell table:style-name="ce5" office:value-type="float" office:value="1673423" calcext:value-type="float">
            <text:p>1673423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ntergenic</text:p>
          </table:table-cell>
          <table:table-cell table:style-name="ce5" office:value-type="string" calcext:value-type="string">
            <text:p>Rv1483</text:p>
          </table:table-cell>
          <table:table-cell table:style-name="ce5" office:value-type="string" calcext:value-type="string">
            <text:p>fabG1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17" calcext:value-type="float">
            <text:p>-17</text:p>
          </table:table-cell>
          <table:table-cell table:style-name="ce5" office:value-type="string" calcext:value-type="string">
            <text:p>isoniazid (INH)</text:p>
          </table:table-cell>
          <table:table-cell table:style-name="ce5"/>
          <table:table-cell table:style-name="ce6" table:number-columns-repeated="1012"/>
        </table:table-row>
        <table:table-row table:style-name="ro1">
          <table:table-cell table:style-name="ce5" office:value-type="float" office:value="1673424" calcext:value-type="float">
            <text:p>1673424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intergenic</text:p>
          </table:table-cell>
          <table:table-cell table:style-name="ce5" office:value-type="string" calcext:value-type="string">
            <text:p>Rv1483</text:p>
          </table:table-cell>
          <table:table-cell table:style-name="ce5" office:value-type="string" calcext:value-type="string">
            <text:p>fabG1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16" calcext:value-type="float">
            <text:p>-16</text:p>
          </table:table-cell>
          <table:table-cell table:style-name="ce5" office:value-type="string" calcext:value-type="string">
            <text:p>isoniazid (INH)</text:p>
          </table:table-cell>
          <table:table-cell table:style-name="ce5"/>
          <table:table-cell table:style-name="ce6" table:number-columns-repeated="1012"/>
        </table:table-row>
        <table:table-row table:style-name="ro1">
          <table:table-cell table:style-name="ce5" office:value-type="float" office:value="1673425" calcext:value-type="float">
            <text:p>1673425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ntergenic</text:p>
          </table:table-cell>
          <table:table-cell table:style-name="ce5" office:value-type="string" calcext:value-type="string">
            <text:p>Rv1483</text:p>
          </table:table-cell>
          <table:table-cell table:style-name="ce5" office:value-type="string" calcext:value-type="string">
            <text:p>fabG1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string" calcext:value-type="string">
            <text:p>isoniazid (INH)</text:p>
          </table:table-cell>
          <table:table-cell table:style-name="ce5" office:value-type="string" calcext:value-type="string">
            <text:p>yes</text:p>
          </table:table-cell>
          <table:table-cell table:style-name="ce6" table:number-columns-repeated="1012"/>
        </table:table-row>
        <table:table-row table:style-name="ro1">
          <table:table-cell table:style-name="ce5" office:value-type="float" office:value="1673432" calcext:value-type="float">
            <text:p>1673432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intergenic</text:p>
          </table:table-cell>
          <table:table-cell table:style-name="ce5" office:value-type="string" calcext:value-type="string">
            <text:p>Rv1483</text:p>
          </table:table-cell>
          <table:table-cell table:style-name="ce5" office:value-type="string" calcext:value-type="string">
            <text:p>fabG1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string" calcext:value-type="string">
            <text:p>isoniazid (INH)</text:p>
          </table:table-cell>
          <table:table-cell table:style-name="ce5" office:value-type="string" calcext:value-type="string">
            <text:p>yes</text:p>
          </table:table-cell>
          <table:table-cell table:style-name="ce6" table:number-columns-repeated="1012"/>
        </table:table-row>
        <table:table-row table:style-name="ro1">
          <table:table-cell table:style-name="ce5" office:value-type="float" office:value="1673432" calcext:value-type="float">
            <text:p>1673432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intergenic</text:p>
          </table:table-cell>
          <table:table-cell table:style-name="ce5" office:value-type="string" calcext:value-type="string">
            <text:p>Rv1483</text:p>
          </table:table-cell>
          <table:table-cell table:style-name="ce5" office:value-type="string" calcext:value-type="string">
            <text:p>fabG1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string" calcext:value-type="string">
            <text:p>isoniazid (INH)</text:p>
          </table:table-cell>
          <table:table-cell table:style-name="ce5" office:value-type="string" calcext:value-type="string">
            <text:p>yes</text:p>
          </table:table-cell>
          <table:table-cell table:style-name="ce6" table:number-columns-repeated="1012"/>
        </table:table-row>
        <table:table-row table:style-name="ro1">
          <table:table-cell table:style-name="ce7" office:value-type="float" office:value="1674481" calcext:value-type="float">
            <text:p>1674481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coding</text:p>
          </table:table-cell>
          <table:table-cell table:style-name="ce7" office:value-type="string" calcext:value-type="string">
            <text:p>Rv1484</text:p>
          </table:table-cell>
          <table:table-cell table:style-name="ce7" office:value-type="string" calcext:value-type="string">
            <text:p>inhA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Ser94Ala</text:p>
          </table:table-cell>
          <table:table-cell table:style-name="ce7" office:value-type="string" calcext:value-type="string">
            <text:p>tcg/gcg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isoniazid /ethion </text:p>
          </table:table-cell>
          <table:table-cell table:style-name="ce7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674782" calcext:value-type="float">
            <text:p>16747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484</text:p>
          </table:table-cell>
          <table:table-cell office:value-type="string" calcext:value-type="string">
            <text:p>inhA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le194Thr</text:p>
          </table:table-cell>
          <table:table-cell office:value-type="string" calcext:value-type="string">
            <text:p>atc/acc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isoniazid /ethion </text:p>
          </table:table-cell>
          <table:table-cell table:number-columns-repeated="1013"/>
        </table:table-row>
        <table:table-row table:style-name="ro1">
          <table:table-cell office:value-type="float" office:value="2102240" calcext:value-type="float">
            <text:p>21022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54c</text:p>
          </table:table-cell>
          <table:table-cell office:value-type="string" calcext:value-type="string">
            <text:p>nd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g268His</text:p>
          </table:table-cell>
          <table:table-cell office:value-type="string" calcext:value-type="string">
            <text:p>cgc/cac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isoniazid /ethion </text:p>
          </table:table-cell>
          <table:table-cell table:number-columns-repeated="1013"/>
        </table:table-row>
        <table:table-row table:style-name="ro1">
          <table:table-cell office:value-type="float" office:value="2102715" calcext:value-type="float">
            <text:p>21027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854c</text:p>
          </table:table-cell>
          <table:table-cell office:value-type="string" calcext:value-type="string">
            <text:p>nd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110Ala</text:p>
          </table:table-cell>
          <table:table-cell office:value-type="string" calcext:value-type="string">
            <text:p>acc/gc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isoniazid /ethion </text:p>
          </table:table-cell>
          <table:table-cell table:number-columns-repeated="1013"/>
        </table:table-row>
        <table:table-row table:style-name="ro1">
          <table:table-cell table:style-name="ce5" office:value-type="float" office:value="2155167" calcext:value-type="float">
            <text:p>215516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coding</text:p>
          </table:table-cell>
          <table:table-cell table:style-name="ce5" office:value-type="string" calcext:value-type="string">
            <text:p>Rv1908c</text:p>
          </table:table-cell>
          <table:table-cell table:style-name="ce5" office:value-type="string" calcext:value-type="string">
            <text:p>katG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er315Arg</text:p>
          </table:table-cell>
          <table:table-cell table:style-name="ce5" office:value-type="string" calcext:value-type="string">
            <text:p>agc/agg</text:p>
          </table:table-cell>
          <table:table-cell table:style-name="ce5" office:value-type="float" office:value="945" calcext:value-type="float">
            <text:p>945</text:p>
          </table:table-cell>
          <table:table-cell table:style-name="ce5" office:value-type="string" calcext:value-type="string">
            <text:p>isoniazid (INH)</text:p>
          </table:table-cell>
          <table:table-cell table:style-name="ce5"/>
          <table:table-cell table:style-name="ce6" table:number-columns-repeated="1012"/>
        </table:table-row>
        <table:table-row table:style-name="ro1">
          <table:table-cell table:style-name="ce5" office:value-type="float" office:value="2155167" calcext:value-type="float">
            <text:p>2155167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oding</text:p>
          </table:table-cell>
          <table:table-cell table:style-name="ce5" office:value-type="string" calcext:value-type="string">
            <text:p>Rv1908c</text:p>
          </table:table-cell>
          <table:table-cell table:style-name="ce5" office:value-type="string" calcext:value-type="string">
            <text:p>katG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er315Arg</text:p>
          </table:table-cell>
          <table:table-cell table:style-name="ce5" office:value-type="string" calcext:value-type="string">
            <text:p>agc/aga</text:p>
          </table:table-cell>
          <table:table-cell table:style-name="ce5" office:value-type="float" office:value="945" calcext:value-type="float">
            <text:p>945</text:p>
          </table:table-cell>
          <table:table-cell table:style-name="ce5" office:value-type="string" calcext:value-type="string">
            <text:p>isoniazid (INH)</text:p>
          </table:table-cell>
          <table:table-cell table:style-name="ce5"/>
          <table:table-cell table:style-name="ce6" table:number-columns-repeated="1012"/>
        </table:table-row>
        <table:table-row table:style-name="ro1">
          <table:table-cell table:style-name="ce5" office:value-type="float" office:value="2155168" calcext:value-type="float">
            <text:p>2155168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coding</text:p>
          </table:table-cell>
          <table:table-cell table:style-name="ce5" office:value-type="string" calcext:value-type="string">
            <text:p>Rv1908c</text:p>
          </table:table-cell>
          <table:table-cell table:style-name="ce5" office:value-type="string" calcext:value-type="string">
            <text:p>katG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er315Thr</text:p>
          </table:table-cell>
          <table:table-cell table:style-name="ce5" office:value-type="string" calcext:value-type="string">
            <text:p>agc/acc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string" calcext:value-type="string">
            <text:p>isoniazid (INH)</text:p>
          </table:table-cell>
          <table:table-cell table:style-name="ce5" office:value-type="string" calcext:value-type="string">
            <text:p>yes</text:p>
          </table:table-cell>
          <table:table-cell table:style-name="ce6" table:number-columns-repeated="1012"/>
        </table:table-row>
        <table:table-row table:style-name="ro1">
          <table:table-cell table:style-name="ce5" office:value-type="float" office:value="2155168" calcext:value-type="float">
            <text:p>2155168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oding</text:p>
          </table:table-cell>
          <table:table-cell table:style-name="ce5" office:value-type="string" calcext:value-type="string">
            <text:p>Rv1908c</text:p>
          </table:table-cell>
          <table:table-cell table:style-name="ce5" office:value-type="string" calcext:value-type="string">
            <text:p>katG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er315Asn</text:p>
          </table:table-cell>
          <table:table-cell table:style-name="ce5" office:value-type="string" calcext:value-type="string">
            <text:p>agc/aac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string" calcext:value-type="string">
            <text:p>isoniazid (INH)</text:p>
          </table:table-cell>
          <table:table-cell table:style-name="ce5" office:value-type="string" calcext:value-type="string">
            <text:p>yes</text:p>
          </table:table-cell>
          <table:table-cell table:style-name="ce6" table:number-columns-repeated="1012"/>
        </table:table-row>
        <table:table-row table:style-name="ro1">
          <table:table-cell table:style-name="ce5" office:value-type="float" office:value="2155168" calcext:value-type="float">
            <text:p>2155168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coding</text:p>
          </table:table-cell>
          <table:table-cell table:style-name="ce5" office:value-type="string" calcext:value-type="string">
            <text:p>Rv1908c</text:p>
          </table:table-cell>
          <table:table-cell table:style-name="ce5" office:value-type="string" calcext:value-type="string">
            <text:p>katG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er315Ile</text:p>
          </table:table-cell>
          <table:table-cell table:style-name="ce5" office:value-type="string" calcext:value-type="string">
            <text:p>agc/atc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string" calcext:value-type="string">
            <text:p>isoniazid (INH)</text:p>
          </table:table-cell>
          <table:table-cell table:style-name="ce5" office:value-type="string" calcext:value-type="string">
            <text:p>yes</text:p>
          </table:table-cell>
          <table:table-cell table:style-name="ce6" table:number-columns-repeated="1012"/>
        </table:table-row>
        <table:table-row table:style-name="ro1">
          <table:table-cell table:style-name="ce5" office:value-type="float" office:value="2155169" calcext:value-type="float">
            <text:p>215516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coding</text:p>
          </table:table-cell>
          <table:table-cell table:style-name="ce5" office:value-type="string" calcext:value-type="string">
            <text:p>Rv1908c</text:p>
          </table:table-cell>
          <table:table-cell table:style-name="ce5" office:value-type="string" calcext:value-type="string">
            <text:p>katG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er315Gly</text:p>
          </table:table-cell>
          <table:table-cell table:style-name="ce5" office:value-type="string" calcext:value-type="string">
            <text:p>agc/ggc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string" calcext:value-type="string">
            <text:p>isoniazid (INH)</text:p>
          </table:table-cell>
          <table:table-cell table:style-name="ce5" office:value-type="string" calcext:value-type="string">
            <text:p>yes</text:p>
          </table:table-cell>
          <table:table-cell table:style-name="ce6" table:number-columns-repeated="1012"/>
        </table:table-row>
        <table:table-row table:style-name="ro1">
          <table:table-cell office:value-type="float" office:value="2155206" calcext:value-type="float">
            <text:p>21552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302Arg</text:p>
          </table:table-cell>
          <table:table-cell office:value-type="string" calcext:value-type="string">
            <text:p>agc/agg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isoniazid (INH)</text:p>
          </table:table-cell>
          <table:table-cell table:number-columns-repeated="1013"/>
        </table:table-row>
        <table:table-row table:style-name="ro1">
          <table:table-cell office:value-type="float" office:value="2155212" calcext:value-type="float">
            <text:p>21552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300Cys</text:p>
          </table:table-cell>
          <table:table-cell office:value-type="string" calcext:value-type="string">
            <text:p>tgg/tgc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soniazid (INH)</text:p>
          </table:table-cell>
          <table:table-cell table:number-columns-repeated="1013"/>
        </table:table-row>
        <table:table-row table:style-name="ro1">
          <table:table-cell office:value-type="float" office:value="2155214" calcext:value-type="float">
            <text:p>21552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p300Gly</text:p>
          </table:table-cell>
          <table:table-cell office:value-type="string" calcext:value-type="string">
            <text:p>tgg/ggg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isoniazid (INH)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2155222" calcext:value-type="float">
            <text:p>21552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ly297Val</text:p>
          </table:table-cell>
          <table:table-cell office:value-type="string" calcext:value-type="string">
            <text:p>ggc/gtc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isoniazid (INH)</text:p>
          </table:table-cell>
          <table:table-cell table:number-columns-repeated="1013"/>
        </table:table-row>
        <table:table-row table:style-name="ro1">
          <table:table-cell office:value-type="float" office:value="2155289" calcext:value-type="float">
            <text:p>2155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r275Pro</text:p>
          </table:table-cell>
          <table:table-cell office:value-type="string" calcext:value-type="string">
            <text:p>acc/ccc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isoniazid (INH)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2155699" calcext:value-type="float">
            <text:p>2155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Rv1908c</text:p>
          </table:table-cell>
          <table:table-cell office:value-type="string" calcext:value-type="string">
            <text:p>kat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n138Ser</text:p>
          </table:table-cell>
          <table:table-cell office:value-type="string" calcext:value-type="string">
            <text:p>aac/agc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soniazid (INH)</text:p>
          </table:table-cell>
          <table:table-cell table:number-columns-repeated="1013"/>
        </table:table-row>
        <table:table-row table:style-name="ro1">
          <table:table-cell office:value-type="float" office:value="2726136" calcext:value-type="float">
            <text:p>27261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428</text:p>
          </table:table-cell>
          <table:table-cell office:value-type="string" calcext:value-type="string">
            <text:p>ahp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isoniazid (INH)</text:p>
          </table:table-cell>
          <table:table-cell table:number-columns-repeated="1013"/>
        </table:table-row>
        <table:table-row table:style-name="ro1">
          <table:table-cell office:value-type="float" office:value="2726145" calcext:value-type="float">
            <text:p>2726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Rv2428</text:p>
          </table:table-cell>
          <table:table-cell office:value-type="string" calcext:value-type="string">
            <text:p>ahp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isoniazid (INH)</text:p>
          </table:table-cell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silist.N1:Resilist.N3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landscape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Usuario</meta:initial-creator>
    <dc:date>2019-06-11T10:05:37.097346110</dc:date>
    <meta:print-date>2018-01-31T10:18:41Z</meta:print-date>
    <meta:editing-duration>PT7M10S</meta:editing-duration>
    <meta:editing-cycles>2</meta:editing-cycles>
    <meta:document-statistic meta:table-count="2" meta:cell-count="8456" meta:object-count="0"/>
  </office:meta>
</office:document-meta>
</file>